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style:line-height-at-least="0.1979in" fo:background-color="#1E1E1E"/>
    </style:style>
    <style:style style:name="T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4" style:parent-style-name="Normal" style:family="paragraph">
      <style:paragraph-properties fo:margin-bottom="0in" style:line-height-at-least="0.1979in" fo:background-color="#1E1E1E"/>
    </style:style>
    <style:style style:name="T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6" style:parent-style-name="Normal" style:family="paragraph">
      <style:paragraph-properties fo:margin-bottom="0in" style:line-height-at-least="0.1979in" fo:background-color="#1E1E1E"/>
    </style:style>
    <style:style style:name="T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9" style:parent-style-name="Normal" style:family="paragraph">
      <style:paragraph-properties fo:margin-bottom="0in" style:line-height-at-least="0.1979in" fo:background-color="#1E1E1E"/>
    </style:style>
    <style:style style:name="T1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2" style:parent-style-name="Normal" style:family="paragraph">
      <style:paragraph-properties fo:margin-bottom="0in" style:line-height-at-least="0.1979in" fo:background-color="#1E1E1E"/>
    </style:style>
    <style:style style:name="T1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6" style:parent-style-name="Normal" style:family="paragraph">
      <style:paragraph-properties fo:margin-bottom="0in" style:line-height-at-least="0.1979in" fo:background-color="#1E1E1E"/>
    </style:style>
    <style:style style:name="T1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1" style:parent-style-name="Normal" style:family="paragraph">
      <style:paragraph-properties fo:margin-bottom="0in" style:line-height-at-least="0.1979in" fo:background-color="#1E1E1E"/>
    </style:style>
    <style:style style:name="T2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5"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6"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7" style:parent-style-name="Normal" style:family="paragraph">
      <style:paragraph-properties fo:margin-bottom="0in" style:line-height-at-least="0.1979in" fo:background-color="#1E1E1E"/>
    </style:style>
    <style:style style:name="T28"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2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3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31" style:parent-style-name="Normal" style:family="paragraph">
      <style:paragraph-properties fo:margin-bottom="0in" style:line-height-at-least="0.1979in" fo:background-color="#1E1E1E"/>
    </style:style>
    <style:style style:name="T3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3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3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35" style:parent-style-name="Normal" style:family="paragraph">
      <style:paragraph-properties fo:margin-bottom="0in" style:line-height-at-least="0.1979in" fo:background-color="#1E1E1E"/>
    </style:style>
    <style:style style:name="T3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3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3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3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40" style:parent-style-name="Normal" style:family="paragraph">
      <style:paragraph-properties fo:margin-bottom="0in" style:line-height-at-least="0.1979in" fo:background-color="#1E1E1E"/>
    </style:style>
    <style:style style:name="T4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4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4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44" style:parent-style-name="Normal" style:family="paragraph">
      <style:paragraph-properties fo:margin-bottom="0in" style:line-height-at-least="0.1979in" fo:background-color="#1E1E1E"/>
    </style:style>
    <style:style style:name="T4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4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47"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48" style:parent-style-name="Normal" style:family="paragraph">
      <style:paragraph-properties fo:margin-bottom="0in" style:line-height-at-least="0.1979in" fo:background-color="#1E1E1E"/>
    </style:style>
    <style:style style:name="T4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50" style:parent-style-name="Normal" style:family="paragraph">
      <style:paragraph-properties fo:margin-bottom="0in" style:line-height-at-least="0.1979in" fo:background-color="#1E1E1E"/>
    </style:style>
    <style:style style:name="T5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5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55" style:parent-style-name="Normal" style:family="paragraph">
      <style:paragraph-properties fo:margin-bottom="0in" style:line-height-at-least="0.1979in" fo:background-color="#1E1E1E"/>
    </style:style>
    <style:style style:name="T5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5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59" style:parent-style-name="Normal" style:family="paragraph">
      <style:paragraph-properties fo:margin-bottom="0in" style:line-height-at-least="0.1979in" fo:background-color="#1E1E1E"/>
    </style:style>
    <style:style style:name="T6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6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62" style:parent-style-name="Normal" style:family="paragraph">
      <style:paragraph-properties fo:margin-bottom="0in" style:line-height-at-least="0.1979in" fo:background-color="#1E1E1E"/>
    </style:style>
    <style:style style:name="T6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6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6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6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67" style:parent-style-name="Normal" style:family="paragraph">
      <style:paragraph-properties fo:margin-bottom="0in" style:line-height-at-least="0.1979in" fo:background-color="#1E1E1E"/>
    </style:style>
    <style:style style:name="T6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6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7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71"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72" style:parent-style-name="Normal" style:family="paragraph">
      <style:paragraph-properties fo:margin-bottom="0in" style:line-height-at-least="0.1979in" fo:background-color="#1E1E1E"/>
    </style:style>
    <style:style style:name="T7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7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7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76" style:parent-style-name="Normal" style:family="paragraph">
      <style:paragraph-properties fo:margin-bottom="0in" style:line-height-at-least="0.1979in" fo:background-color="#1E1E1E"/>
    </style:style>
    <style:style style:name="T7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7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7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80"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81" style:parent-style-name="Normal" style:family="paragraph">
      <style:paragraph-properties fo:margin-bottom="0in" style:line-height-at-least="0.1979in" fo:background-color="#1E1E1E"/>
    </style:style>
    <style:style style:name="T8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8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84" style:parent-style-name="Normal" style:family="paragraph">
      <style:paragraph-properties fo:margin-bottom="0in" style:line-height-at-least="0.1979in" fo:background-color="#1E1E1E"/>
    </style:style>
    <style:style style:name="T8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8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8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88"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89" style:parent-style-name="Normal" style:family="paragraph">
      <style:paragraph-properties fo:margin-bottom="0in" style:line-height-at-least="0.1979in" fo:background-color="#1E1E1E"/>
    </style:style>
    <style:style style:name="T9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9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9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93" style:parent-style-name="Normal" style:family="paragraph">
      <style:paragraph-properties fo:margin-bottom="0in" style:line-height-at-least="0.1979in" fo:background-color="#1E1E1E"/>
    </style:style>
    <style:style style:name="T9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9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96"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97" style:parent-style-name="Normal" style:family="paragraph">
      <style:paragraph-properties fo:margin-bottom="0in" style:line-height-at-least="0.1979in" fo:background-color="#1E1E1E"/>
    </style:style>
    <style:style style:name="T98"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9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00" style:parent-style-name="Normal" style:family="paragraph">
      <style:paragraph-properties fo:margin-bottom="0in" style:line-height-at-least="0.1979in" fo:background-color="#1E1E1E"/>
    </style:style>
    <style:style style:name="T10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0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04" style:parent-style-name="Normal" style:family="paragraph">
      <style:paragraph-properties fo:margin-bottom="0in" style:line-height-at-least="0.1979in" fo:background-color="#1E1E1E"/>
    </style:style>
    <style:style style:name="T10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0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08" style:parent-style-name="Normal" style:family="paragraph">
      <style:paragraph-properties fo:margin-bottom="0in" style:line-height-at-least="0.1979in" fo:background-color="#1E1E1E"/>
    </style:style>
    <style:style style:name="T10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1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1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12" style:parent-style-name="Normal" style:family="paragraph">
      <style:paragraph-properties fo:margin-bottom="0in" style:line-height-at-least="0.1979in" fo:background-color="#1E1E1E"/>
    </style:style>
    <style:style style:name="T11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1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1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16" style:parent-style-name="Normal" style:family="paragraph">
      <style:paragraph-properties fo:margin-bottom="0in" style:line-height-at-least="0.1979in" fo:background-color="#1E1E1E"/>
    </style:style>
    <style:style style:name="T11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1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19" style:parent-style-name="Normal" style:family="paragraph">
      <style:paragraph-properties fo:margin-bottom="0in" style:line-height-at-least="0.1979in" fo:background-color="#1E1E1E"/>
    </style:style>
    <style:style style:name="T12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2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2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23"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24" style:parent-style-name="Normal" style:family="paragraph">
      <style:paragraph-properties fo:margin-bottom="0in" style:line-height-at-least="0.1979in" fo:background-color="#1E1E1E"/>
    </style:style>
    <style:style style:name="T125"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12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27" style:parent-style-name="Normal" style:family="paragraph">
      <style:paragraph-properties fo:margin-bottom="0in" style:line-height-at-least="0.1979in" fo:background-color="#1E1E1E"/>
    </style:style>
    <style:style style:name="T12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2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3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3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32" style:parent-style-name="Normal" style:family="paragraph">
      <style:paragraph-properties fo:margin-bottom="0in" style:line-height-at-least="0.1979in" fo:background-color="#1E1E1E"/>
    </style:style>
    <style:style style:name="T13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3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3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36"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37" style:parent-style-name="Normal" style:family="paragraph">
      <style:paragraph-properties fo:margin-bottom="0in" style:line-height-at-least="0.1979in" fo:background-color="#1E1E1E"/>
    </style:style>
    <style:style style:name="T13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39" style:parent-style-name="Normal" style:family="paragraph">
      <style:paragraph-properties fo:margin-bottom="0in" style:line-height-at-least="0.1979in" fo:background-color="#1E1E1E"/>
    </style:style>
    <style:style style:name="T14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4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4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43" style:parent-style-name="Normal" style:family="paragraph">
      <style:paragraph-properties fo:margin-bottom="0in" style:line-height-at-least="0.1979in" fo:background-color="#1E1E1E"/>
    </style:style>
    <style:style style:name="T14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4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4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47"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48" style:parent-style-name="Normal" style:family="paragraph">
      <style:paragraph-properties fo:margin-bottom="0in" style:line-height-at-least="0.1979in" fo:background-color="#1E1E1E"/>
    </style:style>
    <style:style style:name="T149"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15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51"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52" style:parent-style-name="Normal" style:family="paragraph">
      <style:paragraph-properties fo:margin-bottom="0in" style:line-height-at-least="0.1979in" fo:background-color="#1E1E1E"/>
    </style:style>
    <style:style style:name="T15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54"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15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5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57" style:parent-style-name="Normal" style:family="paragraph">
      <style:paragraph-properties fo:margin-bottom="0in" style:line-height-at-least="0.1979in" fo:background-color="#1E1E1E"/>
    </style:style>
    <style:style style:name="T15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59"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16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6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62" style:parent-style-name="Normal" style:family="paragraph">
      <style:paragraph-properties fo:margin-bottom="0in" style:line-height-at-least="0.1979in" fo:background-color="#1E1E1E"/>
    </style:style>
    <style:style style:name="T16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6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65" style:parent-style-name="Normal" style:family="paragraph">
      <style:paragraph-properties fo:margin-bottom="0in" style:line-height-at-least="0.1979in" fo:background-color="#1E1E1E"/>
    </style:style>
    <style:style style:name="T16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6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68" style:parent-style-name="Normal" style:family="paragraph">
      <style:paragraph-properties fo:margin-bottom="0in" style:line-height-at-least="0.1979in" fo:background-color="#1E1E1E"/>
    </style:style>
    <style:style style:name="T16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7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7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72" style:parent-style-name="Normal" style:family="paragraph">
      <style:paragraph-properties fo:margin-bottom="0in" style:line-height-at-least="0.1979in" fo:background-color="#1E1E1E"/>
    </style:style>
    <style:style style:name="T17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7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7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76" style:parent-style-name="Normal" style:family="paragraph">
      <style:paragraph-properties fo:margin-bottom="0in" style:line-height-at-least="0.1979in" fo:background-color="#1E1E1E"/>
    </style:style>
    <style:style style:name="T17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7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79"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80" style:parent-style-name="Normal" style:family="paragraph">
      <style:paragraph-properties fo:margin-bottom="0in" style:line-height-at-least="0.1979in" fo:background-color="#1E1E1E"/>
    </style:style>
    <style:style style:name="T18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8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83"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84" style:parent-style-name="Normal" style:family="paragraph">
      <style:paragraph-properties fo:margin-bottom="0in" style:line-height-at-least="0.1979in" fo:background-color="#1E1E1E"/>
    </style:style>
    <style:style style:name="T18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8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87" style:parent-style-name="Normal" style:family="paragraph">
      <style:paragraph-properties fo:margin-bottom="0in" style:line-height-at-least="0.1979in" fo:background-color="#1E1E1E"/>
    </style:style>
    <style:style style:name="T18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89" style:parent-style-name="Normal" style:family="paragraph">
      <style:paragraph-properties fo:margin-bottom="0in" style:line-height-at-least="0.1979in" fo:background-color="#1E1E1E"/>
    </style:style>
    <style:style style:name="T19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9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9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93"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94" style:parent-style-name="Normal" style:family="paragraph">
      <style:paragraph-properties fo:margin-bottom="0in" style:line-height-at-least="0.1979in" fo:background-color="#1E1E1E"/>
    </style:style>
    <style:style style:name="T195"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19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97" style:parent-style-name="Normal" style:family="paragraph">
      <style:paragraph-properties fo:margin-bottom="0in" style:line-height-at-least="0.1979in" fo:background-color="#1E1E1E"/>
    </style:style>
    <style:style style:name="T19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9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00" style:parent-style-name="Normal" style:family="paragraph">
      <style:paragraph-properties fo:margin-bottom="0in" style:line-height-at-least="0.1979in" fo:background-color="#1E1E1E"/>
    </style:style>
    <style:style style:name="T20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0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03" style:parent-style-name="Normal" style:family="paragraph">
      <style:paragraph-properties fo:margin-bottom="0in" style:line-height-at-least="0.1979in" fo:background-color="#1E1E1E"/>
    </style:style>
    <style:style style:name="T20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05"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20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07" style:parent-style-name="Normal" style:family="paragraph">
      <style:paragraph-properties fo:margin-bottom="0in" style:line-height-at-least="0.1979in" fo:background-color="#1E1E1E"/>
    </style:style>
    <style:style style:name="T20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0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10" style:parent-style-name="Normal" style:family="paragraph">
      <style:paragraph-properties fo:margin-bottom="0in" style:line-height-at-least="0.1979in" fo:background-color="#1E1E1E"/>
    </style:style>
    <style:style style:name="T21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1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13" style:parent-style-name="Normal" style:family="paragraph">
      <style:paragraph-properties fo:margin-bottom="0in" style:line-height-at-least="0.1979in" fo:background-color="#1E1E1E"/>
    </style:style>
    <style:style style:name="T21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1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16" style:parent-style-name="Normal" style:family="paragraph">
      <style:paragraph-properties fo:margin-bottom="0in" style:line-height-at-least="0.1979in" fo:background-color="#1E1E1E"/>
    </style:style>
    <style:style style:name="T21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1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19"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20" style:parent-style-name="Normal" style:family="paragraph">
      <style:paragraph-properties fo:margin-bottom="0in" style:line-height-at-least="0.1979in" fo:background-color="#1E1E1E"/>
    </style:style>
    <style:style style:name="T22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2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23"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24" style:parent-style-name="Normal" style:family="paragraph">
      <style:paragraph-properties fo:margin-bottom="0in" style:line-height-at-least="0.1979in" fo:background-color="#1E1E1E"/>
    </style:style>
    <style:style style:name="T225"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22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27" style:parent-style-name="Normal" style:family="paragraph">
      <style:paragraph-properties fo:margin-bottom="0in" style:line-height-at-least="0.1979in" fo:background-color="#1E1E1E"/>
    </style:style>
    <style:style style:name="T22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2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3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31" style:parent-style-name="Normal" style:family="paragraph">
      <style:paragraph-properties fo:margin-bottom="0in" style:line-height-at-least="0.1979in" fo:background-color="#1E1E1E"/>
    </style:style>
    <style:style style:name="T23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3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34"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35" style:parent-style-name="Normal" style:family="paragraph">
      <style:paragraph-properties fo:margin-bottom="0in" style:line-height-at-least="0.1979in" fo:background-color="#1E1E1E"/>
    </style:style>
    <style:style style:name="T236"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23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38" style:parent-style-name="Normal" style:family="paragraph">
      <style:paragraph-properties fo:margin-bottom="0in" style:line-height-at-least="0.1979in" fo:background-color="#1E1E1E"/>
    </style:style>
    <style:style style:name="T23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4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4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4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43" style:parent-style-name="Normal" style:family="paragraph">
      <style:paragraph-properties fo:margin-bottom="0in" style:line-height-at-least="0.1979in" fo:background-color="#1E1E1E"/>
    </style:style>
    <style:style style:name="T24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4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46"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47" style:parent-style-name="Normal" style:family="paragraph">
      <style:paragraph-properties fo:margin-bottom="0in" style:line-height-at-least="0.1979in" fo:background-color="#1E1E1E"/>
    </style:style>
    <style:style style:name="T248"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24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5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5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52" style:parent-style-name="Normal" style:family="paragraph">
      <style:paragraph-properties fo:margin-bottom="0in" style:line-height-at-least="0.1979in" fo:background-color="#1E1E1E"/>
    </style:style>
    <style:style style:name="T25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5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5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56" style:parent-style-name="Normal" style:family="paragraph">
      <style:paragraph-properties fo:margin-bottom="0in" style:line-height-at-least="0.1979in" fo:background-color="#1E1E1E"/>
    </style:style>
    <style:style style:name="T25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5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59"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60" style:parent-style-name="Normal" style:family="paragraph">
      <style:paragraph-properties fo:margin-bottom="0in" style:line-height-at-least="0.1979in" fo:background-color="#1E1E1E"/>
    </style:style>
    <style:style style:name="T261"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26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6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6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65" style:parent-style-name="Normal" style:family="paragraph">
      <style:paragraph-properties fo:margin-bottom="0in" style:line-height-at-least="0.1979in" fo:background-color="#1E1E1E"/>
    </style:style>
    <style:style style:name="T26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6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6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69" style:parent-style-name="Normal" style:family="paragraph">
      <style:paragraph-properties fo:margin-bottom="0in" style:line-height-at-least="0.1979in" fo:background-color="#1E1E1E"/>
    </style:style>
    <style:style style:name="T27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7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7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73"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74" style:parent-style-name="Normal" style:family="paragraph">
      <style:paragraph-properties fo:margin-bottom="0in" style:line-height-at-least="0.1979in" fo:background-color="#1E1E1E"/>
    </style:style>
    <style:style style:name="T275"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27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77" style:parent-style-name="Normal" style:family="paragraph">
      <style:paragraph-properties fo:margin-bottom="0in" style:line-height-at-least="0.1979in" fo:background-color="#1E1E1E"/>
    </style:style>
    <style:style style:name="T278"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27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8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81" style:parent-style-name="Normal" style:family="paragraph">
      <style:paragraph-properties fo:margin-bottom="0in" style:line-height-at-least="0.1979in" fo:background-color="#1E1E1E"/>
    </style:style>
    <style:style style:name="T28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83"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84" style:parent-style-name="Normal" style:family="paragraph">
      <style:paragraph-properties fo:margin-bottom="0in" style:line-height-at-least="0.1979in" fo:background-color="#1E1E1E"/>
    </style:style>
    <style:style style:name="T28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86" style:parent-style-name="Normal" style:family="paragraph">
      <style:paragraph-properties fo:margin-bottom="0in" style:line-height-at-least="0.1979in" fo:background-color="#1E1E1E"/>
    </style:style>
    <style:style style:name="T28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88" style:parent-style-name="Normal" style:family="paragraph">
      <style:paragraph-properties fo:margin-bottom="0in" style:line-height-at-least="0.1979in" fo:background-color="#1E1E1E"/>
    </style:style>
    <style:style style:name="T28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9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91" style:parent-style-name="Normal" style:family="paragraph">
      <style:paragraph-properties fo:margin-bottom="0in" style:line-height-at-least="0.1979in" fo:background-color="#1E1E1E"/>
    </style:style>
    <style:style style:name="T29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93" style:parent-style-name="Normal" style:family="paragraph">
      <style:paragraph-properties fo:margin-bottom="0.1666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94" style:parent-style-name="Normal" style:family="paragraph">
      <style:paragraph-properties fo:margin-bottom="0in" style:line-height-at-least="0.1979in" fo:background-color="#1E1E1E"/>
    </style:style>
    <style:style style:name="T29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96" style:parent-style-name="Normal" style:family="paragraph">
      <style:paragraph-properties fo:margin-bottom="0in" style:line-height-at-least="0.1979in" fo:background-color="#1E1E1E"/>
    </style:style>
    <style:style style:name="T29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9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9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300"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301" style:parent-style-name="Normal" style:family="paragraph">
      <style:paragraph-properties fo:margin-bottom="0in" style:line-height-at-least="0.1979in" fo:background-color="#1E1E1E"/>
    </style:style>
    <style:style style:name="T30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30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304" style:parent-style-name="Normal" style:family="paragraph">
      <style:paragraph-properties fo:margin-bottom="0in" style:line-height-at-least="0.1979in" fo:background-color="#1E1E1E"/>
    </style:style>
    <style:style style:name="T30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30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307"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308" style:parent-style-name="Normal" style:family="paragraph">
      <style:paragraph-properties fo:margin-bottom="0in" style:line-height-at-least="0.1979in" fo:background-color="#1E1E1E"/>
    </style:style>
    <style:style style:name="T30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310" style:parent-style-name="Normal" style:family="paragraph">
      <style:paragraph-properties fo:margin-bottom="0in" style:line-height-at-least="0.1979in" fo:background-color="#1E1E1E"/>
    </style:style>
    <style:style style:name="T311" style:parent-style-name="DefaultParagraphFont" style:family="text">
      <style:text-properties style:font-name="Consolas" style:font-name-asian="Times New Roman" fo:color="#6A9955" fo:font-size="10.5pt" style:font-size-asian="10.5pt" style:font-size-complex="10.5pt" style:language-asian="en" style:country-asian="GB"/>
    </style:style>
    <style:style style:name="P312" style:parent-style-name="Normal" style:family="paragraph">
      <style:paragraph-properties fo:margin-bottom="0in" style:line-height-at-least="0.1979in" fo:background-color="#1E1E1E"/>
    </style:style>
    <style:style style:name="T313" style:parent-style-name="DefaultParagraphFont" style:family="text">
      <style:text-properties style:font-name="Consolas" style:font-name-asian="Times New Roman" fo:color="#6A9955" fo:font-size="10.5pt" style:font-size-asian="10.5pt" style:font-size-complex="10.5pt" style:language-asian="en" style:country-asian="GB"/>
    </style:style>
    <style:style style:name="P314" style:parent-style-name="Normal" style:family="paragraph">
      <style:paragraph-properties fo:margin-bottom="0in" style:line-height-at-least="0.1979in" fo:background-color="#1E1E1E"/>
    </style:style>
    <style:style style:name="T31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316" style:parent-style-name="Normal" style:family="paragraph">
      <style:paragraph-properties fo:margin-bottom="0in" style:line-height-at-least="0.1979in" fo:background-color="#1E1E1E"/>
    </style:style>
    <style:style style:name="T31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318" style:parent-style-name="Normal" style:family="paragraph">
      <style:paragraph-properties fo:margin-bottom="0in" style:line-height-at-least="0.1979in" fo:background-color="#1E1E1E"/>
    </style:style>
    <style:style style:name="T31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320" style:parent-style-name="Normal" style:family="paragraph">
      <style:paragraph-properties fo:margin-bottom="0in" style:line-height-at-least="0.1979in" fo:background-color="#1E1E1E"/>
    </style:style>
    <style:style style:name="T32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322" style:parent-style-name="Normal" style:family="paragraph">
      <style:paragraph-properties fo:margin-bottom="0in" style:line-height-at-least="0.1979in" fo:background-color="#1E1E1E"/>
    </style:style>
    <style:style style:name="T32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32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325" style:parent-style-name="Normal" style:family="paragraph">
      <style:paragraph-properties fo:margin-bottom="0in" style:line-height-at-least="0.1979in" fo:background-color="#1E1E1E"/>
    </style:style>
    <style:style style:name="T32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327" style:parent-style-name="Normal" style:family="paragraph">
      <style:paragraph-properties fo:margin-bottom="0in" style:line-height-at-least="0.1979in" fo:background-color="#1E1E1E"/>
    </style:style>
    <style:style style:name="T32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32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330"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331" style:parent-style-name="Normal" style:family="paragraph">
      <style:paragraph-properties fo:margin-bottom="0.1666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332" style:parent-style-name="Normal" style:family="paragraph">
      <style:paragraph-properties fo:margin-bottom="0in" style:line-height-at-least="0.1979in" fo:background-color="#1E1E1E"/>
    </style:style>
    <style:style style:name="T33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334"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335" style:parent-style-name="Normal" style:family="paragraph">
      <style:paragraph-properties fo:margin-bottom="0in" style:line-height-at-least="0.1979in" fo:background-color="#1E1E1E"/>
    </style:style>
    <style:style style:name="T33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33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338"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339" style:parent-style-name="Normal" style:family="paragraph">
      <style:paragraph-properties fo:margin-bottom="0in" style:line-height-at-least="0.1979in" fo:background-color="#1E1E1E"/>
    </style:style>
    <style:style style:name="T34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34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342" style:parent-style-name="Normal" style:family="paragraph">
      <style:paragraph-properties fo:margin-bottom="0in" style:line-height-at-least="0.1979in" fo:background-color="#1E1E1E"/>
    </style:style>
    <style:style style:name="T34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34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345" style:parent-style-name="Normal" style:family="paragraph">
      <style:paragraph-properties fo:margin-bottom="0in" style:line-height-at-least="0.1979in" fo:background-color="#1E1E1E"/>
    </style:style>
    <style:style style:name="T34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34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348" style:parent-style-name="Normal" style:family="paragraph">
      <style:paragraph-properties fo:margin-bottom="0in" style:line-height-at-least="0.1979in" fo:background-color="#1E1E1E"/>
    </style:style>
    <style:style style:name="T34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350"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351" style:parent-style-name="Normal" style:family="paragraph">
      <style:paragraph-properties fo:margin-bottom="0in" style:line-height-at-least="0.1979in" fo:background-color="#1E1E1E"/>
    </style:style>
    <style:style style:name="T35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35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354" style:parent-style-name="Normal" style:family="paragraph">
      <style:paragraph-properties fo:margin-bottom="0in" style:line-height-at-least="0.1979in" fo:background-color="#1E1E1E"/>
    </style:style>
    <style:style style:name="T35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35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35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358" style:parent-style-name="Normal" style:family="paragraph">
      <style:paragraph-properties fo:margin-bottom="0in" style:line-height-at-least="0.1979in" fo:background-color="#1E1E1E"/>
    </style:style>
    <style:style style:name="T35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36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361" style:parent-style-name="Normal" style:family="paragraph">
      <style:paragraph-properties fo:margin-bottom="0in" style:line-height-at-least="0.1979in" fo:background-color="#1E1E1E"/>
    </style:style>
    <style:style style:name="T36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36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364"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365" style:parent-style-name="Normal" style:family="paragraph">
      <style:paragraph-properties fo:margin-bottom="0in" style:line-height-at-least="0.1979in" fo:background-color="#1E1E1E"/>
    </style:style>
    <style:style style:name="T36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36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368" style:parent-style-name="Normal" style:family="paragraph">
      <style:paragraph-properties fo:margin-bottom="0in" style:line-height-at-least="0.1979in" fo:background-color="#1E1E1E"/>
    </style:style>
    <style:style style:name="T36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37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371" style:parent-style-name="Normal" style:family="paragraph">
      <style:paragraph-properties fo:margin-bottom="0.1666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372" style:parent-style-name="Normal" style:family="paragraph">
      <style:paragraph-properties fo:margin-bottom="0in" style:line-height-at-least="0.1979in" fo:background-color="#1E1E1E"/>
    </style:style>
    <style:style style:name="T373" style:parent-style-name="DefaultParagraphFont" style:family="text">
      <style:text-properties style:font-name="Consolas" style:font-name-asian="Times New Roman" fo:color="#6A9955" fo:font-size="10.5pt" style:font-size-asian="10.5pt" style:font-size-complex="10.5pt" style:language-asian="en" style:country-asian="GB"/>
    </style:style>
    <style:style style:name="P374" style:parent-style-name="Normal" style:family="paragraph">
      <style:paragraph-properties fo:margin-bottom="0in" style:line-height-at-least="0.1979in" fo:background-color="#1E1E1E"/>
    </style:style>
    <style:style style:name="T375" style:parent-style-name="DefaultParagraphFont" style:family="text">
      <style:text-properties style:font-name="Consolas" style:font-name-asian="Times New Roman" fo:color="#6A9955" fo:font-size="10.5pt" style:font-size-asian="10.5pt" style:font-size-complex="10.5pt" style:language-asian="en" style:country-asian="GB"/>
    </style:style>
    <style:style style:name="P376" style:parent-style-name="Normal" style:family="paragraph">
      <style:paragraph-properties fo:margin-bottom="0in" style:line-height-at-least="0.1979in" fo:background-color="#1E1E1E"/>
    </style:style>
    <style:style style:name="T37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37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379" style:parent-style-name="Normal" style:family="paragraph">
      <style:paragraph-properties fo:margin-bottom="0in" style:line-height-at-least="0.1979in" fo:background-color="#1E1E1E"/>
    </style:style>
    <style:style style:name="T38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381" style:parent-style-name="Normal" style:family="paragraph">
      <style:paragraph-properties fo:margin-bottom="0in" style:line-height-at-least="0.1979in" fo:background-color="#1E1E1E"/>
    </style:style>
    <style:style style:name="T38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383" style:parent-style-name="Normal" style:family="paragraph">
      <style:paragraph-properties fo:margin-bottom="0in" style:line-height-at-least="0.1979in" fo:background-color="#1E1E1E"/>
    </style:style>
    <style:style style:name="T38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38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386" style:parent-style-name="Normal" style:family="paragraph">
      <style:paragraph-properties fo:margin-bottom="0in" style:line-height-at-least="0.1979in" fo:background-color="#1E1E1E"/>
    </style:style>
    <style:style style:name="T38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388" style:parent-style-name="Normal" style:family="paragraph">
      <style:paragraph-properties fo:margin-bottom="0.1666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389" style:parent-style-name="Normal" style:family="paragraph">
      <style:paragraph-properties fo:margin-bottom="0in" style:line-height-at-least="0.1979in" fo:background-color="#1E1E1E"/>
    </style:style>
    <style:style style:name="T39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391" style:parent-style-name="Normal" style:family="paragraph">
      <style:paragraph-properties fo:margin-bottom="0in" style:line-height-at-least="0.1979in" fo:background-color="#1E1E1E"/>
    </style:style>
    <style:style style:name="T39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393"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394" style:parent-style-name="Normal" style:family="paragraph">
      <style:paragraph-properties fo:margin-bottom="0in" style:line-height-at-least="0.1979in" fo:background-color="#1E1E1E"/>
    </style:style>
    <style:style style:name="T395"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39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397" style:parent-style-name="Normal" style:family="paragraph">
      <style:paragraph-properties fo:margin-bottom="0in" style:line-height-at-least="0.1979in" fo:background-color="#1E1E1E"/>
    </style:style>
    <style:style style:name="T39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399"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400" style:parent-style-name="Normal" style:family="paragraph">
      <style:paragraph-properties fo:margin-bottom="0in" style:line-height-at-least="0.1979in" fo:background-color="#1E1E1E"/>
    </style:style>
    <style:style style:name="T40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402" style:parent-style-name="Normal" style:family="paragraph">
      <style:paragraph-properties fo:margin-bottom="0in" style:line-height-at-least="0.1979in" fo:background-color="#1E1E1E"/>
    </style:style>
    <style:style style:name="T403"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40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40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40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407" style:parent-style-name="Normal" style:family="paragraph">
      <style:paragraph-properties fo:margin-bottom="0in" style:line-height-at-least="0.1979in" fo:background-color="#1E1E1E"/>
    </style:style>
    <style:style style:name="T40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40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41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41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412" style:parent-style-name="Normal" style:family="paragraph">
      <style:paragraph-properties fo:margin-bottom="0in" style:line-height-at-least="0.1979in" fo:background-color="#1E1E1E"/>
    </style:style>
    <style:style style:name="T41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41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41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416" style:parent-style-name="Normal" style:family="paragraph">
      <style:paragraph-properties fo:margin-bottom="0in" style:line-height-at-least="0.1979in" fo:background-color="#1E1E1E"/>
    </style:style>
    <style:style style:name="T41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41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419" style:parent-style-name="Normal" style:family="paragraph">
      <style:paragraph-properties fo:margin-bottom="0in" style:line-height-at-least="0.1979in" fo:background-color="#1E1E1E"/>
    </style:style>
    <style:style style:name="T42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421" style:parent-style-name="Normal" style:family="paragraph">
      <style:paragraph-properties fo:margin-bottom="0in" style:line-height-at-least="0.1979in" fo:background-color="#1E1E1E"/>
    </style:style>
    <style:style style:name="T42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42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424" style:parent-style-name="Normal" style:family="paragraph">
      <style:paragraph-properties fo:margin-bottom="0in" style:line-height-at-least="0.1979in" fo:background-color="#1E1E1E"/>
    </style:style>
    <style:style style:name="T425"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42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427" style:parent-style-name="Normal" style:family="paragraph">
      <style:paragraph-properties fo:margin-bottom="0in" style:line-height-at-least="0.1979in" fo:background-color="#1E1E1E"/>
    </style:style>
    <style:style style:name="T42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429" style:parent-style-name="Normal" style:family="paragraph">
      <style:paragraph-properties fo:margin-bottom="0in" style:line-height-at-least="0.1979in" fo:background-color="#1E1E1E"/>
    </style:style>
    <style:style style:name="T43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43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432" style:parent-style-name="Normal" style:family="paragraph">
      <style:paragraph-properties fo:margin-bottom="0.1666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433" style:parent-style-name="Normal" style:family="paragraph">
      <style:paragraph-properties fo:margin-bottom="0in" style:line-height-at-least="0.1979in" fo:background-color="#1E1E1E"/>
    </style:style>
    <style:style style:name="T434"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43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43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437" style:parent-style-name="Normal" style:family="paragraph">
      <style:paragraph-properties fo:margin-bottom="0in" style:line-height-at-least="0.1979in" fo:background-color="#1E1E1E"/>
    </style:style>
    <style:style style:name="T43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43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440" style:parent-style-name="Normal" style:family="paragraph">
      <style:paragraph-properties fo:margin-bottom="0in" style:line-height-at-least="0.1979in" fo:background-color="#1E1E1E"/>
    </style:style>
    <style:style style:name="T44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44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443"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444" style:parent-style-name="Normal" style:family="paragraph">
      <style:paragraph-properties fo:margin-bottom="0in" style:line-height-at-least="0.1979in" fo:background-color="#1E1E1E"/>
    </style:style>
    <style:style style:name="T445"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44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44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44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44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450" style:parent-style-name="Normal" style:family="paragraph">
      <style:paragraph-properties fo:margin-bottom="0in" style:line-height-at-least="0.1979in" fo:background-color="#1E1E1E"/>
    </style:style>
    <style:style style:name="T45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452"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45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45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45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456" style:parent-style-name="Normal" style:family="paragraph">
      <style:paragraph-properties fo:margin-bottom="0in" style:line-height-at-least="0.1979in" fo:background-color="#1E1E1E"/>
    </style:style>
    <style:style style:name="T45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45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45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460"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461" style:parent-style-name="Normal" style:family="paragraph">
      <style:paragraph-properties fo:margin-bottom="0in" style:line-height-at-least="0.1979in" fo:background-color="#1E1E1E"/>
    </style:style>
    <style:style style:name="T462"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46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46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465" style:parent-style-name="Normal" style:family="paragraph">
      <style:paragraph-properties fo:margin-bottom="0in" style:line-height-at-least="0.1979in" fo:background-color="#1E1E1E"/>
    </style:style>
    <style:style style:name="T46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46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46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469" style:parent-style-name="Normal" style:family="paragraph">
      <style:paragraph-properties fo:margin-bottom="0in" style:line-height-at-least="0.1979in" fo:background-color="#1E1E1E"/>
    </style:style>
    <style:style style:name="T47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47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47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473" style:parent-style-name="Normal" style:family="paragraph">
      <style:paragraph-properties fo:margin-bottom="0in" style:line-height-at-least="0.1979in" fo:background-color="#1E1E1E"/>
    </style:style>
    <style:style style:name="T47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47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47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47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478" style:parent-style-name="Normal" style:family="paragraph">
      <style:paragraph-properties fo:margin-bottom="0in" style:line-height-at-least="0.1979in" fo:background-color="#1E1E1E"/>
    </style:style>
    <style:style style:name="T47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48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481"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482" style:parent-style-name="Normal" style:family="paragraph">
      <style:paragraph-properties fo:margin-bottom="0in" style:line-height-at-least="0.1979in" fo:background-color="#1E1E1E"/>
    </style:style>
    <style:style style:name="T483"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48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485" style:parent-style-name="Normal" style:family="paragraph">
      <style:paragraph-properties fo:margin-bottom="0in" style:line-height-at-least="0.1979in" fo:background-color="#1E1E1E"/>
    </style:style>
    <style:style style:name="T48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48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48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489" style:parent-style-name="Normal" style:family="paragraph">
      <style:paragraph-properties fo:margin-bottom="0in" style:line-height-at-least="0.1979in" fo:background-color="#1E1E1E"/>
    </style:style>
    <style:style style:name="T490"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49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492" style:parent-style-name="Normal" style:family="paragraph">
      <style:paragraph-properties fo:margin-bottom="0in" style:line-height-at-least="0.1979in" fo:background-color="#1E1E1E"/>
    </style:style>
    <style:style style:name="T49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49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495" style:parent-style-name="Normal" style:family="paragraph">
      <style:paragraph-properties fo:margin-bottom="0in" style:line-height-at-least="0.1979in" fo:background-color="#1E1E1E"/>
    </style:style>
    <style:style style:name="T49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49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49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499" style:parent-style-name="Normal" style:family="paragraph">
      <style:paragraph-properties fo:margin-bottom="0in" style:line-height-at-least="0.1979in" fo:background-color="#1E1E1E"/>
    </style:style>
    <style:style style:name="T50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50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0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503"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504" style:parent-style-name="Normal" style:family="paragraph">
      <style:paragraph-properties fo:margin-bottom="0in" style:line-height-at-least="0.1979in" fo:background-color="#1E1E1E"/>
    </style:style>
    <style:style style:name="T50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0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507" style:parent-style-name="Normal" style:family="paragraph">
      <style:paragraph-properties fo:margin-bottom="0in" style:line-height-at-least="0.1979in" fo:background-color="#1E1E1E"/>
    </style:style>
    <style:style style:name="T50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0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1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511" style:parent-style-name="Normal" style:family="paragraph">
      <style:paragraph-properties fo:margin-bottom="0in" style:line-height-at-least="0.1979in" fo:background-color="#1E1E1E"/>
    </style:style>
    <style:style style:name="T51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513" style:parent-style-name="Normal" style:family="paragraph">
      <style:paragraph-properties fo:margin-bottom="0in" style:line-height-at-least="0.1979in" fo:background-color="#1E1E1E"/>
    </style:style>
    <style:style style:name="T51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1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516" style:parent-style-name="Normal" style:family="paragraph">
      <style:paragraph-properties fo:margin-bottom="0in" style:line-height-at-least="0.1979in" fo:background-color="#1E1E1E"/>
    </style:style>
    <style:style style:name="T51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1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519"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520" style:parent-style-name="Normal" style:family="paragraph">
      <style:paragraph-properties fo:margin-bottom="0in" style:line-height-at-least="0.1979in" fo:background-color="#1E1E1E"/>
    </style:style>
    <style:style style:name="T52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2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523" style:parent-style-name="Normal" style:family="paragraph">
      <style:paragraph-properties fo:margin-bottom="0in" style:line-height-at-least="0.1979in" fo:background-color="#1E1E1E"/>
    </style:style>
    <style:style style:name="T52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52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2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527" style:parent-style-name="Normal" style:family="paragraph">
      <style:paragraph-properties fo:margin-bottom="0in" style:line-height-at-least="0.1979in" fo:background-color="#1E1E1E"/>
    </style:style>
    <style:style style:name="T52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52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3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3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532"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533" style:parent-style-name="Normal" style:family="paragraph">
      <style:paragraph-properties fo:margin-bottom="0in" style:line-height-at-least="0.1979in" fo:background-color="#1E1E1E"/>
    </style:style>
    <style:style style:name="T53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3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536" style:parent-style-name="Normal" style:family="paragraph">
      <style:paragraph-properties fo:margin-bottom="0in" style:line-height-at-least="0.1979in" fo:background-color="#1E1E1E"/>
    </style:style>
    <style:style style:name="T53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538" style:parent-style-name="Normal" style:family="paragraph">
      <style:paragraph-properties fo:margin-bottom="0in" style:line-height-at-least="0.1979in" fo:background-color="#1E1E1E"/>
    </style:style>
    <style:style style:name="T53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540" style:parent-style-name="Normal" style:family="paragraph">
      <style:paragraph-properties fo:margin-bottom="0in" style:line-height-at-least="0.1979in" fo:background-color="#1E1E1E"/>
    </style:style>
    <style:style style:name="T54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542"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543" style:parent-style-name="Normal" style:family="paragraph">
      <style:paragraph-properties fo:margin-bottom="0in" style:line-height-at-least="0.1979in" fo:background-color="#1E1E1E"/>
    </style:style>
    <style:style style:name="T54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54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4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547" style:parent-style-name="Normal" style:family="paragraph">
      <style:paragraph-properties fo:margin-bottom="0in" style:line-height-at-least="0.1979in" fo:background-color="#1E1E1E"/>
    </style:style>
    <style:style style:name="T54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54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5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551"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552" style:parent-style-name="Normal" style:family="paragraph">
      <style:paragraph-properties fo:margin-bottom="0in" style:line-height-at-least="0.1979in" fo:background-color="#1E1E1E"/>
    </style:style>
    <style:style style:name="T553"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55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555" style:parent-style-name="Normal" style:family="paragraph">
      <style:paragraph-properties fo:margin-bottom="0in" style:line-height-at-least="0.1979in" fo:background-color="#1E1E1E"/>
    </style:style>
    <style:style style:name="T55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557" style:parent-style-name="Normal" style:family="paragraph">
      <style:paragraph-properties fo:margin-bottom="0in" style:line-height-at-least="0.1979in" fo:background-color="#1E1E1E"/>
    </style:style>
    <style:style style:name="T55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5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560" style:parent-style-name="Normal" style:family="paragraph">
      <style:paragraph-properties fo:margin-bottom="0in" style:line-height-at-least="0.1979in" fo:background-color="#1E1E1E"/>
    </style:style>
    <style:style style:name="T56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6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6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564" style:parent-style-name="Normal" style:family="paragraph">
      <style:paragraph-properties fo:margin-bottom="0in" style:line-height-at-least="0.1979in" fo:background-color="#1E1E1E"/>
    </style:style>
    <style:style style:name="T56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566" style:parent-style-name="Normal" style:family="paragraph">
      <style:paragraph-properties fo:margin-bottom="0in" style:line-height-at-least="0.1979in" fo:background-color="#1E1E1E"/>
    </style:style>
    <style:style style:name="T56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568"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569" style:parent-style-name="Normal" style:family="paragraph">
      <style:paragraph-properties fo:margin-bottom="0in" style:line-height-at-least="0.1979in" fo:background-color="#1E1E1E"/>
    </style:style>
    <style:style style:name="T57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571"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572" style:parent-style-name="Normal" style:family="paragraph">
      <style:paragraph-properties fo:margin-bottom="0in" style:line-height-at-least="0.1979in" fo:background-color="#1E1E1E"/>
    </style:style>
    <style:style style:name="T57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7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575" style:parent-style-name="Normal" style:family="paragraph">
      <style:paragraph-properties fo:margin-bottom="0in" style:line-height-at-least="0.1979in" fo:background-color="#1E1E1E"/>
    </style:style>
    <style:style style:name="T57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7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578" style:parent-style-name="Normal" style:family="paragraph">
      <style:paragraph-properties fo:margin-bottom="0in" style:line-height-at-least="0.1979in" fo:background-color="#1E1E1E"/>
    </style:style>
    <style:style style:name="T57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580" style:parent-style-name="Normal" style:family="paragraph">
      <style:paragraph-properties fo:margin-bottom="0in" style:line-height-at-least="0.1979in" fo:background-color="#1E1E1E"/>
    </style:style>
    <style:style style:name="T58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8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583" style:parent-style-name="Normal" style:family="paragraph">
      <style:paragraph-properties fo:margin-bottom="0in" style:line-height-at-least="0.1979in" fo:background-color="#1E1E1E"/>
    </style:style>
    <style:style style:name="T58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8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8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587" style:parent-style-name="Normal" style:family="paragraph">
      <style:paragraph-properties fo:margin-bottom="0in" style:line-height-at-least="0.1979in" fo:background-color="#1E1E1E"/>
    </style:style>
    <style:style style:name="T58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8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590" style:parent-style-name="Normal" style:family="paragraph">
      <style:paragraph-properties fo:margin-bottom="0in" style:line-height-at-least="0.1979in" fo:background-color="#1E1E1E"/>
    </style:style>
    <style:style style:name="T59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59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593"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594" style:parent-style-name="Normal" style:family="paragraph">
      <style:paragraph-properties fo:margin-bottom="0in" style:line-height-at-least="0.1979in" fo:background-color="#1E1E1E"/>
    </style:style>
    <style:style style:name="T59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596"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597" style:parent-style-name="Normal" style:family="paragraph">
      <style:paragraph-properties fo:margin-bottom="0in" style:line-height-at-least="0.1979in" fo:background-color="#1E1E1E"/>
    </style:style>
    <style:style style:name="T59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599"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600" style:parent-style-name="Normal" style:family="paragraph">
      <style:paragraph-properties fo:margin-bottom="0in" style:line-height-at-least="0.1979in" fo:background-color="#1E1E1E"/>
    </style:style>
    <style:style style:name="T60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60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60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604"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605" style:parent-style-name="Normal" style:family="paragraph">
      <style:paragraph-properties fo:margin-bottom="0in" style:line-height-at-least="0.1979in" fo:background-color="#1E1E1E"/>
    </style:style>
    <style:style style:name="T60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607"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608" style:parent-style-name="Normal" style:family="paragraph">
      <style:paragraph-properties fo:margin-bottom="0in" style:line-height-at-least="0.1979in" fo:background-color="#1E1E1E"/>
    </style:style>
    <style:style style:name="T609"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61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611" style:parent-style-name="Normal" style:family="paragraph">
      <style:paragraph-properties fo:margin-bottom="0in" style:line-height-at-least="0.1979in" fo:background-color="#1E1E1E"/>
    </style:style>
    <style:style style:name="T61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61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614" style:parent-style-name="Normal" style:family="paragraph">
      <style:paragraph-properties fo:margin-bottom="0in" style:line-height-at-least="0.1979in" fo:background-color="#1E1E1E"/>
    </style:style>
    <style:style style:name="T61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61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617" style:parent-style-name="Normal" style:family="paragraph">
      <style:paragraph-properties fo:margin-bottom="0in" style:line-height-at-least="0.1979in" fo:background-color="#1E1E1E"/>
    </style:style>
    <style:style style:name="T61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61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620" style:parent-style-name="Normal" style:family="paragraph">
      <style:paragraph-properties fo:margin-bottom="0in" style:line-height-at-least="0.1979in" fo:background-color="#1E1E1E"/>
    </style:style>
    <style:style style:name="T62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62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623" style:parent-style-name="Normal" style:family="paragraph">
      <style:paragraph-properties fo:margin-bottom="0in" style:line-height-at-least="0.1979in" fo:background-color="#1E1E1E"/>
    </style:style>
    <style:style style:name="T62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62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626" style:parent-style-name="Normal" style:family="paragraph">
      <style:paragraph-properties fo:margin-bottom="0in" style:line-height-at-least="0.1979in" fo:background-color="#1E1E1E"/>
    </style:style>
    <style:style style:name="T62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62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629"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630" style:parent-style-name="Normal" style:family="paragraph">
      <style:paragraph-properties fo:margin-bottom="0in" style:line-height-at-least="0.1979in" fo:background-color="#1E1E1E"/>
    </style:style>
    <style:style style:name="T631"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63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633" style:parent-style-name="Normal" style:family="paragraph">
      <style:paragraph-properties fo:margin-bottom="0in" style:line-height-at-least="0.1979in" fo:background-color="#1E1E1E"/>
    </style:style>
    <style:style style:name="T63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63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63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637" style:parent-style-name="Normal" style:family="paragraph">
      <style:paragraph-properties fo:margin-bottom="0in" style:line-height-at-least="0.1979in" fo:background-color="#1E1E1E"/>
    </style:style>
    <style:style style:name="T63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63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64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64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642" style:parent-style-name="Normal" style:family="paragraph">
      <style:paragraph-properties fo:margin-bottom="0in" style:line-height-at-least="0.1979in" fo:background-color="#1E1E1E"/>
    </style:style>
    <style:style style:name="T64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64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645" style:parent-style-name="Normal" style:family="paragraph">
      <style:paragraph-properties fo:margin-bottom="0in" style:line-height-at-least="0.1979in" fo:background-color="#1E1E1E"/>
    </style:style>
    <style:style style:name="T64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64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648" style:parent-style-name="Normal" style:family="paragraph">
      <style:paragraph-properties fo:margin-bottom="0in" style:line-height-at-least="0.1979in" fo:background-color="#1E1E1E"/>
    </style:style>
    <style:style style:name="T64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65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65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652"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653" style:parent-style-name="Normal" style:family="paragraph">
      <style:paragraph-properties fo:margin-bottom="0in" style:line-height-at-least="0.1979in" fo:background-color="#1E1E1E"/>
    </style:style>
    <style:style style:name="T65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65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65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657" style:parent-style-name="Normal" style:family="paragraph">
      <style:paragraph-properties fo:margin-bottom="0in" style:line-height-at-least="0.1979in" fo:background-color="#1E1E1E"/>
    </style:style>
    <style:style style:name="T65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65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660"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661" style:parent-style-name="Normal" style:family="paragraph">
      <style:paragraph-properties fo:margin-bottom="0in" style:line-height-at-least="0.1979in" fo:background-color="#1E1E1E"/>
    </style:style>
    <style:style style:name="T66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66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664"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665" style:parent-style-name="Normal" style:family="paragraph">
      <style:paragraph-properties fo:margin-bottom="0in" style:line-height-at-least="0.1979in" fo:background-color="#1E1E1E"/>
    </style:style>
    <style:style style:name="T666"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66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66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669"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670" style:parent-style-name="Normal" style:family="paragraph">
      <style:paragraph-properties fo:margin-bottom="0in" style:line-height-at-least="0.1979in" fo:background-color="#1E1E1E"/>
    </style:style>
    <style:style style:name="T67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672"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673" style:parent-style-name="Normal" style:family="paragraph">
      <style:paragraph-properties fo:margin-bottom="0in" style:line-height-at-least="0.1979in" fo:background-color="#1E1E1E"/>
    </style:style>
    <style:style style:name="T674"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67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676" style:parent-style-name="Normal" style:family="paragraph">
      <style:paragraph-properties fo:margin-bottom="0in" style:line-height-at-least="0.1979in" fo:background-color="#1E1E1E"/>
    </style:style>
    <style:style style:name="T67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67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679" style:parent-style-name="Normal" style:family="paragraph">
      <style:paragraph-properties fo:margin-bottom="0in" style:line-height-at-least="0.1979in" fo:background-color="#1E1E1E"/>
    </style:style>
    <style:style style:name="T68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68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682" style:parent-style-name="Normal" style:family="paragraph">
      <style:paragraph-properties fo:margin-bottom="0in" style:line-height-at-least="0.1979in" fo:background-color="#1E1E1E"/>
    </style:style>
    <style:style style:name="T68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68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685" style:parent-style-name="Normal" style:family="paragraph">
      <style:paragraph-properties fo:margin-bottom="0in" style:line-height-at-least="0.1979in" fo:background-color="#1E1E1E"/>
    </style:style>
    <style:style style:name="T68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68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68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689" style:parent-style-name="Normal" style:family="paragraph">
      <style:paragraph-properties fo:margin-bottom="0in" style:line-height-at-least="0.1979in" fo:background-color="#1E1E1E"/>
    </style:style>
    <style:style style:name="T69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69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692" style:parent-style-name="Normal" style:family="paragraph">
      <style:paragraph-properties fo:margin-bottom="0in" style:line-height-at-least="0.1979in" fo:background-color="#1E1E1E"/>
    </style:style>
    <style:style style:name="T69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69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695" style:parent-style-name="Normal" style:family="paragraph">
      <style:paragraph-properties fo:margin-bottom="0in" style:line-height-at-least="0.1979in" fo:background-color="#1E1E1E"/>
    </style:style>
    <style:style style:name="T69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69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698" style:parent-style-name="Normal" style:family="paragraph">
      <style:paragraph-properties fo:margin-bottom="0in" style:line-height-at-least="0.1979in" fo:background-color="#1E1E1E"/>
    </style:style>
    <style:style style:name="T69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70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701" style:parent-style-name="Normal" style:family="paragraph">
      <style:paragraph-properties fo:margin-bottom="0in" style:line-height-at-least="0.1979in" fo:background-color="#1E1E1E"/>
    </style:style>
    <style:style style:name="T70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70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70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705" style:parent-style-name="Normal" style:family="paragraph">
      <style:paragraph-properties fo:margin-bottom="0in" style:line-height-at-least="0.1979in" fo:background-color="#1E1E1E"/>
    </style:style>
    <style:style style:name="T70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70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708" style:parent-style-name="Normal" style:family="paragraph">
      <style:paragraph-properties fo:margin-bottom="0in" style:line-height-at-least="0.1979in" fo:background-color="#1E1E1E"/>
    </style:style>
    <style:style style:name="T70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71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711" style:parent-style-name="Normal" style:family="paragraph">
      <style:paragraph-properties fo:margin-bottom="0in" style:line-height-at-least="0.1979in" fo:background-color="#1E1E1E"/>
    </style:style>
    <style:style style:name="T71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71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714"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715" style:parent-style-name="Normal" style:family="paragraph">
      <style:paragraph-properties fo:margin-bottom="0in" style:line-height-at-least="0.1979in" fo:background-color="#1E1E1E"/>
    </style:style>
    <style:style style:name="T71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71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71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719" style:parent-style-name="Normal" style:family="paragraph">
      <style:paragraph-properties fo:margin-bottom="0in" style:line-height-at-least="0.1979in" fo:background-color="#1E1E1E"/>
    </style:style>
    <style:style style:name="T72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72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722"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723" style:parent-style-name="Normal" style:family="paragraph">
      <style:paragraph-properties fo:margin-bottom="0in" style:line-height-at-least="0.1979in" fo:background-color="#1E1E1E"/>
    </style:style>
    <style:style style:name="T72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725" style:parent-style-name="Normal" style:family="paragraph">
      <style:paragraph-properties fo:margin-bottom="0in" style:line-height-at-least="0.1979in" fo:background-color="#1E1E1E"/>
    </style:style>
    <style:style style:name="T72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727" style:parent-style-name="Normal" style:family="paragraph">
      <style:paragraph-properties fo:margin-bottom="0in" style:line-height-at-least="0.1979in" fo:background-color="#1E1E1E"/>
    </style:style>
    <style:style style:name="T72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729"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730" style:parent-style-name="Normal" style:family="paragraph">
      <style:paragraph-properties fo:margin-bottom="0in" style:line-height-at-least="0.1979in" fo:background-color="#1E1E1E"/>
    </style:style>
    <style:style style:name="T73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732" style:parent-style-name="Normal" style:family="paragraph">
      <style:paragraph-properties fo:margin-bottom="0in" style:line-height-at-least="0.1979in" fo:background-color="#1E1E1E"/>
    </style:style>
    <style:style style:name="T73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734" style:parent-style-name="Normal" style:family="paragraph">
      <style:paragraph-properties fo:margin-bottom="0in" style:line-height-at-least="0.1979in" fo:background-color="#1E1E1E"/>
    </style:style>
    <style:style style:name="T73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736"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737" style:parent-style-name="Normal" style:family="paragraph">
      <style:paragraph-properties fo:margin-bottom="0in" style:line-height-at-least="0.1979in" fo:background-color="#1E1E1E"/>
    </style:style>
    <style:style style:name="T73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739" style:parent-style-name="Normal" style:family="paragraph">
      <style:paragraph-properties fo:margin-bottom="0in" style:line-height-at-least="0.1979in" fo:background-color="#1E1E1E"/>
    </style:style>
    <style:style style:name="T74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741" style:parent-style-name="Normal" style:family="paragraph">
      <style:paragraph-properties fo:margin-bottom="0in" style:line-height-at-least="0.1979in" fo:background-color="#1E1E1E"/>
    </style:style>
    <style:style style:name="T74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743"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744" style:parent-style-name="Normal" style:family="paragraph">
      <style:paragraph-properties fo:margin-bottom="0in" style:line-height-at-least="0.1979in" fo:background-color="#1E1E1E"/>
    </style:style>
    <style:style style:name="T74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746" style:parent-style-name="Normal" style:family="paragraph">
      <style:paragraph-properties fo:margin-bottom="0in" style:line-height-at-least="0.1979in" fo:background-color="#1E1E1E"/>
    </style:style>
    <style:style style:name="T74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74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749" style:parent-style-name="Normal" style:family="paragraph">
      <style:paragraph-properties fo:margin-bottom="0in" style:line-height-at-least="0.1979in" fo:background-color="#1E1E1E"/>
    </style:style>
    <style:style style:name="T75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75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752" style:parent-style-name="Normal" style:family="paragraph">
      <style:paragraph-properties fo:margin-bottom="0in" style:line-height-at-least="0.1979in" fo:background-color="#1E1E1E"/>
    </style:style>
    <style:style style:name="T75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75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755"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756" style:parent-style-name="Normal" style:family="paragraph">
      <style:paragraph-properties fo:margin-bottom="0in" style:line-height-at-least="0.1979in" fo:background-color="#1E1E1E"/>
    </style:style>
    <style:style style:name="T75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75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759"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760" style:parent-style-name="Normal" style:family="paragraph">
      <style:paragraph-properties fo:margin-bottom="0in" style:line-height-at-least="0.1979in" fo:background-color="#1E1E1E"/>
    </style:style>
    <style:style style:name="T76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76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763"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764" style:parent-style-name="Normal" style:family="paragraph">
      <style:paragraph-properties fo:margin-bottom="0in" style:line-height-at-least="0.1979in" fo:background-color="#1E1E1E"/>
    </style:style>
    <style:style style:name="T76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76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767" style:parent-style-name="Normal" style:family="paragraph">
      <style:paragraph-properties fo:margin-bottom="0in" style:line-height-at-least="0.1979in" fo:background-color="#1E1E1E"/>
    </style:style>
    <style:style style:name="T76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76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77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771" style:parent-style-name="Normal" style:family="paragraph">
      <style:paragraph-properties fo:margin-bottom="0in" style:line-height-at-least="0.1979in" fo:background-color="#1E1E1E"/>
    </style:style>
    <style:style style:name="T77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77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774" style:parent-style-name="Normal" style:family="paragraph">
      <style:paragraph-properties fo:margin-bottom="0in" style:line-height-at-least="0.1979in" fo:background-color="#1E1E1E"/>
    </style:style>
    <style:style style:name="T77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77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777"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778" style:parent-style-name="Normal" style:family="paragraph">
      <style:paragraph-properties fo:margin-bottom="0in" style:line-height-at-least="0.1979in" fo:background-color="#1E1E1E"/>
    </style:style>
    <style:style style:name="T77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780"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781" style:parent-style-name="Normal" style:family="paragraph">
      <style:paragraph-properties fo:margin-bottom="0in" style:line-height-at-least="0.1979in" fo:background-color="#1E1E1E"/>
    </style:style>
    <style:style style:name="T78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78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78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785" style:parent-style-name="Normal" style:family="paragraph">
      <style:paragraph-properties fo:margin-bottom="0in" style:line-height-at-least="0.1979in" fo:background-color="#1E1E1E"/>
    </style:style>
    <style:style style:name="T78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787" style:parent-style-name="Normal" style:family="paragraph">
      <style:paragraph-properties fo:margin-bottom="0in" style:line-height-at-least="0.1979in" fo:background-color="#1E1E1E"/>
    </style:style>
    <style:style style:name="T78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789"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790" style:parent-style-name="Normal" style:family="paragraph">
      <style:paragraph-properties fo:margin-bottom="0in" style:line-height-at-least="0.1979in" fo:background-color="#1E1E1E"/>
    </style:style>
    <style:style style:name="T79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79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793" style:parent-style-name="Normal" style:family="paragraph">
      <style:paragraph-properties fo:margin-bottom="0in" style:line-height-at-least="0.1979in" fo:background-color="#1E1E1E"/>
    </style:style>
    <style:style style:name="T79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79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79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797" style:parent-style-name="Normal" style:family="paragraph">
      <style:paragraph-properties fo:margin-bottom="0in" style:line-height-at-least="0.1979in" fo:background-color="#1E1E1E"/>
    </style:style>
    <style:style style:name="T79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79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800"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801" style:parent-style-name="Normal" style:family="paragraph">
      <style:paragraph-properties fo:margin-bottom="0in" style:line-height-at-least="0.1979in" fo:background-color="#1E1E1E"/>
    </style:style>
    <style:style style:name="T80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803" style:parent-style-name="Normal" style:family="paragraph">
      <style:paragraph-properties fo:margin-bottom="0in" style:line-height-at-least="0.1979in" fo:background-color="#1E1E1E"/>
    </style:style>
    <style:style style:name="T80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80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80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807" style:parent-style-name="Normal" style:family="paragraph">
      <style:paragraph-properties fo:margin-bottom="0in" style:line-height-at-least="0.1979in" fo:background-color="#1E1E1E"/>
    </style:style>
    <style:style style:name="T80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80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81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811" style:parent-style-name="Normal" style:family="paragraph">
      <style:paragraph-properties fo:margin-bottom="0in" style:line-height-at-least="0.1979in" fo:background-color="#1E1E1E"/>
    </style:style>
    <style:style style:name="T81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81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81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81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816"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817" style:parent-style-name="Normal" style:family="paragraph">
      <style:paragraph-properties fo:margin-bottom="0in" style:line-height-at-least="0.1979in" fo:background-color="#1E1E1E"/>
    </style:style>
    <style:style style:name="T818"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81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820" style:parent-style-name="Normal" style:family="paragraph">
      <style:paragraph-properties fo:margin-bottom="0in" style:line-height-at-least="0.1979in" fo:background-color="#1E1E1E"/>
    </style:style>
    <style:style style:name="T82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82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823"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824" style:parent-style-name="Normal" style:family="paragraph">
      <style:paragraph-properties fo:margin-bottom="0in" style:line-height-at-least="0.1979in" fo:background-color="#1E1E1E"/>
    </style:style>
    <style:style style:name="T825"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82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827" style:parent-style-name="Normal" style:family="paragraph">
      <style:paragraph-properties fo:margin-bottom="0in" style:line-height-at-least="0.1979in" fo:background-color="#1E1E1E"/>
    </style:style>
    <style:style style:name="T82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82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83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831" style:parent-style-name="Normal" style:family="paragraph">
      <style:paragraph-properties fo:margin-bottom="0in" style:line-height-at-least="0.1979in" fo:background-color="#1E1E1E"/>
    </style:style>
    <style:style style:name="T83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83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83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83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836"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837" style:parent-style-name="Normal" style:family="paragraph">
      <style:paragraph-properties fo:margin-bottom="0in" style:line-height-at-least="0.1979in" fo:background-color="#1E1E1E"/>
    </style:style>
    <style:style style:name="T838"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83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840" style:parent-style-name="Normal" style:family="paragraph">
      <style:paragraph-properties fo:margin-bottom="0in" style:line-height-at-least="0.1979in" fo:background-color="#1E1E1E"/>
    </style:style>
    <style:style style:name="T84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84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84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844" style:parent-style-name="Normal" style:family="paragraph">
      <style:paragraph-properties fo:margin-bottom="0in" style:line-height-at-least="0.1979in" fo:background-color="#1E1E1E"/>
    </style:style>
    <style:style style:name="T84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84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84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848"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849" style:parent-style-name="Normal" style:family="paragraph">
      <style:paragraph-properties fo:margin-bottom="0in" style:line-height-at-least="0.1979in" fo:background-color="#1E1E1E"/>
    </style:style>
    <style:style style:name="T850"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85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852" style:parent-style-name="Normal" style:family="paragraph">
      <style:paragraph-properties fo:margin-bottom="0in" style:line-height-at-least="0.1979in" fo:background-color="#1E1E1E"/>
    </style:style>
    <style:style style:name="T85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85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85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856" style:parent-style-name="Normal" style:family="paragraph">
      <style:paragraph-properties fo:margin-bottom="0in" style:line-height-at-least="0.1979in" fo:background-color="#1E1E1E"/>
    </style:style>
    <style:style style:name="T85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85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85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860"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861" style:parent-style-name="Normal" style:family="paragraph">
      <style:paragraph-properties fo:margin-bottom="0in" style:line-height-at-least="0.1979in" fo:background-color="#1E1E1E"/>
    </style:style>
    <style:style style:name="T862"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86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864" style:parent-style-name="Normal" style:family="paragraph">
      <style:paragraph-properties fo:margin-bottom="0in" style:line-height-at-least="0.1979in" fo:background-color="#1E1E1E"/>
    </style:style>
    <style:style style:name="T86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866" style:parent-style-name="Normal" style:family="paragraph">
      <style:paragraph-properties fo:margin-bottom="0in" style:line-height-at-least="0.1979in" fo:background-color="#1E1E1E"/>
    </style:style>
    <style:style style:name="T86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86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869"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870" style:parent-style-name="Normal" style:family="paragraph">
      <style:paragraph-properties fo:margin-bottom="0in" style:line-height-at-least="0.1979in" fo:background-color="#1E1E1E"/>
    </style:style>
    <style:style style:name="T87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87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873"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874" style:parent-style-name="Normal" style:family="paragraph">
      <style:paragraph-properties fo:margin-bottom="0in" style:line-height-at-least="0.1979in" fo:background-color="#1E1E1E"/>
    </style:style>
    <style:style style:name="T87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87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87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87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879" style:parent-style-name="Normal" style:family="paragraph">
      <style:paragraph-properties fo:margin-bottom="0in" style:line-height-at-least="0.1979in" fo:background-color="#1E1E1E"/>
    </style:style>
    <style:style style:name="T88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88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88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883"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884" style:parent-style-name="Normal" style:family="paragraph">
      <style:paragraph-properties fo:margin-bottom="0in" style:line-height-at-least="0.1979in" fo:background-color="#1E1E1E"/>
    </style:style>
    <style:style style:name="T88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88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88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888"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889" style:parent-style-name="Normal" style:family="paragraph">
      <style:paragraph-properties fo:margin-bottom="0in" style:line-height-at-least="0.1979in" fo:background-color="#1E1E1E"/>
    </style:style>
    <style:style style:name="T89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891"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892" style:parent-style-name="Normal" style:family="paragraph">
      <style:paragraph-properties fo:margin-bottom="0in" style:line-height-at-least="0.1979in" fo:background-color="#1E1E1E"/>
    </style:style>
    <style:style style:name="T89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894" style:parent-style-name="Normal" style:family="paragraph">
      <style:paragraph-properties fo:margin-bottom="0in" style:line-height-at-least="0.1979in" fo:background-color="#1E1E1E"/>
    </style:style>
    <style:style style:name="T89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896" style:parent-style-name="Normal" style:family="paragraph">
      <style:paragraph-properties fo:margin-bottom="0.1666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897" style:parent-style-name="Normal" style:family="paragraph">
      <style:paragraph-properties fo:margin-bottom="0in" style:line-height-at-least="0.1979in" fo:background-color="#1E1E1E"/>
    </style:style>
    <style:style style:name="T898"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89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900" style:parent-style-name="Normal" style:family="paragraph">
      <style:paragraph-properties fo:margin-bottom="0in" style:line-height-at-least="0.1979in" fo:background-color="#1E1E1E"/>
    </style:style>
    <style:style style:name="T90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90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903" style:parent-style-name="Normal" style:family="paragraph">
      <style:paragraph-properties fo:margin-bottom="0in" style:line-height-at-least="0.1979in" fo:background-color="#1E1E1E"/>
    </style:style>
    <style:style style:name="T90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905" style:parent-style-name="Normal" style:family="paragraph">
      <style:paragraph-properties fo:margin-bottom="0in" style:line-height-at-least="0.1979in" fo:background-color="#1E1E1E"/>
    </style:style>
    <style:style style:name="T90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907"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908" style:parent-style-name="Normal" style:family="paragraph">
      <style:paragraph-properties fo:margin-bottom="0in" style:line-height-at-least="0.1979in" fo:background-color="#1E1E1E"/>
    </style:style>
    <style:style style:name="T90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910"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911" style:parent-style-name="Normal" style:family="paragraph">
      <style:paragraph-properties fo:margin-bottom="0in" style:line-height-at-least="0.1979in" fo:background-color="#1E1E1E"/>
    </style:style>
    <style:style style:name="T91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913" style:parent-style-name="Normal" style:family="paragraph">
      <style:paragraph-properties fo:margin-bottom="0in" style:line-height-at-least="0.1979in" fo:background-color="#1E1E1E"/>
    </style:style>
    <style:style style:name="T91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915"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916" style:parent-style-name="Normal" style:family="paragraph">
      <style:paragraph-properties fo:margin-bottom="0in" style:line-height-at-least="0.1979in" fo:background-color="#1E1E1E"/>
    </style:style>
    <style:style style:name="T91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918"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919" style:parent-style-name="Normal" style:family="paragraph">
      <style:paragraph-properties fo:margin-bottom="0in" style:line-height-at-least="0.1979in" fo:background-color="#1E1E1E"/>
    </style:style>
    <style:style style:name="T92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921" style:parent-style-name="Normal" style:family="paragraph">
      <style:paragraph-properties fo:margin-bottom="0in" style:line-height-at-least="0.1979in" fo:background-color="#1E1E1E"/>
    </style:style>
    <style:style style:name="T92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923"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924" style:parent-style-name="Normal" style:family="paragraph">
      <style:paragraph-properties fo:margin-bottom="0in" style:line-height-at-least="0.1979in" fo:background-color="#1E1E1E"/>
    </style:style>
    <style:style style:name="T925"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926"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92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928" style:parent-style-name="Normal" style:family="paragraph">
      <style:paragraph-properties fo:margin-bottom="0in" style:line-height-at-least="0.1979in" fo:background-color="#1E1E1E"/>
    </style:style>
    <style:style style:name="T92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930" style:parent-style-name="Normal" style:family="paragraph">
      <style:paragraph-properties fo:margin-bottom="0in" style:line-height-at-least="0.1979in" fo:background-color="#1E1E1E"/>
    </style:style>
    <style:style style:name="T93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93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933" style:parent-style-name="Normal" style:family="paragraph">
      <style:paragraph-properties fo:margin-bottom="0in" style:line-height-at-least="0.1979in" fo:background-color="#1E1E1E"/>
    </style:style>
    <style:style style:name="T93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93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936" style:parent-style-name="Normal" style:family="paragraph">
      <style:paragraph-properties fo:margin-bottom="0in" style:line-height-at-least="0.1979in" fo:background-color="#1E1E1E"/>
    </style:style>
    <style:style style:name="T93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93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939"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940" style:parent-style-name="Normal" style:family="paragraph">
      <style:paragraph-properties fo:margin-bottom="0in" style:line-height-at-least="0.1979in" fo:background-color="#1E1E1E"/>
    </style:style>
    <style:style style:name="T94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94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943"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944" style:parent-style-name="Normal" style:family="paragraph">
      <style:paragraph-properties fo:margin-bottom="0in" style:line-height-at-least="0.1979in" fo:background-color="#1E1E1E"/>
    </style:style>
    <style:style style:name="T94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94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947" style:parent-style-name="Normal" style:family="paragraph">
      <style:paragraph-properties fo:margin-bottom="0in" style:line-height-at-least="0.1979in" fo:background-color="#1E1E1E"/>
    </style:style>
    <style:style style:name="T94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94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950"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951" style:parent-style-name="Normal" style:family="paragraph">
      <style:paragraph-properties fo:margin-bottom="0in" style:line-height-at-least="0.1979in" fo:background-color="#1E1E1E"/>
    </style:style>
    <style:style style:name="T95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95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954" style:parent-style-name="Normal" style:family="paragraph">
      <style:paragraph-properties fo:margin-bottom="0in" style:line-height-at-least="0.1979in" fo:background-color="#1E1E1E"/>
    </style:style>
    <style:style style:name="T95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95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957" style:parent-style-name="Normal" style:family="paragraph">
      <style:paragraph-properties fo:margin-bottom="0in" style:line-height-at-least="0.1979in" fo:background-color="#1E1E1E"/>
    </style:style>
    <style:style style:name="T95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95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960" style:parent-style-name="Normal" style:family="paragraph">
      <style:paragraph-properties fo:margin-bottom="0in" style:line-height-at-least="0.1979in" fo:background-color="#1E1E1E"/>
    </style:style>
    <style:style style:name="T96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96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963"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964" style:parent-style-name="Normal" style:family="paragraph">
      <style:paragraph-properties fo:margin-bottom="0in" style:line-height-at-least="0.1979in" fo:background-color="#1E1E1E"/>
    </style:style>
    <style:style style:name="T96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96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967" style:parent-style-name="Normal" style:family="paragraph">
      <style:paragraph-properties fo:margin-bottom="0in" style:line-height-at-least="0.1979in" fo:background-color="#1E1E1E"/>
    </style:style>
    <style:style style:name="T96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969" style:parent-style-name="Normal" style:family="paragraph">
      <style:paragraph-properties fo:margin-bottom="0in" style:line-height-at-least="0.1979in" fo:background-color="#1E1E1E"/>
    </style:style>
    <style:style style:name="T97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971"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972" style:parent-style-name="Normal" style:family="paragraph">
      <style:paragraph-properties fo:margin-bottom="0in" style:line-height-at-least="0.1979in" fo:background-color="#1E1E1E"/>
    </style:style>
    <style:style style:name="T973"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974"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97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976" style:parent-style-name="Normal" style:family="paragraph">
      <style:paragraph-properties fo:margin-bottom="0in" style:line-height-at-least="0.1979in" fo:background-color="#1E1E1E"/>
    </style:style>
    <style:style style:name="T97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978" style:parent-style-name="Normal" style:family="paragraph">
      <style:paragraph-properties fo:margin-bottom="0in" style:line-height-at-least="0.1979in" fo:background-color="#1E1E1E"/>
    </style:style>
    <style:style style:name="T97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980" style:parent-style-name="Normal" style:family="paragraph">
      <style:paragraph-properties fo:margin-bottom="0in" style:line-height-at-least="0.1979in" fo:background-color="#1E1E1E"/>
    </style:style>
    <style:style style:name="T98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982"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983" style:parent-style-name="Normal" style:family="paragraph">
      <style:paragraph-properties fo:margin-bottom="0in" style:line-height-at-least="0.1979in" fo:background-color="#1E1E1E"/>
    </style:style>
    <style:style style:name="T98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98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986"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987" style:parent-style-name="Normal" style:family="paragraph">
      <style:paragraph-properties fo:margin-bottom="0in" style:line-height-at-least="0.1979in" fo:background-color="#1E1E1E"/>
    </style:style>
    <style:style style:name="T98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989" style:parent-style-name="Normal" style:family="paragraph">
      <style:paragraph-properties fo:margin-bottom="0in" style:line-height-at-least="0.1979in" fo:background-color="#1E1E1E"/>
    </style:style>
    <style:style style:name="T99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991"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992" style:parent-style-name="Normal" style:family="paragraph">
      <style:paragraph-properties fo:margin-bottom="0in" style:line-height-at-least="0.1979in" fo:background-color="#1E1E1E"/>
    </style:style>
    <style:style style:name="T99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994"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995" style:parent-style-name="Normal" style:family="paragraph">
      <style:paragraph-properties fo:margin-bottom="0in" style:line-height-at-least="0.1979in" fo:background-color="#1E1E1E"/>
    </style:style>
    <style:style style:name="T99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997" style:parent-style-name="Normal" style:family="paragraph">
      <style:paragraph-properties fo:margin-bottom="0in" style:line-height-at-least="0.1979in" fo:background-color="#1E1E1E"/>
    </style:style>
    <style:style style:name="T99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99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000" style:parent-style-name="Normal" style:family="paragraph">
      <style:paragraph-properties fo:margin-bottom="0in" style:line-height-at-least="0.1979in" fo:background-color="#1E1E1E"/>
    </style:style>
    <style:style style:name="T100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00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003" style:parent-style-name="Normal" style:family="paragraph">
      <style:paragraph-properties fo:margin-bottom="0in" style:line-height-at-least="0.1979in" fo:background-color="#1E1E1E"/>
    </style:style>
    <style:style style:name="T100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00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006"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007" style:parent-style-name="Normal" style:family="paragraph">
      <style:paragraph-properties fo:margin-bottom="0in" style:line-height-at-least="0.1979in" fo:background-color="#1E1E1E"/>
    </style:style>
    <style:style style:name="T1008"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100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010" style:parent-style-name="Normal" style:family="paragraph">
      <style:paragraph-properties fo:margin-bottom="0in" style:line-height-at-least="0.1979in" fo:background-color="#1E1E1E"/>
    </style:style>
    <style:style style:name="T101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1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01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014" style:parent-style-name="Normal" style:family="paragraph">
      <style:paragraph-properties fo:margin-bottom="0in" style:line-height-at-least="0.1979in" fo:background-color="#1E1E1E"/>
    </style:style>
    <style:style style:name="T101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1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01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018" style:parent-style-name="Normal" style:family="paragraph">
      <style:paragraph-properties fo:margin-bottom="0in" style:line-height-at-least="0.1979in" fo:background-color="#1E1E1E"/>
    </style:style>
    <style:style style:name="T101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2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021" style:parent-style-name="Normal" style:family="paragraph">
      <style:paragraph-properties fo:margin-bottom="0in" style:line-height-at-least="0.1979in" fo:background-color="#1E1E1E"/>
    </style:style>
    <style:style style:name="T102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2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02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025" style:parent-style-name="Normal" style:family="paragraph">
      <style:paragraph-properties fo:margin-bottom="0in" style:line-height-at-least="0.1979in" fo:background-color="#1E1E1E"/>
    </style:style>
    <style:style style:name="T102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2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02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029"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030" style:parent-style-name="Normal" style:family="paragraph">
      <style:paragraph-properties fo:margin-bottom="0in" style:line-height-at-least="0.1979in" fo:background-color="#1E1E1E"/>
    </style:style>
    <style:style style:name="T103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3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033" style:parent-style-name="Normal" style:family="paragraph">
      <style:paragraph-properties fo:margin-bottom="0in" style:line-height-at-least="0.1979in" fo:background-color="#1E1E1E"/>
    </style:style>
    <style:style style:name="T103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3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036"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037" style:parent-style-name="Normal" style:family="paragraph">
      <style:paragraph-properties fo:margin-bottom="0in" style:line-height-at-least="0.1979in" fo:background-color="#1E1E1E"/>
    </style:style>
    <style:style style:name="T103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3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04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041" style:parent-style-name="Normal" style:family="paragraph">
      <style:paragraph-properties fo:margin-bottom="0in" style:line-height-at-least="0.1979in" fo:background-color="#1E1E1E"/>
    </style:style>
    <style:style style:name="T104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4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04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045" style:parent-style-name="Normal" style:family="paragraph">
      <style:paragraph-properties fo:margin-bottom="0in" style:line-height-at-least="0.1979in" fo:background-color="#1E1E1E"/>
    </style:style>
    <style:style style:name="T104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4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04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049" style:parent-style-name="Normal" style:family="paragraph">
      <style:paragraph-properties fo:margin-bottom="0in" style:line-height-at-least="0.1979in" fo:background-color="#1E1E1E"/>
    </style:style>
    <style:style style:name="T105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5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05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053" style:parent-style-name="Normal" style:family="paragraph">
      <style:paragraph-properties fo:margin-bottom="0in" style:line-height-at-least="0.1979in" fo:background-color="#1E1E1E"/>
    </style:style>
    <style:style style:name="T105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5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05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057" style:parent-style-name="Normal" style:family="paragraph">
      <style:paragraph-properties fo:margin-bottom="0in" style:line-height-at-least="0.1979in" fo:background-color="#1E1E1E"/>
    </style:style>
    <style:style style:name="T105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5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06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061"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062" style:parent-style-name="Normal" style:family="paragraph">
      <style:paragraph-properties fo:margin-bottom="0in" style:line-height-at-least="0.1979in" fo:background-color="#1E1E1E"/>
    </style:style>
    <style:style style:name="T106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064" style:parent-style-name="Normal" style:family="paragraph">
      <style:paragraph-properties fo:margin-bottom="0in" style:line-height-at-least="0.1979in" fo:background-color="#1E1E1E"/>
    </style:style>
    <style:style style:name="T1065"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106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067" style:parent-style-name="Normal" style:family="paragraph">
      <style:paragraph-properties fo:margin-bottom="0in" style:line-height-at-least="0.1979in" fo:background-color="#1E1E1E"/>
    </style:style>
    <style:style style:name="T106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069" style:parent-style-name="Normal" style:family="paragraph">
      <style:paragraph-properties fo:margin-bottom="0in" style:line-height-at-least="0.1979in" fo:background-color="#1E1E1E"/>
    </style:style>
    <style:style style:name="T107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07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072" style:parent-style-name="Normal" style:family="paragraph">
      <style:paragraph-properties fo:margin-bottom="0in" style:line-height-at-least="0.1979in" fo:background-color="#1E1E1E"/>
    </style:style>
    <style:style style:name="T107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7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07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07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077"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078" style:parent-style-name="Normal" style:family="paragraph">
      <style:paragraph-properties fo:margin-bottom="0in" style:line-height-at-least="0.1979in" fo:background-color="#1E1E1E"/>
    </style:style>
    <style:style style:name="T107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8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081" style:parent-style-name="Normal" style:family="paragraph">
      <style:paragraph-properties fo:margin-bottom="0in" style:line-height-at-least="0.1979in" fo:background-color="#1E1E1E"/>
    </style:style>
    <style:style style:name="T108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8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08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085" style:parent-style-name="Normal" style:family="paragraph">
      <style:paragraph-properties fo:margin-bottom="0in" style:line-height-at-least="0.1979in" fo:background-color="#1E1E1E"/>
    </style:style>
    <style:style style:name="T108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8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08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089" style:parent-style-name="Normal" style:family="paragraph">
      <style:paragraph-properties fo:margin-bottom="0in" style:line-height-at-least="0.1979in" fo:background-color="#1E1E1E"/>
    </style:style>
    <style:style style:name="T109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9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092" style:parent-style-name="Normal" style:family="paragraph">
      <style:paragraph-properties fo:margin-bottom="0in" style:line-height-at-least="0.1979in" fo:background-color="#1E1E1E"/>
    </style:style>
    <style:style style:name="T109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9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09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09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097" style:parent-style-name="Normal" style:family="paragraph">
      <style:paragraph-properties fo:margin-bottom="0in" style:line-height-at-least="0.1979in" fo:background-color="#1E1E1E"/>
    </style:style>
    <style:style style:name="T109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09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100" style:parent-style-name="Normal" style:family="paragraph">
      <style:paragraph-properties fo:margin-bottom="0in" style:line-height-at-least="0.1979in" fo:background-color="#1E1E1E"/>
    </style:style>
    <style:style style:name="T110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10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103"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104" style:parent-style-name="Normal" style:family="paragraph">
      <style:paragraph-properties fo:margin-bottom="0in" style:line-height-at-least="0.1979in" fo:background-color="#1E1E1E"/>
    </style:style>
    <style:style style:name="T1105"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110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107" style:parent-style-name="Normal" style:family="paragraph">
      <style:paragraph-properties fo:margin-bottom="0in" style:line-height-at-least="0.1979in" fo:background-color="#1E1E1E"/>
    </style:style>
    <style:style style:name="T110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10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11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111"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112" style:parent-style-name="Normal" style:family="paragraph">
      <style:paragraph-properties fo:margin-bottom="0in" style:line-height-at-least="0.1979in" fo:background-color="#1E1E1E"/>
    </style:style>
    <style:style style:name="T111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114" style:parent-style-name="Normal" style:family="paragraph">
      <style:paragraph-properties fo:margin-bottom="0in" style:line-height-at-least="0.1979in" fo:background-color="#1E1E1E"/>
    </style:style>
    <style:style style:name="T111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116"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111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118" style:parent-style-name="Normal" style:family="paragraph">
      <style:paragraph-properties fo:margin-bottom="0in" style:line-height-at-least="0.1979in" fo:background-color="#1E1E1E"/>
    </style:style>
    <style:style style:name="T111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12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12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122" style:parent-style-name="Normal" style:family="paragraph">
      <style:paragraph-properties fo:margin-bottom="0in" style:line-height-at-least="0.1979in" fo:background-color="#1E1E1E"/>
    </style:style>
    <style:style style:name="T112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12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12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12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127" style:parent-style-name="Normal" style:family="paragraph">
      <style:paragraph-properties fo:margin-bottom="0in" style:line-height-at-least="0.1979in" fo:background-color="#1E1E1E"/>
    </style:style>
    <style:style style:name="T112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12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130" style:parent-style-name="Normal" style:family="paragraph">
      <style:paragraph-properties fo:margin-bottom="0in" style:line-height-at-least="0.1979in" fo:background-color="#1E1E1E"/>
    </style:style>
    <style:style style:name="T113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13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133" style:parent-style-name="Normal" style:family="paragraph">
      <style:paragraph-properties fo:margin-bottom="0in" style:line-height-at-least="0.1979in" fo:background-color="#1E1E1E"/>
    </style:style>
    <style:style style:name="T113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13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13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137" style:parent-style-name="Normal" style:family="paragraph">
      <style:paragraph-properties fo:margin-bottom="0.1666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138" style:parent-style-name="Normal" style:family="paragraph">
      <style:paragraph-properties fo:margin-bottom="0in" style:line-height-at-least="0.1979in" fo:background-color="#1E1E1E"/>
    </style:style>
    <style:style style:name="T113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14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141" style:parent-style-name="Normal" style:family="paragraph">
      <style:paragraph-properties fo:margin-bottom="0in" style:line-height-at-least="0.1979in" fo:background-color="#1E1E1E"/>
    </style:style>
    <style:style style:name="T114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14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14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14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146" style:parent-style-name="Normal" style:family="paragraph">
      <style:paragraph-properties fo:margin-bottom="0in" style:line-height-at-least="0.1979in" fo:background-color="#1E1E1E"/>
    </style:style>
    <style:style style:name="T114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14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149" style:parent-style-name="Normal" style:family="paragraph">
      <style:paragraph-properties fo:margin-bottom="0in" style:line-height-at-least="0.1979in" fo:background-color="#1E1E1E"/>
    </style:style>
    <style:style style:name="T115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15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152" style:parent-style-name="Normal" style:family="paragraph">
      <style:paragraph-properties fo:margin-bottom="0in" style:line-height-at-least="0.1979in" fo:background-color="#1E1E1E"/>
    </style:style>
    <style:style style:name="T115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15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155" style:parent-style-name="Normal" style:family="paragraph">
      <style:paragraph-properties fo:margin-bottom="0in" style:line-height-at-least="0.1979in" fo:background-color="#1E1E1E"/>
    </style:style>
    <style:style style:name="T115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15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158"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159" style:parent-style-name="Normal" style:family="paragraph">
      <style:paragraph-properties fo:margin-bottom="0in" style:line-height-at-least="0.1979in" fo:background-color="#1E1E1E"/>
    </style:style>
    <style:style style:name="T116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16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162"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163" style:parent-style-name="Normal" style:family="paragraph">
      <style:paragraph-properties fo:margin-bottom="0in" style:line-height-at-least="0.1979in" fo:background-color="#1E1E1E"/>
    </style:style>
    <style:style style:name="T1164"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116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166" style:parent-style-name="Normal" style:family="paragraph">
      <style:paragraph-properties fo:margin-bottom="0in" style:line-height-at-least="0.1979in" fo:background-color="#1E1E1E"/>
    </style:style>
    <style:style style:name="T116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16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16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17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171" style:parent-style-name="Normal" style:family="paragraph">
      <style:paragraph-properties fo:margin-bottom="0in" style:line-height-at-least="0.1979in" fo:background-color="#1E1E1E"/>
    </style:style>
    <style:style style:name="T117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17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17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175" style:parent-style-name="Normal" style:family="paragraph">
      <style:paragraph-properties fo:margin-bottom="0in" style:line-height-at-least="0.1979in" fo:background-color="#1E1E1E"/>
    </style:style>
    <style:style style:name="T117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177"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178" style:parent-style-name="Normal" style:family="paragraph">
      <style:paragraph-properties fo:margin-bottom="0in" style:line-height-at-least="0.1979in" fo:background-color="#1E1E1E"/>
    </style:style>
    <style:style style:name="T117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180"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181" style:parent-style-name="Normal" style:family="paragraph">
      <style:paragraph-properties fo:margin-bottom="0in" style:line-height-at-least="0.1979in" fo:background-color="#1E1E1E"/>
    </style:style>
    <style:style style:name="T118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18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184"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185" style:parent-style-name="Normal" style:family="paragraph">
      <style:paragraph-properties fo:margin-bottom="0in" style:line-height-at-least="0.1979in" fo:background-color="#1E1E1E"/>
    </style:style>
    <style:style style:name="T118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187" style:parent-style-name="Normal" style:family="paragraph">
      <style:paragraph-properties fo:margin-bottom="0in" style:line-height-at-least="0.1979in" fo:background-color="#1E1E1E"/>
    </style:style>
    <style:style style:name="T118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189" style:parent-style-name="Normal" style:family="paragraph">
      <style:paragraph-properties fo:margin-bottom="0in" style:line-height-at-least="0.1979in" fo:background-color="#1E1E1E"/>
    </style:style>
    <style:style style:name="T119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19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192"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193" style:parent-style-name="Normal" style:family="paragraph">
      <style:paragraph-properties fo:margin-bottom="0in" style:line-height-at-least="0.1979in" fo:background-color="#1E1E1E"/>
    </style:style>
    <style:style style:name="T119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19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196"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197" style:parent-style-name="Normal" style:family="paragraph">
      <style:paragraph-properties fo:margin-bottom="0in" style:line-height-at-least="0.1979in" fo:background-color="#1E1E1E"/>
    </style:style>
    <style:style style:name="T119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199" style:parent-style-name="Normal" style:family="paragraph">
      <style:paragraph-properties fo:margin-bottom="0in" style:line-height-at-least="0.1979in" fo:background-color="#1E1E1E"/>
    </style:style>
    <style:style style:name="T120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20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20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203" style:parent-style-name="Normal" style:family="paragraph">
      <style:paragraph-properties fo:margin-bottom="0in" style:line-height-at-least="0.1979in" fo:background-color="#1E1E1E"/>
    </style:style>
    <style:style style:name="T120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20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206"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207" style:parent-style-name="Normal" style:family="paragraph">
      <style:paragraph-properties fo:margin-bottom="0in" style:line-height-at-least="0.1979in" fo:background-color="#1E1E1E"/>
    </style:style>
    <style:style style:name="T120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209"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210" style:parent-style-name="Normal" style:family="paragraph">
      <style:paragraph-properties fo:margin-bottom="0in" style:line-height-at-least="0.1979in" fo:background-color="#1E1E1E"/>
    </style:style>
    <style:style style:name="T121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21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21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214" style:parent-style-name="Normal" style:family="paragraph">
      <style:paragraph-properties fo:margin-bottom="0in" style:line-height-at-least="0.1979in" fo:background-color="#1E1E1E"/>
    </style:style>
    <style:style style:name="T121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216" style:parent-style-name="Normal" style:family="paragraph">
      <style:paragraph-properties fo:margin-bottom="0in" style:line-height-at-least="0.1979in" fo:background-color="#1E1E1E"/>
    </style:style>
    <style:style style:name="T121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21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219"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220" style:parent-style-name="Normal" style:family="paragraph">
      <style:paragraph-properties fo:margin-bottom="0in" style:line-height-at-least="0.1979in" fo:background-color="#1E1E1E"/>
    </style:style>
    <style:style style:name="T122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22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223" style:parent-style-name="Normal" style:family="paragraph">
      <style:paragraph-properties fo:margin-bottom="0in" style:line-height-at-least="0.1979in" fo:background-color="#1E1E1E"/>
    </style:style>
    <style:style style:name="T122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225" style:parent-style-name="Normal" style:family="paragraph">
      <style:paragraph-properties fo:margin-bottom="0in" style:line-height-at-least="0.1979in" fo:background-color="#1E1E1E"/>
    </style:style>
    <style:style style:name="T122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22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228"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229" style:parent-style-name="Normal" style:family="paragraph">
      <style:paragraph-properties fo:margin-bottom="0in" style:line-height-at-least="0.1979in" fo:background-color="#1E1E1E"/>
    </style:style>
    <style:style style:name="T123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231" style:parent-style-name="Normal" style:family="paragraph">
      <style:paragraph-properties fo:margin-bottom="0in" style:line-height-at-least="0.1979in" fo:background-color="#1E1E1E"/>
    </style:style>
    <style:style style:name="T123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23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234" style:parent-style-name="Normal" style:family="paragraph">
      <style:paragraph-properties fo:margin-bottom="0in" style:line-height-at-least="0.1979in" fo:background-color="#1E1E1E"/>
    </style:style>
    <style:style style:name="T123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23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237"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238" style:parent-style-name="Normal" style:family="paragraph">
      <style:paragraph-properties fo:margin-bottom="0in" style:line-height-at-least="0.1979in" fo:background-color="#1E1E1E"/>
    </style:style>
    <style:style style:name="T123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240" style:parent-style-name="Normal" style:family="paragraph">
      <style:paragraph-properties fo:margin-bottom="0in" style:line-height-at-least="0.1979in" fo:background-color="#1E1E1E"/>
    </style:style>
    <style:style style:name="T124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242" style:parent-style-name="Normal" style:family="paragraph">
      <style:paragraph-properties fo:margin-bottom="0in" style:line-height-at-least="0.1979in" fo:background-color="#1E1E1E"/>
    </style:style>
    <style:style style:name="T124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24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245" style:parent-style-name="Normal" style:family="paragraph">
      <style:paragraph-properties fo:margin-bottom="0in" style:line-height-at-least="0.1979in" fo:background-color="#1E1E1E"/>
    </style:style>
    <style:style style:name="T124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24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248"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249" style:parent-style-name="Normal" style:family="paragraph">
      <style:paragraph-properties fo:margin-bottom="0in" style:line-height-at-least="0.1979in" fo:background-color="#1E1E1E"/>
    </style:style>
    <style:style style:name="T125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251" style:parent-style-name="Normal" style:family="paragraph">
      <style:paragraph-properties fo:margin-bottom="0in" style:line-height-at-least="0.1979in" fo:background-color="#1E1E1E"/>
    </style:style>
    <style:style style:name="T125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253" style:parent-style-name="Normal" style:family="paragraph">
      <style:paragraph-properties fo:margin-bottom="0in" style:line-height-at-least="0.1979in" fo:background-color="#1E1E1E"/>
    </style:style>
    <style:style style:name="T125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25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25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257" style:parent-style-name="Normal" style:family="paragraph">
      <style:paragraph-properties fo:margin-bottom="0in" style:line-height-at-least="0.1979in" fo:background-color="#1E1E1E"/>
    </style:style>
    <style:style style:name="T125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25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260" style:parent-style-name="Normal" style:family="paragraph">
      <style:paragraph-properties fo:margin-bottom="0in" style:line-height-at-least="0.1979in" fo:background-color="#1E1E1E"/>
    </style:style>
    <style:style style:name="T126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262"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263" style:parent-style-name="Normal" style:family="paragraph">
      <style:paragraph-properties fo:margin-bottom="0in" style:line-height-at-least="0.1979in" fo:background-color="#1E1E1E"/>
    </style:style>
    <style:style style:name="T126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265" style:parent-style-name="Normal" style:family="paragraph">
      <style:paragraph-properties fo:margin-bottom="0in" style:line-height-at-least="0.1979in" fo:background-color="#1E1E1E"/>
    </style:style>
    <style:style style:name="T126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267" style:parent-style-name="Normal" style:family="paragraph">
      <style:paragraph-properties fo:margin-bottom="0in" style:line-height-at-least="0.1979in" fo:background-color="#1E1E1E"/>
    </style:style>
    <style:style style:name="T126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269" style:parent-style-name="Normal" style:family="paragraph">
      <style:paragraph-properties fo:margin-bottom="0in" style:line-height-at-least="0.1979in" fo:background-color="#1E1E1E"/>
    </style:style>
    <style:style style:name="T127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271"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272" style:parent-style-name="Normal" style:family="paragraph">
      <style:paragraph-properties fo:margin-bottom="0in" style:line-height-at-least="0.1979in" fo:background-color="#1E1E1E"/>
    </style:style>
    <style:style style:name="T127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274" style:parent-style-name="Normal" style:family="paragraph">
      <style:paragraph-properties fo:margin-bottom="0in" style:line-height-at-least="0.1979in" fo:background-color="#1E1E1E"/>
    </style:style>
    <style:style style:name="T127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276" style:parent-style-name="Normal" style:family="paragraph">
      <style:paragraph-properties fo:margin-bottom="0in" style:line-height-at-least="0.1979in" fo:background-color="#1E1E1E"/>
    </style:style>
    <style:style style:name="T127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278" style:parent-style-name="Normal" style:family="paragraph">
      <style:paragraph-properties fo:margin-bottom="0in" style:line-height-at-least="0.1979in" fo:background-color="#1E1E1E"/>
    </style:style>
    <style:style style:name="T127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280" style:parent-style-name="Normal" style:family="paragraph">
      <style:paragraph-properties fo:margin-bottom="0.1666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281" style:parent-style-name="Normal" style:family="paragraph">
      <style:paragraph-properties fo:margin-bottom="0in" style:line-height-at-least="0.1979in" fo:background-color="#1E1E1E"/>
    </style:style>
    <style:style style:name="T128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283" style:parent-style-name="Normal" style:family="paragraph">
      <style:paragraph-properties fo:margin-bottom="0in" style:line-height-at-least="0.1979in" fo:background-color="#1E1E1E"/>
    </style:style>
    <style:style style:name="T128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285" style:parent-style-name="Normal" style:family="paragraph">
      <style:paragraph-properties fo:margin-bottom="0in" style:line-height-at-least="0.1979in" fo:background-color="#1E1E1E"/>
    </style:style>
    <style:style style:name="T128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287" style:parent-style-name="Normal" style:family="paragraph">
      <style:paragraph-properties fo:margin-bottom="0in" style:line-height-at-least="0.1979in" fo:background-color="#1E1E1E"/>
    </style:style>
    <style:style style:name="T128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289"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290" style:parent-style-name="Normal" style:family="paragraph">
      <style:paragraph-properties fo:margin-bottom="0in" style:line-height-at-least="0.1979in" fo:background-color="#1E1E1E"/>
    </style:style>
    <style:style style:name="T129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292" style:parent-style-name="Normal" style:family="paragraph">
      <style:paragraph-properties fo:margin-bottom="0in" style:line-height-at-least="0.1979in" fo:background-color="#1E1E1E"/>
    </style:style>
    <style:style style:name="T129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294" style:parent-style-name="Normal" style:family="paragraph">
      <style:paragraph-properties fo:margin-bottom="0in" style:line-height-at-least="0.1979in" fo:background-color="#1E1E1E"/>
    </style:style>
    <style:style style:name="T129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29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297"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298" style:parent-style-name="Normal" style:family="paragraph">
      <style:paragraph-properties fo:margin-bottom="0in" style:line-height-at-least="0.1979in" fo:background-color="#1E1E1E"/>
    </style:style>
    <style:style style:name="T129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30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301" style:parent-style-name="Normal" style:family="paragraph">
      <style:paragraph-properties fo:margin-bottom="0in" style:line-height-at-least="0.1979in" fo:background-color="#1E1E1E"/>
    </style:style>
    <style:style style:name="T130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30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304" style:parent-style-name="Normal" style:family="paragraph">
      <style:paragraph-properties fo:margin-bottom="0in" style:line-height-at-least="0.1979in" fo:background-color="#1E1E1E"/>
    </style:style>
    <style:style style:name="T130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30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307" style:parent-style-name="Normal" style:family="paragraph">
      <style:paragraph-properties fo:margin-bottom="0in" style:line-height-at-least="0.1979in" fo:background-color="#1E1E1E"/>
    </style:style>
    <style:style style:name="T130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30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310" style:parent-style-name="Normal" style:family="paragraph">
      <style:paragraph-properties fo:margin-bottom="0in" style:line-height-at-least="0.1979in" fo:background-color="#1E1E1E"/>
    </style:style>
    <style:style style:name="T131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31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313" style:parent-style-name="Normal" style:family="paragraph">
      <style:paragraph-properties fo:margin-bottom="0in" style:line-height-at-least="0.1979in" fo:background-color="#1E1E1E"/>
    </style:style>
    <style:style style:name="T131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31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316"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317"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318" style:parent-style-name="Normal" style:family="paragraph">
      <style:paragraph-properties fo:margin-bottom="0in" style:line-height-at-least="0.1979in" fo:background-color="#1E1E1E"/>
    </style:style>
    <style:style style:name="T131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320" style:parent-style-name="Normal" style:family="paragraph">
      <style:paragraph-properties fo:margin-bottom="0in" style:line-height-at-least="0.1979in" fo:background-color="#1E1E1E"/>
    </style:style>
    <style:style style:name="T132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32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323" style:parent-style-name="Normal" style:family="paragraph">
      <style:paragraph-properties fo:margin-bottom="0in" style:line-height-at-least="0.1979in" fo:background-color="#1E1E1E"/>
    </style:style>
    <style:style style:name="T132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325"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132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327" style:parent-style-name="Normal" style:family="paragraph">
      <style:paragraph-properties fo:margin-bottom="0in" style:line-height-at-least="0.1979in" fo:background-color="#1E1E1E"/>
    </style:style>
    <style:style style:name="T132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32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33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331" style:parent-style-name="Normal" style:family="paragraph">
      <style:paragraph-properties fo:margin-bottom="0in" style:line-height-at-least="0.1979in" fo:background-color="#1E1E1E"/>
    </style:style>
    <style:style style:name="T133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33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33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335" style:parent-style-name="Normal" style:family="paragraph">
      <style:paragraph-properties fo:margin-bottom="0in" style:line-height-at-least="0.1979in" fo:background-color="#1E1E1E"/>
    </style:style>
    <style:style style:name="T133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33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338" style:parent-style-name="Normal" style:family="paragraph">
      <style:paragraph-properties fo:margin-bottom="0in" style:line-height-at-least="0.1979in" fo:background-color="#1E1E1E"/>
    </style:style>
    <style:style style:name="T133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34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341" style:parent-style-name="Normal" style:family="paragraph">
      <style:paragraph-properties fo:margin-bottom="0in" style:line-height-at-least="0.1979in" fo:background-color="#1E1E1E"/>
    </style:style>
    <style:style style:name="T134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34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34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34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346"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347" style:parent-style-name="Normal" style:family="paragraph">
      <style:paragraph-properties fo:margin-bottom="0in" style:line-height-at-least="0.1979in" fo:background-color="#1E1E1E"/>
    </style:style>
    <style:style style:name="T134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34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350" style:parent-style-name="Normal" style:family="paragraph">
      <style:paragraph-properties fo:margin-bottom="0in" style:line-height-at-least="0.1979in" fo:background-color="#1E1E1E"/>
    </style:style>
    <style:style style:name="T135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352" style:parent-style-name="Normal" style:family="paragraph">
      <style:paragraph-properties fo:margin-bottom="0in" style:line-height-at-least="0.1979in" fo:background-color="#1E1E1E"/>
    </style:style>
    <style:style style:name="T135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354" style:parent-style-name="Normal" style:family="paragraph">
      <style:paragraph-properties fo:margin-bottom="0in" style:line-height-at-least="0.1979in" fo:background-color="#1E1E1E"/>
    </style:style>
    <style:style style:name="T135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356" style:parent-style-name="Normal" style:family="paragraph">
      <style:paragraph-properties fo:margin-bottom="0in" style:line-height-at-least="0.1979in" fo:background-color="#1E1E1E"/>
    </style:style>
    <style:style style:name="T135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358" style:parent-style-name="Normal" style:family="paragraph">
      <style:paragraph-properties fo:margin-bottom="0in" style:line-height-at-least="0.1979in" fo:background-color="#1E1E1E"/>
    </style:style>
    <style:style style:name="T135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360" style:parent-style-name="Normal" style:family="paragraph">
      <style:paragraph-properties fo:margin-bottom="0in" style:line-height-at-least="0.1979in" fo:background-color="#1E1E1E"/>
    </style:style>
    <style:style style:name="T136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362" style:parent-style-name="Normal" style:family="paragraph">
      <style:paragraph-properties fo:margin-bottom="0in" style:line-height-at-least="0.1979in" fo:background-color="#1E1E1E"/>
    </style:style>
    <style:style style:name="T136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364"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365" style:parent-style-name="Normal" style:family="paragraph">
      <style:paragraph-properties fo:margin-bottom="0in" style:line-height-at-least="0.1979in" fo:background-color="#1E1E1E"/>
    </style:style>
    <style:style style:name="T136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36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36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369"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370" style:parent-style-name="Normal" style:family="paragraph">
      <style:paragraph-properties fo:margin-bottom="0in" style:line-height-at-least="0.1979in" fo:background-color="#1E1E1E"/>
    </style:style>
    <style:style style:name="T137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37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373"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374" style:parent-style-name="Normal" style:family="paragraph">
      <style:paragraph-properties fo:margin-bottom="0in" style:line-height-at-least="0.1979in" fo:background-color="#1E1E1E"/>
    </style:style>
    <style:style style:name="T137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37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377" style:parent-style-name="Normal" style:family="paragraph">
      <style:paragraph-properties fo:margin-bottom="0in" style:line-height-at-least="0.1979in" fo:background-color="#1E1E1E"/>
    </style:style>
    <style:style style:name="T137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37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38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381"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382"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383" style:parent-style-name="Normal" style:family="paragraph">
      <style:paragraph-properties fo:margin-bottom="0in" style:line-height-at-least="0.1979in" fo:background-color="#1E1E1E"/>
    </style:style>
    <style:style style:name="T138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385" style:parent-style-name="Normal" style:family="paragraph">
      <style:paragraph-properties fo:margin-bottom="0in" style:line-height-at-least="0.1979in" fo:background-color="#1E1E1E"/>
    </style:style>
    <style:style style:name="T138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387"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138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389" style:parent-style-name="Normal" style:family="paragraph">
      <style:paragraph-properties fo:margin-bottom="0in" style:line-height-at-least="0.1979in" fo:background-color="#1E1E1E"/>
    </style:style>
    <style:style style:name="T139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39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39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39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394" style:parent-style-name="Normal" style:family="paragraph">
      <style:paragraph-properties fo:margin-bottom="0in" style:line-height-at-least="0.1979in" fo:background-color="#1E1E1E"/>
    </style:style>
    <style:style style:name="T139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39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39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398" style:parent-style-name="Normal" style:family="paragraph">
      <style:paragraph-properties fo:margin-bottom="0in" style:line-height-at-least="0.1979in" fo:background-color="#1E1E1E"/>
    </style:style>
    <style:style style:name="T139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40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401" style:parent-style-name="Normal" style:family="paragraph">
      <style:paragraph-properties fo:margin-bottom="0in" style:line-height-at-least="0.1979in" fo:background-color="#1E1E1E"/>
    </style:style>
    <style:style style:name="T140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40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404" style:parent-style-name="Normal" style:family="paragraph">
      <style:paragraph-properties fo:margin-bottom="0in" style:line-height-at-least="0.1979in" fo:background-color="#1E1E1E"/>
    </style:style>
    <style:style style:name="T140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40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40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408" style:parent-style-name="Normal" style:family="paragraph">
      <style:paragraph-properties fo:margin-bottom="0in" style:line-height-at-least="0.1979in" fo:background-color="#1E1E1E"/>
    </style:style>
    <style:style style:name="T140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41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411" style:parent-style-name="Normal" style:family="paragraph">
      <style:paragraph-properties fo:margin-bottom="0in" style:line-height-at-least="0.1979in" fo:background-color="#1E1E1E"/>
    </style:style>
    <style:style style:name="T141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41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414" style:parent-style-name="Normal" style:family="paragraph">
      <style:paragraph-properties fo:margin-bottom="0in" style:line-height-at-least="0.1979in" fo:background-color="#1E1E1E"/>
    </style:style>
    <style:style style:name="T141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41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41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418" style:parent-style-name="Normal" style:family="paragraph">
      <style:paragraph-properties fo:margin-bottom="0in" style:line-height-at-least="0.1979in" fo:background-color="#1E1E1E"/>
    </style:style>
    <style:style style:name="T141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420" style:parent-style-name="Normal" style:family="paragraph">
      <style:paragraph-properties fo:margin-bottom="0in" style:line-height-at-least="0.1979in" fo:background-color="#1E1E1E"/>
    </style:style>
    <style:style style:name="T142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422" style:parent-style-name="Normal" style:family="paragraph">
      <style:paragraph-properties fo:margin-bottom="0in" style:line-height-at-least="0.1979in" fo:background-color="#1E1E1E"/>
    </style:style>
    <style:style style:name="T142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424" style:parent-style-name="Normal" style:family="paragraph">
      <style:paragraph-properties fo:margin-bottom="0in" style:line-height-at-least="0.1979in" fo:background-color="#1E1E1E"/>
    </style:style>
    <style:style style:name="T142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426" style:parent-style-name="Normal" style:family="paragraph">
      <style:paragraph-properties fo:margin-bottom="0in" style:line-height-at-least="0.1979in" fo:background-color="#1E1E1E"/>
    </style:style>
    <style:style style:name="T142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428" style:parent-style-name="Normal" style:family="paragraph">
      <style:paragraph-properties fo:margin-bottom="0in" style:line-height-at-least="0.1979in" fo:background-color="#1E1E1E"/>
    </style:style>
    <style:style style:name="T142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430"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431" style:parent-style-name="Normal" style:family="paragraph">
      <style:paragraph-properties fo:margin-bottom="0in" style:line-height-at-least="0.1979in" fo:background-color="#1E1E1E"/>
    </style:style>
    <style:style style:name="T143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43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434" style:parent-style-name="Normal" style:family="paragraph">
      <style:paragraph-properties fo:margin-bottom="0in" style:line-height-at-least="0.1979in" fo:background-color="#1E1E1E"/>
    </style:style>
    <style:style style:name="T143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43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437" style:parent-style-name="Normal" style:family="paragraph">
      <style:paragraph-properties fo:margin-bottom="0in" style:line-height-at-least="0.1979in" fo:background-color="#1E1E1E"/>
    </style:style>
    <style:style style:name="T143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43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44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441" style:parent-style-name="Normal" style:family="paragraph">
      <style:paragraph-properties fo:margin-bottom="0in" style:line-height-at-least="0.1979in" fo:background-color="#1E1E1E"/>
    </style:style>
    <style:style style:name="T144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44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444"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445" style:parent-style-name="Normal" style:family="paragraph">
      <style:paragraph-properties fo:margin-bottom="0in" style:line-height-at-least="0.1979in" fo:background-color="#1E1E1E"/>
    </style:style>
    <style:style style:name="T144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447" style:parent-style-name="Normal" style:family="paragraph">
      <style:paragraph-properties fo:margin-bottom="0in" style:line-height-at-least="0.1979in" fo:background-color="#1E1E1E"/>
    </style:style>
    <style:style style:name="T1448" style:parent-style-name="DefaultParagraphFont" style:family="text">
      <style:text-properties style:font-name="Consolas" style:font-name-asian="Times New Roman" fo:color="#B5CEA8" fo:font-size="10.5pt" style:font-size-asian="10.5pt" style:font-size-complex="10.5pt" style:language-asian="en" style:country-asian="GB"/>
    </style:style>
    <style:style style:name="T144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45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451"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452" style:parent-style-name="Normal" style:family="paragraph">
      <style:paragraph-properties fo:margin-bottom="0in" style:line-height-at-least="0.1979in" fo:background-color="#1E1E1E"/>
    </style:style>
    <style:style style:name="T1453"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145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455" style:parent-style-name="Normal" style:family="paragraph">
      <style:paragraph-properties fo:margin-bottom="0in" style:line-height-at-least="0.1979in" fo:background-color="#1E1E1E"/>
    </style:style>
    <style:style style:name="T145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45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458" style:parent-style-name="Normal" style:family="paragraph">
      <style:paragraph-properties fo:margin-bottom="0in" style:line-height-at-least="0.1979in" fo:background-color="#1E1E1E"/>
    </style:style>
    <style:style style:name="T145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46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461" style:parent-style-name="Normal" style:family="paragraph">
      <style:paragraph-properties fo:margin-bottom="0in" style:line-height-at-least="0.1979in" fo:background-color="#1E1E1E"/>
    </style:style>
    <style:style style:name="T146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46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464" style:parent-style-name="Normal" style:family="paragraph">
      <style:paragraph-properties fo:margin-bottom="0in" style:line-height-at-least="0.1979in" fo:background-color="#1E1E1E"/>
    </style:style>
    <style:style style:name="T146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46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467" style:parent-style-name="Normal" style:family="paragraph">
      <style:paragraph-properties fo:margin-bottom="0in" style:line-height-at-least="0.1979in" fo:background-color="#1E1E1E"/>
    </style:style>
    <style:style style:name="T146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46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470"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471" style:parent-style-name="Normal" style:family="paragraph">
      <style:paragraph-properties fo:margin-bottom="0in" style:line-height-at-least="0.1979in" fo:background-color="#1E1E1E"/>
    </style:style>
    <style:style style:name="T147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47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47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475" style:parent-style-name="Normal" style:family="paragraph">
      <style:paragraph-properties fo:margin-bottom="0in" style:line-height-at-least="0.1979in" fo:background-color="#1E1E1E"/>
    </style:style>
    <style:style style:name="T147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47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47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479" style:parent-style-name="Normal" style:family="paragraph">
      <style:paragraph-properties fo:margin-bottom="0in" style:line-height-at-least="0.1979in" fo:background-color="#1E1E1E"/>
    </style:style>
    <style:style style:name="T148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48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48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483" style:parent-style-name="Normal" style:family="paragraph">
      <style:paragraph-properties fo:margin-bottom="0in" style:line-height-at-least="0.1979in" fo:background-color="#1E1E1E"/>
    </style:style>
    <style:style style:name="T148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48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48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487"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488" style:parent-style-name="Normal" style:family="paragraph">
      <style:paragraph-properties fo:margin-bottom="0in" style:line-height-at-least="0.1979in" fo:background-color="#1E1E1E"/>
    </style:style>
    <style:style style:name="T148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49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491" style:parent-style-name="Normal" style:family="paragraph">
      <style:paragraph-properties fo:margin-bottom="0in" style:line-height-at-least="0.1979in" fo:background-color="#1E1E1E"/>
    </style:style>
    <style:style style:name="T149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493" style:parent-style-name="Normal" style:family="paragraph">
      <style:paragraph-properties fo:margin-bottom="0in" style:line-height-at-least="0.1979in" fo:background-color="#1E1E1E"/>
    </style:style>
    <style:style style:name="T149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49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496" style:parent-style-name="Normal" style:family="paragraph">
      <style:paragraph-properties fo:margin-bottom="0in" style:line-height-at-least="0.1979in" fo:background-color="#1E1E1E"/>
    </style:style>
    <style:style style:name="T149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49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499" style:parent-style-name="Normal" style:family="paragraph">
      <style:paragraph-properties fo:margin-bottom="0in" style:line-height-at-least="0.1979in" fo:background-color="#1E1E1E"/>
    </style:style>
    <style:style style:name="T150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501"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502" style:parent-style-name="Normal" style:family="paragraph">
      <style:paragraph-properties fo:margin-bottom="0in" style:line-height-at-least="0.1979in" fo:background-color="#1E1E1E"/>
    </style:style>
    <style:style style:name="T150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504" style:parent-style-name="Normal" style:family="paragraph">
      <style:paragraph-properties fo:margin-bottom="0in" style:line-height-at-least="0.1979in" fo:background-color="#1E1E1E"/>
    </style:style>
    <style:style style:name="T150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506" style:parent-style-name="Normal" style:family="paragraph">
      <style:paragraph-properties fo:margin-bottom="0in" style:line-height-at-least="0.1979in" fo:background-color="#1E1E1E"/>
    </style:style>
    <style:style style:name="T150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508" style:parent-style-name="Normal" style:family="paragraph">
      <style:paragraph-properties fo:margin-bottom="0in" style:line-height-at-least="0.1979in" fo:background-color="#1E1E1E"/>
    </style:style>
    <style:style style:name="T150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51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51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512"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513" style:parent-style-name="Normal" style:family="paragraph">
      <style:paragraph-properties fo:margin-bottom="0in" style:line-height-at-least="0.1979in" fo:background-color="#1E1E1E"/>
    </style:style>
    <style:style style:name="T151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515" style:parent-style-name="Normal" style:family="paragraph">
      <style:paragraph-properties fo:margin-bottom="0in" style:line-height-at-least="0.1979in" fo:background-color="#1E1E1E"/>
    </style:style>
    <style:style style:name="T151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517" style:parent-style-name="Normal" style:family="paragraph">
      <style:paragraph-properties fo:margin-bottom="0in" style:line-height-at-least="0.1979in" fo:background-color="#1E1E1E"/>
    </style:style>
    <style:style style:name="T151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519" style:parent-style-name="Normal" style:family="paragraph">
      <style:paragraph-properties fo:margin-bottom="0in" style:line-height-at-least="0.1979in" fo:background-color="#1E1E1E"/>
    </style:style>
    <style:style style:name="T152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521"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522" style:parent-style-name="Normal" style:family="paragraph">
      <style:paragraph-properties fo:margin-bottom="0in" style:line-height-at-least="0.1979in" fo:background-color="#1E1E1E"/>
    </style:style>
    <style:style style:name="T152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52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52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526" style:parent-style-name="Normal" style:family="paragraph">
      <style:paragraph-properties fo:margin-bottom="0in" style:line-height-at-least="0.1979in" fo:background-color="#1E1E1E"/>
    </style:style>
    <style:style style:name="T152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52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52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530" style:parent-style-name="Normal" style:family="paragraph">
      <style:paragraph-properties fo:margin-bottom="0in" style:line-height-at-least="0.1979in" fo:background-color="#1E1E1E"/>
    </style:style>
    <style:style style:name="T153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53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53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534" style:parent-style-name="Normal" style:family="paragraph">
      <style:paragraph-properties fo:margin-bottom="0in" style:line-height-at-least="0.1979in" fo:background-color="#1E1E1E"/>
    </style:style>
    <style:style style:name="T153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53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537" style:parent-style-name="Normal" style:family="paragraph">
      <style:paragraph-properties fo:margin-bottom="0in" style:line-height-at-least="0.1979in" fo:background-color="#1E1E1E"/>
    </style:style>
    <style:style style:name="T153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53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54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541" style:parent-style-name="Normal" style:family="paragraph">
      <style:paragraph-properties fo:margin-bottom="0in" style:line-height-at-least="0.1979in" fo:background-color="#1E1E1E"/>
    </style:style>
    <style:style style:name="T154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54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54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545" style:parent-style-name="Normal" style:family="paragraph">
      <style:paragraph-properties fo:margin-bottom="0in" style:line-height-at-least="0.1979in" fo:background-color="#1E1E1E"/>
    </style:style>
    <style:style style:name="T154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54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548"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549" style:parent-style-name="Normal" style:family="paragraph">
      <style:paragraph-properties fo:margin-bottom="0in" style:line-height-at-least="0.1979in" fo:background-color="#1E1E1E"/>
    </style:style>
    <style:style style:name="T1550"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155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552" style:parent-style-name="Normal" style:family="paragraph">
      <style:paragraph-properties fo:margin-bottom="0in" style:line-height-at-least="0.1979in" fo:background-color="#1E1E1E"/>
    </style:style>
    <style:style style:name="T155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55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55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556" style:parent-style-name="Normal" style:family="paragraph">
      <style:paragraph-properties fo:margin-bottom="0in" style:line-height-at-least="0.1979in" fo:background-color="#1E1E1E"/>
    </style:style>
    <style:style style:name="T155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55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55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560" style:parent-style-name="Normal" style:family="paragraph">
      <style:paragraph-properties fo:margin-bottom="0in" style:line-height-at-least="0.1979in" fo:background-color="#1E1E1E"/>
    </style:style>
    <style:style style:name="T156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56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56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564" style:parent-style-name="Normal" style:family="paragraph">
      <style:paragraph-properties fo:margin-bottom="0in" style:line-height-at-least="0.1979in" fo:background-color="#1E1E1E"/>
    </style:style>
    <style:style style:name="T156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56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56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568" style:parent-style-name="Normal" style:family="paragraph">
      <style:paragraph-properties fo:margin-bottom="0in" style:line-height-at-least="0.1979in" fo:background-color="#1E1E1E"/>
    </style:style>
    <style:style style:name="T156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57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57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572" style:parent-style-name="Normal" style:family="paragraph">
      <style:paragraph-properties fo:margin-bottom="0in" style:line-height-at-least="0.1979in" fo:background-color="#1E1E1E"/>
    </style:style>
    <style:style style:name="T157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57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57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576" style:parent-style-name="Normal" style:family="paragraph">
      <style:paragraph-properties fo:margin-bottom="0in" style:line-height-at-least="0.1979in" fo:background-color="#1E1E1E"/>
    </style:style>
    <style:style style:name="T157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57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57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580" style:parent-style-name="Normal" style:family="paragraph">
      <style:paragraph-properties fo:margin-bottom="0in" style:line-height-at-least="0.1979in" fo:background-color="#1E1E1E"/>
    </style:style>
    <style:style style:name="T158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58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583"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584" style:parent-style-name="Normal" style:family="paragraph">
      <style:paragraph-properties fo:margin-bottom="0in" style:line-height-at-least="0.1979in" fo:background-color="#1E1E1E"/>
    </style:style>
    <style:style style:name="T1585"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158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587" style:parent-style-name="Normal" style:family="paragraph">
      <style:paragraph-properties fo:margin-bottom="0in" style:line-height-at-least="0.1979in" fo:background-color="#1E1E1E"/>
    </style:style>
    <style:style style:name="T158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58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590" style:parent-style-name="Normal" style:family="paragraph">
      <style:paragraph-properties fo:margin-bottom="0in" style:line-height-at-least="0.1979in" fo:background-color="#1E1E1E"/>
    </style:style>
    <style:style style:name="T159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59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593" style:parent-style-name="Normal" style:family="paragraph">
      <style:paragraph-properties fo:margin-bottom="0in" style:line-height-at-least="0.1979in" fo:background-color="#1E1E1E"/>
    </style:style>
    <style:style style:name="T159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59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59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597" style:parent-style-name="Normal" style:family="paragraph">
      <style:paragraph-properties fo:margin-bottom="0in" style:line-height-at-least="0.1979in" fo:background-color="#1E1E1E"/>
    </style:style>
    <style:style style:name="T159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59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60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601" style:parent-style-name="Normal" style:family="paragraph">
      <style:paragraph-properties fo:margin-bottom="0in" style:line-height-at-least="0.1979in" fo:background-color="#1E1E1E"/>
    </style:style>
    <style:style style:name="T160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60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60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605" style:parent-style-name="Normal" style:family="paragraph">
      <style:paragraph-properties fo:margin-bottom="0in" style:line-height-at-least="0.1979in" fo:background-color="#1E1E1E"/>
    </style:style>
    <style:style style:name="T160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60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608"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609" style:parent-style-name="Normal" style:family="paragraph">
      <style:paragraph-properties fo:margin-bottom="0in" style:line-height-at-least="0.1979in" fo:background-color="#1E1E1E"/>
    </style:style>
    <style:style style:name="T1610"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161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612" style:parent-style-name="Normal" style:family="paragraph">
      <style:paragraph-properties fo:margin-bottom="0in" style:line-height-at-least="0.1979in" fo:background-color="#1E1E1E"/>
    </style:style>
    <style:style style:name="T161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614" style:parent-style-name="Normal" style:family="paragraph">
      <style:paragraph-properties fo:margin-bottom="0in" style:line-height-at-least="0.1979in" fo:background-color="#1E1E1E"/>
    </style:style>
    <style:style style:name="T161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61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617"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618" style:parent-style-name="Normal" style:family="paragraph">
      <style:paragraph-properties fo:margin-bottom="0in" style:line-height-at-least="0.1979in" fo:background-color="#1E1E1E"/>
    </style:style>
    <style:style style:name="T161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620" style:parent-style-name="Normal" style:family="paragraph">
      <style:paragraph-properties fo:margin-bottom="0in" style:line-height-at-least="0.1979in" fo:background-color="#1E1E1E"/>
    </style:style>
    <style:style style:name="T162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622" style:parent-style-name="Normal" style:family="paragraph">
      <style:paragraph-properties fo:margin-bottom="0in" style:line-height-at-least="0.1979in" fo:background-color="#1E1E1E"/>
    </style:style>
    <style:style style:name="T162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62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625" style:parent-style-name="Normal" style:family="paragraph">
      <style:paragraph-properties fo:margin-bottom="0in" style:line-height-at-least="0.1979in" fo:background-color="#1E1E1E"/>
    </style:style>
    <style:style style:name="T162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62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62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62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630" style:parent-style-name="Normal" style:family="paragraph">
      <style:paragraph-properties fo:margin-bottom="0in" style:line-height-at-least="0.1979in" fo:background-color="#1E1E1E"/>
    </style:style>
    <style:style style:name="T163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63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633" style:parent-style-name="Normal" style:family="paragraph">
      <style:paragraph-properties fo:margin-bottom="0in" style:line-height-at-least="0.1979in" fo:background-color="#1E1E1E"/>
    </style:style>
    <style:style style:name="T163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63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63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637"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638"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639" style:parent-style-name="Normal" style:family="paragraph">
      <style:paragraph-properties fo:margin-bottom="0.1666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640" style:parent-style-name="Normal" style:family="paragraph">
      <style:paragraph-properties fo:margin-bottom="0in" style:line-height-at-least="0.1979in" fo:background-color="#1E1E1E"/>
    </style:style>
    <style:style style:name="T164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64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643" style:parent-style-name="Normal" style:family="paragraph">
      <style:paragraph-properties fo:margin-bottom="0in" style:line-height-at-least="0.1979in" fo:background-color="#1E1E1E"/>
    </style:style>
    <style:style style:name="T164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645" style:parent-style-name="Normal" style:family="paragraph">
      <style:paragraph-properties fo:margin-bottom="0in" style:line-height-at-least="0.1979in" fo:background-color="#1E1E1E"/>
    </style:style>
    <style:style style:name="T164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64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648" style:parent-style-name="Normal" style:family="paragraph">
      <style:paragraph-properties fo:margin-bottom="0in" style:line-height-at-least="0.1979in" fo:background-color="#1E1E1E"/>
    </style:style>
    <style:style style:name="T164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65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651"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652" style:parent-style-name="Normal" style:family="paragraph">
      <style:paragraph-properties fo:margin-bottom="0in" style:line-height-at-least="0.1979in" fo:background-color="#1E1E1E"/>
    </style:style>
    <style:style style:name="T1653"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1654"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165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656" style:parent-style-name="Normal" style:family="paragraph">
      <style:paragraph-properties fo:margin-bottom="0in" style:line-height-at-least="0.1979in" fo:background-color="#1E1E1E"/>
    </style:style>
    <style:style style:name="T165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65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659" style:parent-style-name="Normal" style:family="paragraph">
      <style:paragraph-properties fo:margin-bottom="0in" style:line-height-at-least="0.1979in" fo:background-color="#1E1E1E"/>
    </style:style>
    <style:style style:name="T166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661" style:parent-style-name="Normal" style:family="paragraph">
      <style:paragraph-properties fo:margin-bottom="0in" style:line-height-at-least="0.1979in" fo:background-color="#1E1E1E"/>
    </style:style>
    <style:style style:name="T1662"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166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664" style:parent-style-name="Normal" style:family="paragraph">
      <style:paragraph-properties fo:margin-bottom="0in" style:line-height-at-least="0.1979in" fo:background-color="#1E1E1E"/>
    </style:style>
    <style:style style:name="T166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66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667" style:parent-style-name="Normal" style:family="paragraph">
      <style:paragraph-properties fo:margin-bottom="0in" style:line-height-at-least="0.1979in" fo:background-color="#1E1E1E"/>
    </style:style>
    <style:style style:name="T166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66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67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671" style:parent-style-name="Normal" style:family="paragraph">
      <style:paragraph-properties fo:margin-bottom="0in" style:line-height-at-least="0.1979in" fo:background-color="#1E1E1E"/>
    </style:style>
    <style:style style:name="T167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67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67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675" style:parent-style-name="Normal" style:family="paragraph">
      <style:paragraph-properties fo:margin-bottom="0in" style:line-height-at-least="0.1979in" fo:background-color="#1E1E1E"/>
    </style:style>
    <style:style style:name="T167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67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678" style:parent-style-name="Normal" style:family="paragraph">
      <style:paragraph-properties fo:margin-bottom="0in" style:line-height-at-least="0.1979in" fo:background-color="#1E1E1E"/>
    </style:style>
    <style:style style:name="T167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68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681" style:parent-style-name="Normal" style:family="paragraph">
      <style:paragraph-properties fo:margin-bottom="0in" style:line-height-at-least="0.1979in" fo:background-color="#1E1E1E"/>
    </style:style>
    <style:style style:name="T168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683" style:parent-style-name="Normal" style:family="paragraph">
      <style:paragraph-properties fo:margin-bottom="0in" style:line-height-at-least="0.1979in" fo:background-color="#1E1E1E"/>
    </style:style>
    <style:style style:name="T168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68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686" style:parent-style-name="Normal" style:family="paragraph">
      <style:paragraph-properties fo:margin-bottom="0in" style:line-height-at-least="0.1979in" fo:background-color="#1E1E1E"/>
    </style:style>
    <style:style style:name="T168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68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68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690" style:parent-style-name="Normal" style:family="paragraph">
      <style:paragraph-properties fo:margin-bottom="0in" style:line-height-at-least="0.1979in" fo:background-color="#1E1E1E"/>
    </style:style>
    <style:style style:name="T169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69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693" style:parent-style-name="Normal" style:family="paragraph">
      <style:paragraph-properties fo:margin-bottom="0in" style:line-height-at-least="0.1979in" fo:background-color="#1E1E1E"/>
    </style:style>
    <style:style style:name="T169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695" style:parent-style-name="Normal" style:family="paragraph">
      <style:paragraph-properties fo:margin-bottom="0in" style:line-height-at-least="0.1979in" fo:background-color="#1E1E1E"/>
    </style:style>
    <style:style style:name="T169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69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698" style:parent-style-name="Normal" style:family="paragraph">
      <style:paragraph-properties fo:margin-bottom="0in" style:line-height-at-least="0.1979in" fo:background-color="#1E1E1E"/>
    </style:style>
    <style:style style:name="T169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70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701"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702" style:parent-style-name="Normal" style:family="paragraph">
      <style:paragraph-properties fo:margin-bottom="0in" style:line-height-at-least="0.1979in" fo:background-color="#1E1E1E"/>
    </style:style>
    <style:style style:name="T170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704"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705" style:parent-style-name="Normal" style:family="paragraph">
      <style:paragraph-properties fo:margin-bottom="0in" style:line-height-at-least="0.1979in" fo:background-color="#1E1E1E"/>
    </style:style>
    <style:style style:name="T170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70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708" style:parent-style-name="Normal" style:family="paragraph">
      <style:paragraph-properties fo:margin-bottom="0in" style:line-height-at-least="0.1979in" fo:background-color="#1E1E1E"/>
    </style:style>
    <style:style style:name="T170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71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71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71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713"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714" style:parent-style-name="Normal" style:family="paragraph">
      <style:paragraph-properties fo:margin-bottom="0in" style:line-height-at-least="0.1979in" fo:background-color="#1E1E1E"/>
    </style:style>
    <style:style style:name="T171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716" style:parent-style-name="Normal" style:family="paragraph">
      <style:paragraph-properties fo:margin-bottom="0in" style:line-height-at-least="0.1979in" fo:background-color="#1E1E1E"/>
    </style:style>
    <style:style style:name="T171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71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719"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720" style:parent-style-name="Normal" style:family="paragraph">
      <style:paragraph-properties fo:margin-bottom="0in" style:line-height-at-least="0.1979in" fo:background-color="#1E1E1E"/>
    </style:style>
    <style:style style:name="T172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72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723" style:parent-style-name="Normal" style:family="paragraph">
      <style:paragraph-properties fo:margin-bottom="0in" style:line-height-at-least="0.1979in" fo:background-color="#1E1E1E"/>
    </style:style>
    <style:style style:name="T172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72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72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727"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728" style:parent-style-name="Normal" style:family="paragraph">
      <style:paragraph-properties fo:margin-bottom="0in" style:line-height-at-least="0.1979in" fo:background-color="#1E1E1E"/>
    </style:style>
    <style:style style:name="T172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73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731" style:parent-style-name="Normal" style:family="paragraph">
      <style:paragraph-properties fo:margin-bottom="0in" style:line-height-at-least="0.1979in" fo:background-color="#1E1E1E"/>
    </style:style>
    <style:style style:name="T173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733" style:parent-style-name="Normal" style:family="paragraph">
      <style:paragraph-properties fo:margin-bottom="0in" style:line-height-at-least="0.1979in" fo:background-color="#1E1E1E"/>
    </style:style>
    <style:style style:name="T173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735"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736" style:parent-style-name="Normal" style:family="paragraph">
      <style:paragraph-properties fo:margin-bottom="0in" style:line-height-at-least="0.1979in" fo:background-color="#1E1E1E"/>
    </style:style>
    <style:style style:name="T173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738" style:parent-style-name="Normal" style:family="paragraph">
      <style:paragraph-properties fo:margin-bottom="0in" style:line-height-at-least="0.1979in" fo:background-color="#1E1E1E"/>
    </style:style>
    <style:style style:name="T173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740" style:parent-style-name="Normal" style:family="paragraph">
      <style:paragraph-properties fo:margin-bottom="0in" style:line-height-at-least="0.1979in" fo:background-color="#1E1E1E"/>
    </style:style>
    <style:style style:name="T174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742" style:parent-style-name="Normal" style:family="paragraph">
      <style:paragraph-properties fo:margin-bottom="0in" style:line-height-at-least="0.1979in" fo:background-color="#1E1E1E"/>
    </style:style>
    <style:style style:name="T174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74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745" style:parent-style-name="Normal" style:family="paragraph">
      <style:paragraph-properties fo:margin-bottom="0in" style:line-height-at-least="0.1979in" fo:background-color="#1E1E1E"/>
    </style:style>
    <style:style style:name="T174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74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748"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749" style:parent-style-name="Normal" style:family="paragraph">
      <style:paragraph-properties fo:margin-bottom="0in" style:line-height-at-least="0.1979in" fo:background-color="#1E1E1E"/>
    </style:style>
    <style:style style:name="T175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75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752" style:parent-style-name="Normal" style:family="paragraph">
      <style:paragraph-properties fo:margin-bottom="0in" style:line-height-at-least="0.1979in" fo:background-color="#1E1E1E"/>
    </style:style>
    <style:style style:name="T175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75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755" style:parent-style-name="Normal" style:family="paragraph">
      <style:paragraph-properties fo:margin-bottom="0in" style:line-height-at-least="0.1979in" fo:background-color="#1E1E1E"/>
    </style:style>
    <style:style style:name="T175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757" style:parent-style-name="Normal" style:family="paragraph">
      <style:paragraph-properties fo:margin-bottom="0in" style:line-height-at-least="0.1979in" fo:background-color="#1E1E1E"/>
    </style:style>
    <style:style style:name="T175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759"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760" style:parent-style-name="Normal" style:family="paragraph">
      <style:paragraph-properties fo:margin-bottom="0in" style:line-height-at-least="0.1979in" fo:background-color="#1E1E1E"/>
    </style:style>
    <style:style style:name="T176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762"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763" style:parent-style-name="Normal" style:family="paragraph">
      <style:paragraph-properties fo:margin-bottom="0in" style:line-height-at-least="0.1979in" fo:background-color="#1E1E1E"/>
    </style:style>
    <style:style style:name="T176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765" style:parent-style-name="Normal" style:family="paragraph">
      <style:paragraph-properties fo:margin-bottom="0in" style:line-height-at-least="0.1979in" fo:background-color="#1E1E1E"/>
    </style:style>
    <style:style style:name="T176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767"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768" style:parent-style-name="Normal" style:family="paragraph">
      <style:paragraph-properties fo:margin-bottom="0in" style:line-height-at-least="0.1979in" fo:background-color="#1E1E1E"/>
    </style:style>
    <style:style style:name="T176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77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771" style:parent-style-name="Normal" style:family="paragraph">
      <style:paragraph-properties fo:margin-bottom="0in" style:line-height-at-least="0.1979in" fo:background-color="#1E1E1E"/>
    </style:style>
    <style:style style:name="T177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77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774" style:parent-style-name="Normal" style:family="paragraph">
      <style:paragraph-properties fo:margin-bottom="0in" style:line-height-at-least="0.1979in" fo:background-color="#1E1E1E"/>
    </style:style>
    <style:style style:name="T177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77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777" style:parent-style-name="Normal" style:family="paragraph">
      <style:paragraph-properties fo:margin-bottom="0.1666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778" style:parent-style-name="Normal" style:family="paragraph">
      <style:paragraph-properties fo:margin-bottom="0in" style:line-height-at-least="0.1979in" fo:background-color="#1E1E1E"/>
    </style:style>
    <style:style style:name="T177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780" style:parent-style-name="Normal" style:family="paragraph">
      <style:paragraph-properties fo:margin-bottom="0in" style:line-height-at-least="0.1979in" fo:background-color="#1E1E1E"/>
    </style:style>
    <style:style style:name="T178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782" style:parent-style-name="Normal" style:family="paragraph">
      <style:paragraph-properties fo:margin-bottom="0in" style:line-height-at-least="0.1979in" fo:background-color="#1E1E1E"/>
    </style:style>
    <style:style style:name="T178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78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785" style:parent-style-name="Normal" style:family="paragraph">
      <style:paragraph-properties fo:margin-bottom="0in" style:line-height-at-least="0.1979in" fo:background-color="#1E1E1E"/>
    </style:style>
    <style:style style:name="T178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78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788"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789" style:parent-style-name="Normal" style:family="paragraph">
      <style:paragraph-properties fo:margin-bottom="0in" style:line-height-at-least="0.1979in" fo:background-color="#1E1E1E"/>
    </style:style>
    <style:style style:name="T179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79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792"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793" style:parent-style-name="Normal" style:family="paragraph">
      <style:paragraph-properties fo:margin-bottom="0in" style:line-height-at-least="0.1979in" fo:background-color="#1E1E1E"/>
    </style:style>
    <style:style style:name="T1794"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179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796" style:parent-style-name="Normal" style:family="paragraph">
      <style:paragraph-properties fo:margin-bottom="0in" style:line-height-at-least="0.1979in" fo:background-color="#1E1E1E"/>
    </style:style>
    <style:style style:name="T179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79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799" style:parent-style-name="Normal" style:family="paragraph">
      <style:paragraph-properties fo:margin-bottom="0in" style:line-height-at-least="0.1979in" fo:background-color="#1E1E1E"/>
    </style:style>
    <style:style style:name="T180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80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802" style:parent-style-name="Normal" style:family="paragraph">
      <style:paragraph-properties fo:margin-bottom="0in" style:line-height-at-least="0.1979in" fo:background-color="#1E1E1E"/>
    </style:style>
    <style:style style:name="T180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80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80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80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807"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808" style:parent-style-name="Normal" style:family="paragraph">
      <style:paragraph-properties fo:margin-bottom="0in" style:line-height-at-least="0.1979in" fo:background-color="#1E1E1E"/>
    </style:style>
    <style:style style:name="T1809"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181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811" style:parent-style-name="Normal" style:family="paragraph">
      <style:paragraph-properties fo:margin-bottom="0in" style:line-height-at-least="0.1979in" fo:background-color="#1E1E1E"/>
    </style:style>
    <style:style style:name="T181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81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81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815" style:parent-style-name="Normal" style:family="paragraph">
      <style:paragraph-properties fo:margin-bottom="0in" style:line-height-at-least="0.1979in" fo:background-color="#1E1E1E"/>
    </style:style>
    <style:style style:name="T181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81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81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819"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820" style:parent-style-name="Normal" style:family="paragraph">
      <style:paragraph-properties fo:margin-bottom="0in" style:line-height-at-least="0.1979in" fo:background-color="#1E1E1E"/>
    </style:style>
    <style:style style:name="T182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82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823" style:parent-style-name="Normal" style:family="paragraph">
      <style:paragraph-properties fo:margin-bottom="0in" style:line-height-at-least="0.1979in" fo:background-color="#1E1E1E"/>
    </style:style>
    <style:style style:name="T182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82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826"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827" style:parent-style-name="Normal" style:family="paragraph">
      <style:paragraph-properties fo:margin-bottom="0in" style:line-height-at-least="0.1979in" fo:background-color="#1E1E1E"/>
    </style:style>
    <style:style style:name="T182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829" style:parent-style-name="Normal" style:family="paragraph">
      <style:paragraph-properties fo:margin-bottom="0in" style:line-height-at-least="0.1979in" fo:background-color="#1E1E1E"/>
    </style:style>
    <style:style style:name="T183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83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832" style:parent-style-name="Normal" style:family="paragraph">
      <style:paragraph-properties fo:margin-bottom="0in" style:line-height-at-least="0.1979in" fo:background-color="#1E1E1E"/>
    </style:style>
    <style:style style:name="T183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834" style:parent-style-name="Normal" style:family="paragraph">
      <style:paragraph-properties fo:margin-bottom="0.1666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835" style:parent-style-name="Normal" style:family="paragraph">
      <style:paragraph-properties fo:margin-bottom="0in" style:line-height-at-least="0.1979in" fo:background-color="#1E1E1E"/>
    </style:style>
    <style:style style:name="T1836"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183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838" style:parent-style-name="Normal" style:family="paragraph">
      <style:paragraph-properties fo:margin-bottom="0in" style:line-height-at-least="0.1979in" fo:background-color="#1E1E1E"/>
    </style:style>
    <style:style style:name="T183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84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84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842"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843" style:parent-style-name="Normal" style:family="paragraph">
      <style:paragraph-properties fo:margin-bottom="0in" style:line-height-at-least="0.1979in" fo:background-color="#1E1E1E"/>
    </style:style>
    <style:style style:name="T1844"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184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846" style:parent-style-name="Normal" style:family="paragraph">
      <style:paragraph-properties fo:margin-bottom="0in" style:line-height-at-least="0.1979in" fo:background-color="#1E1E1E"/>
    </style:style>
    <style:style style:name="T184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848"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849" style:parent-style-name="Normal" style:family="paragraph">
      <style:paragraph-properties fo:margin-bottom="0in" style:line-height-at-least="0.1979in" fo:background-color="#1E1E1E"/>
    </style:style>
    <style:style style:name="T1850"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185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852" style:parent-style-name="Normal" style:family="paragraph">
      <style:paragraph-properties fo:margin-bottom="0in" style:line-height-at-least="0.1979in" fo:background-color="#1E1E1E"/>
    </style:style>
    <style:style style:name="T185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85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855" style:parent-style-name="Normal" style:family="paragraph">
      <style:paragraph-properties fo:margin-bottom="0in" style:line-height-at-least="0.1979in" fo:background-color="#1E1E1E"/>
    </style:style>
    <style:style style:name="T185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85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858" style:parent-style-name="Normal" style:family="paragraph">
      <style:paragraph-properties fo:margin-bottom="0in" style:line-height-at-least="0.1979in" fo:background-color="#1E1E1E"/>
    </style:style>
    <style:style style:name="T185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86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861"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862" style:parent-style-name="Normal" style:family="paragraph">
      <style:paragraph-properties fo:margin-bottom="0in" style:line-height-at-least="0.1979in" fo:background-color="#1E1E1E"/>
    </style:style>
    <style:style style:name="T186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864" style:parent-style-name="Normal" style:family="paragraph">
      <style:paragraph-properties fo:margin-bottom="0in" style:line-height-at-least="0.1979in" fo:background-color="#1E1E1E"/>
    </style:style>
    <style:style style:name="T186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866" style:parent-style-name="Normal" style:family="paragraph">
      <style:paragraph-properties fo:margin-bottom="0in" style:line-height-at-least="0.1979in" fo:background-color="#1E1E1E"/>
    </style:style>
    <style:style style:name="T186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868" style:parent-style-name="Normal" style:family="paragraph">
      <style:paragraph-properties fo:margin-bottom="0in" style:line-height-at-least="0.1979in" fo:background-color="#1E1E1E"/>
    </style:style>
    <style:style style:name="T186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870" style:parent-style-name="Normal" style:family="paragraph">
      <style:paragraph-properties fo:margin-bottom="0in" style:line-height-at-least="0.1979in" fo:background-color="#1E1E1E"/>
    </style:style>
    <style:style style:name="T187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87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873" style:parent-style-name="Normal" style:family="paragraph">
      <style:paragraph-properties fo:margin-bottom="0in" style:line-height-at-least="0.1979in" fo:background-color="#1E1E1E"/>
    </style:style>
    <style:style style:name="T187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87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876" style:parent-style-name="Normal" style:family="paragraph">
      <style:paragraph-properties fo:margin-bottom="0in" style:line-height-at-least="0.1979in" fo:background-color="#1E1E1E"/>
    </style:style>
    <style:style style:name="T187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878" style:parent-style-name="Normal" style:family="paragraph">
      <style:paragraph-properties fo:margin-bottom="0in" style:line-height-at-least="0.1979in" fo:background-color="#1E1E1E"/>
    </style:style>
    <style:style style:name="T187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88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881" style:parent-style-name="Normal" style:family="paragraph">
      <style:paragraph-properties fo:margin-bottom="0in" style:line-height-at-least="0.1979in" fo:background-color="#1E1E1E"/>
    </style:style>
    <style:style style:name="T188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883"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884" style:parent-style-name="Normal" style:family="paragraph">
      <style:paragraph-properties fo:margin-bottom="0in" style:line-height-at-least="0.1979in" fo:background-color="#1E1E1E"/>
    </style:style>
    <style:style style:name="T188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88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88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888" style:parent-style-name="Normal" style:family="paragraph">
      <style:paragraph-properties fo:margin-bottom="0in" style:line-height-at-least="0.1979in" fo:background-color="#1E1E1E"/>
    </style:style>
    <style:style style:name="T188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89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89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892"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893" style:parent-style-name="Normal" style:family="paragraph">
      <style:paragraph-properties fo:margin-bottom="0in" style:line-height-at-least="0.1979in" fo:background-color="#1E1E1E"/>
    </style:style>
    <style:style style:name="T189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89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89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89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898" style:parent-style-name="Normal" style:family="paragraph">
      <style:paragraph-properties fo:margin-bottom="0in" style:line-height-at-least="0.1979in" fo:background-color="#1E1E1E"/>
    </style:style>
    <style:style style:name="T189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90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90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902" style:parent-style-name="Normal" style:family="paragraph">
      <style:paragraph-properties fo:margin-bottom="0in" style:line-height-at-least="0.1979in" fo:background-color="#1E1E1E"/>
    </style:style>
    <style:style style:name="T190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90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905" style:parent-style-name="Normal" style:family="paragraph">
      <style:paragraph-properties fo:margin-bottom="0in" style:line-height-at-least="0.1979in" fo:background-color="#1E1E1E"/>
    </style:style>
    <style:style style:name="T190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90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908"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909" style:parent-style-name="Normal" style:family="paragraph">
      <style:paragraph-properties fo:margin-bottom="0in" style:line-height-at-least="0.1979in" fo:background-color="#1E1E1E"/>
    </style:style>
    <style:style style:name="T191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91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91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91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914" style:parent-style-name="Normal" style:family="paragraph">
      <style:paragraph-properties fo:margin-bottom="0in" style:line-height-at-least="0.1979in" fo:background-color="#1E1E1E"/>
    </style:style>
    <style:style style:name="T191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91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91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918"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919" style:parent-style-name="Normal" style:family="paragraph">
      <style:paragraph-properties fo:margin-bottom="0in" style:line-height-at-least="0.1979in" fo:background-color="#1E1E1E"/>
    </style:style>
    <style:style style:name="T192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92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922" style:parent-style-name="Normal" style:family="paragraph">
      <style:paragraph-properties fo:margin-bottom="0in" style:line-height-at-least="0.1979in" fo:background-color="#1E1E1E"/>
    </style:style>
    <style:style style:name="T192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924" style:parent-style-name="Normal" style:family="paragraph">
      <style:paragraph-properties fo:margin-bottom="0in" style:line-height-at-least="0.1979in" fo:background-color="#1E1E1E"/>
    </style:style>
    <style:style style:name="T192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926" style:parent-style-name="Normal" style:family="paragraph">
      <style:paragraph-properties fo:margin-bottom="0in" style:line-height-at-least="0.1979in" fo:background-color="#1E1E1E"/>
    </style:style>
    <style:style style:name="T192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928" style:parent-style-name="Normal" style:family="paragraph">
      <style:paragraph-properties fo:margin-bottom="0in" style:line-height-at-least="0.1979in" fo:background-color="#1E1E1E"/>
    </style:style>
    <style:style style:name="T192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930" style:parent-style-name="Normal" style:family="paragraph">
      <style:paragraph-properties fo:margin-bottom="0in" style:line-height-at-least="0.1979in" fo:background-color="#1E1E1E"/>
    </style:style>
    <style:style style:name="T193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932" style:parent-style-name="Normal" style:family="paragraph">
      <style:paragraph-properties fo:margin-bottom="0in" style:line-height-at-least="0.1979in" fo:background-color="#1E1E1E"/>
    </style:style>
    <style:style style:name="T193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934" style:parent-style-name="Normal" style:family="paragraph">
      <style:paragraph-properties fo:margin-bottom="0in" style:line-height-at-least="0.1979in" fo:background-color="#1E1E1E"/>
    </style:style>
    <style:style style:name="T193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936" style:parent-style-name="Normal" style:family="paragraph">
      <style:paragraph-properties fo:margin-bottom="0in" style:line-height-at-least="0.1979in" fo:background-color="#1E1E1E"/>
    </style:style>
    <style:style style:name="T193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938" style:parent-style-name="Normal" style:family="paragraph">
      <style:paragraph-properties fo:margin-bottom="0in" style:line-height-at-least="0.1979in" fo:background-color="#1E1E1E"/>
    </style:style>
    <style:style style:name="T193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940" style:parent-style-name="Normal" style:family="paragraph">
      <style:paragraph-properties fo:margin-bottom="0in" style:line-height-at-least="0.1979in" fo:background-color="#1E1E1E"/>
    </style:style>
    <style:style style:name="T194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942" style:parent-style-name="Normal" style:family="paragraph">
      <style:paragraph-properties fo:margin-bottom="0in" style:line-height-at-least="0.1979in" fo:background-color="#1E1E1E"/>
    </style:style>
    <style:style style:name="T194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944" style:parent-style-name="Normal" style:family="paragraph">
      <style:paragraph-properties fo:margin-bottom="0in" style:line-height-at-least="0.1979in" fo:background-color="#1E1E1E"/>
    </style:style>
    <style:style style:name="T194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946" style:parent-style-name="Normal" style:family="paragraph">
      <style:paragraph-properties fo:margin-bottom="0in" style:line-height-at-least="0.1979in" fo:background-color="#1E1E1E"/>
    </style:style>
    <style:style style:name="T194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948" style:parent-style-name="Normal" style:family="paragraph">
      <style:paragraph-properties fo:margin-bottom="0in" style:line-height-at-least="0.1979in" fo:background-color="#1E1E1E"/>
    </style:style>
    <style:style style:name="T194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950" style:parent-style-name="Normal" style:family="paragraph">
      <style:paragraph-properties fo:margin-bottom="0in" style:line-height-at-least="0.1979in" fo:background-color="#1E1E1E"/>
    </style:style>
    <style:style style:name="T195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952"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953" style:parent-style-name="Normal" style:family="paragraph">
      <style:paragraph-properties fo:margin-bottom="0in" style:line-height-at-least="0.1979in" fo:background-color="#1E1E1E"/>
    </style:style>
    <style:style style:name="T195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95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956" style:parent-style-name="Normal" style:family="paragraph">
      <style:paragraph-properties fo:margin-bottom="0in" style:line-height-at-least="0.1979in" fo:background-color="#1E1E1E"/>
    </style:style>
    <style:style style:name="T195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95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959" style:parent-style-name="Normal" style:family="paragraph">
      <style:paragraph-properties fo:margin-bottom="0in" style:line-height-at-least="0.1979in" fo:background-color="#1E1E1E"/>
    </style:style>
    <style:style style:name="T196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961" style:parent-style-name="Normal" style:family="paragraph">
      <style:paragraph-properties fo:margin-bottom="0in" style:line-height-at-least="0.1979in" fo:background-color="#1E1E1E"/>
    </style:style>
    <style:style style:name="T196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96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964" style:parent-style-name="Normal" style:family="paragraph">
      <style:paragraph-properties fo:margin-bottom="0in" style:line-height-at-least="0.1979in" fo:background-color="#1E1E1E"/>
    </style:style>
    <style:style style:name="T196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96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967" style:parent-style-name="Normal" style:family="paragraph">
      <style:paragraph-properties fo:margin-bottom="0in" style:line-height-at-least="0.1979in" fo:background-color="#1E1E1E"/>
    </style:style>
    <style:style style:name="T196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969"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970" style:parent-style-name="Normal" style:family="paragraph">
      <style:paragraph-properties fo:margin-bottom="0in" style:line-height-at-least="0.1979in" fo:background-color="#1E1E1E"/>
    </style:style>
    <style:style style:name="T197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97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973"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1974" style:parent-style-name="Normal" style:family="paragraph">
      <style:paragraph-properties fo:margin-bottom="0in" style:line-height-at-least="0.1979in" fo:background-color="#1E1E1E"/>
    </style:style>
    <style:style style:name="T197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1976" style:parent-style-name="Normal" style:family="paragraph">
      <style:paragraph-properties fo:margin-bottom="0in" style:line-height-at-least="0.1979in" fo:background-color="#1E1E1E"/>
    </style:style>
    <style:style style:name="T197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97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97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98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98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98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98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98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98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98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98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98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98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99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991" style:parent-style-name="Normal" style:family="paragraph">
      <style:paragraph-properties fo:margin-bottom="0in" style:line-height-at-least="0.1979in" fo:background-color="#1E1E1E"/>
    </style:style>
    <style:style style:name="T199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99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99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99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99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99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99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999" style:parent-style-name="Normal" style:family="paragraph">
      <style:paragraph-properties fo:margin-bottom="0in" style:line-height-at-least="0.1979in" fo:background-color="#1E1E1E"/>
    </style:style>
    <style:style style:name="T200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00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00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003" style:parent-style-name="Normal" style:family="paragraph">
      <style:paragraph-properties fo:margin-bottom="0in" style:line-height-at-least="0.1979in" fo:background-color="#1E1E1E"/>
    </style:style>
    <style:style style:name="T200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00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006" style:parent-style-name="Normal" style:family="paragraph">
      <style:paragraph-properties fo:margin-bottom="0in" style:line-height-at-least="0.1979in" fo:background-color="#1E1E1E"/>
    </style:style>
    <style:style style:name="T200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00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009" style:parent-style-name="Normal" style:family="paragraph">
      <style:paragraph-properties fo:margin-bottom="0.1666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010" style:parent-style-name="Normal" style:family="paragraph">
      <style:paragraph-properties fo:margin-bottom="0in" style:line-height-at-least="0.1979in" fo:background-color="#1E1E1E"/>
    </style:style>
    <style:style style:name="T2011"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201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013" style:parent-style-name="Normal" style:family="paragraph">
      <style:paragraph-properties fo:margin-bottom="0in" style:line-height-at-least="0.1979in" fo:background-color="#1E1E1E"/>
    </style:style>
    <style:style style:name="T201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015" style:parent-style-name="Normal" style:family="paragraph">
      <style:paragraph-properties fo:margin-bottom="0in" style:line-height-at-least="0.1979in" fo:background-color="#1E1E1E"/>
    </style:style>
    <style:style style:name="T201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01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018" style:parent-style-name="Normal" style:family="paragraph">
      <style:paragraph-properties fo:margin-bottom="0in" style:line-height-at-least="0.1979in" fo:background-color="#1E1E1E"/>
    </style:style>
    <style:style style:name="T201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020" style:parent-style-name="Normal" style:family="paragraph">
      <style:paragraph-properties fo:margin-bottom="0in" style:line-height-at-least="0.1979in" fo:background-color="#1E1E1E"/>
    </style:style>
    <style:style style:name="T202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022" style:parent-style-name="Normal" style:family="paragraph">
      <style:paragraph-properties fo:margin-bottom="0in" style:line-height-at-least="0.1979in" fo:background-color="#1E1E1E"/>
    </style:style>
    <style:style style:name="T202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024" style:parent-style-name="Normal" style:family="paragraph">
      <style:paragraph-properties fo:margin-bottom="0in" style:line-height-at-least="0.1979in" fo:background-color="#1E1E1E"/>
    </style:style>
    <style:style style:name="T202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026" style:parent-style-name="Normal" style:family="paragraph">
      <style:paragraph-properties fo:margin-bottom="0in" style:line-height-at-least="0.1979in" fo:background-color="#1E1E1E"/>
    </style:style>
    <style:style style:name="T202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028"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029" style:parent-style-name="Normal" style:family="paragraph">
      <style:paragraph-properties fo:margin-bottom="0in" style:line-height-at-least="0.1979in" fo:background-color="#1E1E1E"/>
    </style:style>
    <style:style style:name="T203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03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032" style:parent-style-name="Normal" style:family="paragraph">
      <style:paragraph-properties fo:margin-bottom="0in" style:line-height-at-least="0.1979in" fo:background-color="#1E1E1E"/>
    </style:style>
    <style:style style:name="T203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034" style:parent-style-name="Normal" style:family="paragraph">
      <style:paragraph-properties fo:margin-bottom="0in" style:line-height-at-least="0.1979in" fo:background-color="#1E1E1E"/>
    </style:style>
    <style:style style:name="T203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03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037"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038" style:parent-style-name="Normal" style:family="paragraph">
      <style:paragraph-properties fo:margin-bottom="0in" style:line-height-at-least="0.1979in" fo:background-color="#1E1E1E"/>
    </style:style>
    <style:style style:name="T203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040" style:parent-style-name="Normal" style:family="paragraph">
      <style:paragraph-properties fo:margin-bottom="0in" style:line-height-at-least="0.1979in" fo:background-color="#1E1E1E"/>
    </style:style>
    <style:style style:name="T204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042" style:parent-style-name="Normal" style:family="paragraph">
      <style:paragraph-properties fo:margin-bottom="0in" style:line-height-at-least="0.1979in" fo:background-color="#1E1E1E"/>
    </style:style>
    <style:style style:name="T204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044"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045" style:parent-style-name="Normal" style:family="paragraph">
      <style:paragraph-properties fo:margin-bottom="0in" style:line-height-at-least="0.1979in" fo:background-color="#1E1E1E"/>
    </style:style>
    <style:style style:name="T204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04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048" style:parent-style-name="Normal" style:family="paragraph">
      <style:paragraph-properties fo:margin-bottom="0in" style:line-height-at-least="0.1979in" fo:background-color="#1E1E1E"/>
    </style:style>
    <style:style style:name="T204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05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051" style:parent-style-name="Normal" style:family="paragraph">
      <style:paragraph-properties fo:margin-bottom="0in" style:line-height-at-least="0.1979in" fo:background-color="#1E1E1E"/>
    </style:style>
    <style:style style:name="T205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053"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054" style:parent-style-name="Normal" style:family="paragraph">
      <style:paragraph-properties fo:margin-bottom="0in" style:line-height-at-least="0.1979in" fo:background-color="#1E1E1E"/>
    </style:style>
    <style:style style:name="T205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05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057" style:parent-style-name="Normal" style:family="paragraph">
      <style:paragraph-properties fo:margin-bottom="0in" style:line-height-at-least="0.1979in" fo:background-color="#1E1E1E"/>
    </style:style>
    <style:style style:name="T205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05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060"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061" style:parent-style-name="Normal" style:family="paragraph">
      <style:paragraph-properties fo:margin-bottom="0in" style:line-height-at-least="0.1979in" fo:background-color="#1E1E1E"/>
    </style:style>
    <style:style style:name="T206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06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064" style:parent-style-name="Normal" style:family="paragraph">
      <style:paragraph-properties fo:margin-bottom="0in" style:line-height-at-least="0.1979in" fo:background-color="#1E1E1E"/>
    </style:style>
    <style:style style:name="T206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066" style:parent-style-name="Normal" style:family="paragraph">
      <style:paragraph-properties fo:margin-bottom="0in" style:line-height-at-least="0.1979in" fo:background-color="#1E1E1E"/>
    </style:style>
    <style:style style:name="T206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06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069" style:parent-style-name="Normal" style:family="paragraph">
      <style:paragraph-properties fo:margin-bottom="0in" style:line-height-at-least="0.1979in" fo:background-color="#1E1E1E"/>
    </style:style>
    <style:style style:name="T207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07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07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073"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074" style:parent-style-name="Normal" style:family="paragraph">
      <style:paragraph-properties fo:margin-bottom="0in" style:line-height-at-least="0.1979in" fo:background-color="#1E1E1E"/>
    </style:style>
    <style:style style:name="T207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076" style:parent-style-name="Normal" style:family="paragraph">
      <style:paragraph-properties fo:margin-bottom="0in" style:line-height-at-least="0.1979in" fo:background-color="#1E1E1E"/>
    </style:style>
    <style:style style:name="T207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07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07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080" style:parent-style-name="Normal" style:family="paragraph">
      <style:paragraph-properties fo:margin-bottom="0in" style:line-height-at-least="0.1979in" fo:background-color="#1E1E1E"/>
    </style:style>
    <style:style style:name="T208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08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08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084" style:parent-style-name="Normal" style:family="paragraph">
      <style:paragraph-properties fo:margin-bottom="0in" style:line-height-at-least="0.1979in" fo:background-color="#1E1E1E"/>
    </style:style>
    <style:style style:name="T208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08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08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088" style:parent-style-name="Normal" style:family="paragraph">
      <style:paragraph-properties fo:margin-bottom="0in" style:line-height-at-least="0.1979in" fo:background-color="#1E1E1E"/>
    </style:style>
    <style:style style:name="T208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09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09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092"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093" style:parent-style-name="Normal" style:family="paragraph">
      <style:paragraph-properties fo:margin-bottom="0in" style:line-height-at-least="0.1979in" fo:background-color="#1E1E1E"/>
    </style:style>
    <style:style style:name="T209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09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09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097"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098" style:parent-style-name="Normal" style:family="paragraph">
      <style:paragraph-properties fo:margin-bottom="0in" style:line-height-at-least="0.1979in" fo:background-color="#1E1E1E"/>
    </style:style>
    <style:style style:name="T209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10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101"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102" style:parent-style-name="Normal" style:family="paragraph">
      <style:paragraph-properties fo:margin-bottom="0in" style:line-height-at-least="0.1979in" fo:background-color="#1E1E1E"/>
    </style:style>
    <style:style style:name="T210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104" style:parent-style-name="Normal" style:family="paragraph">
      <style:paragraph-properties fo:margin-bottom="0in" style:line-height-at-least="0.1979in" fo:background-color="#1E1E1E"/>
    </style:style>
    <style:style style:name="T210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106" style:parent-style-name="Normal" style:family="paragraph">
      <style:paragraph-properties fo:margin-bottom="0.1666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107" style:parent-style-name="Normal" style:family="paragraph">
      <style:paragraph-properties fo:margin-bottom="0in" style:line-height-at-least="0.1979in" fo:background-color="#1E1E1E"/>
    </style:style>
    <style:style style:name="T210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10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11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11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112"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211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11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11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116" style:parent-style-name="Normal" style:family="paragraph">
      <style:paragraph-properties fo:margin-bottom="0in" style:line-height-at-least="0.1979in" fo:background-color="#1E1E1E"/>
    </style:style>
    <style:style style:name="T211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11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11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12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12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122"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123" style:parent-style-name="Normal" style:family="paragraph">
      <style:paragraph-properties fo:margin-bottom="0in" style:line-height-at-least="0.1979in" fo:background-color="#1E1E1E"/>
    </style:style>
    <style:style style:name="T212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125"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126" style:parent-style-name="Normal" style:family="paragraph">
      <style:paragraph-properties fo:margin-bottom="0in" style:line-height-at-least="0.1979in" fo:background-color="#1E1E1E"/>
    </style:style>
    <style:style style:name="T212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128" style:parent-style-name="Normal" style:family="paragraph">
      <style:paragraph-properties fo:margin-bottom="0in" style:line-height-at-least="0.1979in" fo:background-color="#1E1E1E"/>
    </style:style>
    <style:style style:name="T212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13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13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132" style:parent-style-name="Normal" style:family="paragraph">
      <style:paragraph-properties fo:margin-bottom="0in" style:line-height-at-least="0.1979in" fo:background-color="#1E1E1E"/>
    </style:style>
    <style:style style:name="T213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134" style:parent-style-name="Normal" style:family="paragraph">
      <style:paragraph-properties fo:margin-bottom="0in" style:line-height-at-least="0.1979in" fo:background-color="#1E1E1E"/>
    </style:style>
    <style:style style:name="T213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13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13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138" style:parent-style-name="Normal" style:family="paragraph">
      <style:paragraph-properties fo:margin-bottom="0in" style:line-height-at-least="0.1979in" fo:background-color="#1E1E1E"/>
    </style:style>
    <style:style style:name="T213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14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141" style:parent-style-name="Normal" style:family="paragraph">
      <style:paragraph-properties fo:margin-bottom="0in" style:line-height-at-least="0.1979in" fo:background-color="#1E1E1E"/>
    </style:style>
    <style:style style:name="T214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14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14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145" style:parent-style-name="Normal" style:family="paragraph">
      <style:paragraph-properties fo:margin-bottom="0in" style:line-height-at-least="0.1979in" fo:background-color="#1E1E1E"/>
    </style:style>
    <style:style style:name="T214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14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14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149"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150" style:parent-style-name="Normal" style:family="paragraph">
      <style:paragraph-properties fo:margin-bottom="0in" style:line-height-at-least="0.1979in" fo:background-color="#1E1E1E"/>
    </style:style>
    <style:style style:name="T215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152"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153" style:parent-style-name="Normal" style:family="paragraph">
      <style:paragraph-properties fo:margin-bottom="0in" style:line-height-at-least="0.1979in" fo:background-color="#1E1E1E"/>
    </style:style>
    <style:style style:name="T215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15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15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15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15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15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16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16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162" style:parent-style-name="Normal" style:family="paragraph">
      <style:paragraph-properties fo:margin-bottom="0in" style:line-height-at-least="0.1979in" fo:background-color="#1E1E1E"/>
    </style:style>
    <style:style style:name="T216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16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16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16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16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168"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169" style:parent-style-name="Normal" style:family="paragraph">
      <style:paragraph-properties fo:margin-bottom="0in" style:line-height-at-least="0.1979in" fo:background-color="#1E1E1E"/>
    </style:style>
    <style:style style:name="T217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17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17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17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17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17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17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17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178" style:parent-style-name="Normal" style:family="paragraph">
      <style:paragraph-properties fo:margin-bottom="0in" style:line-height-at-least="0.1979in" fo:background-color="#1E1E1E"/>
    </style:style>
    <style:style style:name="T217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18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18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18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18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184"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185" style:parent-style-name="Normal" style:family="paragraph">
      <style:paragraph-properties fo:margin-bottom="0in" style:line-height-at-least="0.1979in" fo:background-color="#1E1E1E"/>
    </style:style>
    <style:style style:name="T218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18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18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18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19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19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19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19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194" style:parent-style-name="Normal" style:family="paragraph">
      <style:paragraph-properties fo:margin-bottom="0in" style:line-height-at-least="0.1979in" fo:background-color="#1E1E1E"/>
    </style:style>
    <style:style style:name="T219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19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19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19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19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200"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201" style:parent-style-name="Normal" style:family="paragraph">
      <style:paragraph-properties fo:margin-bottom="0in" style:line-height-at-least="0.1979in" fo:background-color="#1E1E1E"/>
    </style:style>
    <style:style style:name="T220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203" style:parent-style-name="Normal" style:family="paragraph">
      <style:paragraph-properties fo:margin-bottom="0in" style:line-height-at-least="0.1979in" fo:background-color="#1E1E1E"/>
    </style:style>
    <style:style style:name="T220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20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20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207" style:parent-style-name="Normal" style:family="paragraph">
      <style:paragraph-properties fo:margin-bottom="0in" style:line-height-at-least="0.1979in" fo:background-color="#1E1E1E"/>
    </style:style>
    <style:style style:name="T220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20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21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21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212" style:parent-style-name="Normal" style:family="paragraph">
      <style:paragraph-properties fo:margin-bottom="0in" style:line-height-at-least="0.1979in" fo:background-color="#1E1E1E"/>
    </style:style>
    <style:style style:name="T221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21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215" style:parent-style-name="Normal" style:family="paragraph">
      <style:paragraph-properties fo:margin-bottom="0in" style:line-height-at-least="0.1979in" fo:background-color="#1E1E1E"/>
    </style:style>
    <style:style style:name="T221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21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21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219" style:parent-style-name="Normal" style:family="paragraph">
      <style:paragraph-properties fo:margin-bottom="0in" style:line-height-at-least="0.1979in" fo:background-color="#1E1E1E"/>
    </style:style>
    <style:style style:name="T222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22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222"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223" style:parent-style-name="Normal" style:family="paragraph">
      <style:paragraph-properties fo:margin-bottom="0in" style:line-height-at-least="0.1979in" fo:background-color="#1E1E1E"/>
    </style:style>
    <style:style style:name="T222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225"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222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227" style:parent-style-name="Normal" style:family="paragraph">
      <style:paragraph-properties fo:margin-bottom="0in" style:line-height-at-least="0.1979in" fo:background-color="#1E1E1E"/>
    </style:style>
    <style:style style:name="T222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22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230" style:parent-style-name="Normal" style:family="paragraph">
      <style:paragraph-properties fo:margin-bottom="0in" style:line-height-at-least="0.1979in" fo:background-color="#1E1E1E"/>
    </style:style>
    <style:style style:name="T223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23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23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234" style:parent-style-name="Normal" style:family="paragraph">
      <style:paragraph-properties fo:margin-bottom="0in" style:line-height-at-least="0.1979in" fo:background-color="#1E1E1E"/>
    </style:style>
    <style:style style:name="T223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23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23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238" style:parent-style-name="Normal" style:family="paragraph">
      <style:paragraph-properties fo:margin-bottom="0in" style:line-height-at-least="0.1979in" fo:background-color="#1E1E1E"/>
    </style:style>
    <style:style style:name="T223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24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24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24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24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24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24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246"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247" style:parent-style-name="Normal" style:family="paragraph">
      <style:paragraph-properties fo:margin-bottom="0in" style:line-height-at-least="0.1979in" fo:background-color="#1E1E1E"/>
    </style:style>
    <style:style style:name="T224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24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250" style:parent-style-name="Normal" style:family="paragraph">
      <style:paragraph-properties fo:margin-bottom="0in" style:line-height-at-least="0.1979in" fo:background-color="#1E1E1E"/>
    </style:style>
    <style:style style:name="T225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252" style:parent-style-name="Normal" style:family="paragraph">
      <style:paragraph-properties fo:margin-bottom="0in" style:line-height-at-least="0.1979in" fo:background-color="#1E1E1E"/>
    </style:style>
    <style:style style:name="T225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254" style:parent-style-name="Normal" style:family="paragraph">
      <style:paragraph-properties fo:margin-bottom="0in" style:line-height-at-least="0.1979in" fo:background-color="#1E1E1E"/>
    </style:style>
    <style:style style:name="T225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256" style:parent-style-name="Normal" style:family="paragraph">
      <style:paragraph-properties fo:margin-bottom="0in" style:line-height-at-least="0.1979in" fo:background-color="#1E1E1E"/>
    </style:style>
    <style:style style:name="T225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258" style:parent-style-name="Normal" style:family="paragraph">
      <style:paragraph-properties fo:margin-bottom="0in" style:line-height-at-least="0.1979in" fo:background-color="#1E1E1E"/>
    </style:style>
    <style:style style:name="T225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26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261" style:parent-style-name="Normal" style:family="paragraph">
      <style:paragraph-properties fo:margin-bottom="0in" style:line-height-at-least="0.1979in" fo:background-color="#1E1E1E"/>
    </style:style>
    <style:style style:name="T226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26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26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26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26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26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26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269"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270" style:parent-style-name="Normal" style:family="paragraph">
      <style:paragraph-properties fo:margin-bottom="0in" style:line-height-at-least="0.1979in" fo:background-color="#1E1E1E"/>
    </style:style>
    <style:style style:name="T227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27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273" style:parent-style-name="Normal" style:family="paragraph">
      <style:paragraph-properties fo:margin-bottom="0.1666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274" style:parent-style-name="Normal" style:family="paragraph">
      <style:paragraph-properties fo:margin-bottom="0in" style:line-height-at-least="0.1979in" fo:background-color="#1E1E1E"/>
    </style:style>
    <style:style style:name="T227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276"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277" style:parent-style-name="Normal" style:family="paragraph">
      <style:paragraph-properties fo:margin-bottom="0in" style:line-height-at-least="0.1979in" fo:background-color="#1E1E1E"/>
    </style:style>
    <style:style style:name="T227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27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280" style:parent-style-name="Normal" style:family="paragraph">
      <style:paragraph-properties fo:margin-bottom="0in" style:line-height-at-least="0.1979in" fo:background-color="#1E1E1E"/>
    </style:style>
    <style:style style:name="T228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282" style:parent-style-name="Normal" style:family="paragraph">
      <style:paragraph-properties fo:margin-bottom="0in" style:line-height-at-least="0.1979in" fo:background-color="#1E1E1E"/>
    </style:style>
    <style:style style:name="T228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28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285" style:parent-style-name="Normal" style:family="paragraph">
      <style:paragraph-properties fo:margin-bottom="0in" style:line-height-at-least="0.1979in" fo:background-color="#1E1E1E"/>
    </style:style>
    <style:style style:name="T228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287"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288" style:parent-style-name="Normal" style:family="paragraph">
      <style:paragraph-properties fo:margin-bottom="0in" style:line-height-at-least="0.1979in" fo:background-color="#1E1E1E"/>
    </style:style>
    <style:style style:name="T228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290" style:parent-style-name="Normal" style:family="paragraph">
      <style:paragraph-properties fo:margin-bottom="0in" style:line-height-at-least="0.1979in" fo:background-color="#1E1E1E"/>
    </style:style>
    <style:style style:name="T229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29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293" style:parent-style-name="Normal" style:family="paragraph">
      <style:paragraph-properties fo:margin-bottom="0in" style:line-height-at-least="0.1979in" fo:background-color="#1E1E1E"/>
    </style:style>
    <style:style style:name="T229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295" style:parent-style-name="Normal" style:family="paragraph">
      <style:paragraph-properties fo:margin-bottom="0.1666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296" style:parent-style-name="Normal" style:family="paragraph">
      <style:paragraph-properties fo:margin-bottom="0in" style:line-height-at-least="0.1979in" fo:background-color="#1E1E1E"/>
    </style:style>
    <style:style style:name="T229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298" style:parent-style-name="Normal" style:family="paragraph">
      <style:paragraph-properties fo:margin-bottom="0in" style:line-height-at-least="0.1979in" fo:background-color="#1E1E1E"/>
    </style:style>
    <style:style style:name="T229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30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301" style:parent-style-name="Normal" style:family="paragraph">
      <style:paragraph-properties fo:margin-bottom="0.1666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302" style:parent-style-name="Normal" style:family="paragraph">
      <style:paragraph-properties fo:margin-bottom="0in" style:line-height-at-least="0.1979in" fo:background-color="#1E1E1E"/>
    </style:style>
    <style:style style:name="T230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30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305" style:parent-style-name="Normal" style:family="paragraph">
      <style:paragraph-properties fo:margin-bottom="0in" style:line-height-at-least="0.1979in" fo:background-color="#1E1E1E"/>
    </style:style>
    <style:style style:name="T230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307" style:parent-style-name="Normal" style:family="paragraph">
      <style:paragraph-properties fo:margin-bottom="0in" style:line-height-at-least="0.1979in" fo:background-color="#1E1E1E"/>
    </style:style>
    <style:style style:name="T230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30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310" style:parent-style-name="Normal" style:family="paragraph">
      <style:paragraph-properties fo:margin-bottom="0in" style:line-height-at-least="0.1979in" fo:background-color="#1E1E1E"/>
    </style:style>
    <style:style style:name="T231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312" style:parent-style-name="Normal" style:family="paragraph">
      <style:paragraph-properties fo:margin-bottom="0in" style:line-height-at-least="0.1979in" fo:background-color="#1E1E1E"/>
    </style:style>
    <style:style style:name="T231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31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315" style:parent-style-name="Normal" style:family="paragraph">
      <style:paragraph-properties fo:margin-bottom="0in" style:line-height-at-least="0.1979in" fo:background-color="#1E1E1E"/>
    </style:style>
    <style:style style:name="T231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31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31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31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32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32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322"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323" style:parent-style-name="Normal" style:family="paragraph">
      <style:paragraph-properties fo:margin-bottom="0in" style:line-height-at-least="0.1979in" fo:background-color="#1E1E1E"/>
    </style:style>
    <style:style style:name="T232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325" style:parent-style-name="Normal" style:family="paragraph">
      <style:paragraph-properties fo:margin-bottom="0in" style:line-height-at-least="0.1979in" fo:background-color="#1E1E1E"/>
    </style:style>
    <style:style style:name="T232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32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328" style:parent-style-name="Normal" style:family="paragraph">
      <style:paragraph-properties fo:margin-bottom="0in" style:line-height-at-least="0.1979in" fo:background-color="#1E1E1E"/>
    </style:style>
    <style:style style:name="T232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33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33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332"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333" style:parent-style-name="Normal" style:family="paragraph">
      <style:paragraph-properties fo:margin-bottom="0in" style:line-height-at-least="0.1979in" fo:background-color="#1E1E1E"/>
    </style:style>
    <style:style style:name="T233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33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33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33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338" style:parent-style-name="Normal" style:family="paragraph">
      <style:paragraph-properties fo:margin-bottom="0.1666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339" style:parent-style-name="Normal" style:family="paragraph">
      <style:paragraph-properties fo:margin-bottom="0in" style:line-height-at-least="0.1979in" fo:background-color="#1E1E1E"/>
    </style:style>
    <style:style style:name="T234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34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342"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343" style:parent-style-name="Normal" style:family="paragraph">
      <style:paragraph-properties fo:margin-bottom="0in" style:line-height-at-least="0.1979in" fo:background-color="#1E1E1E"/>
    </style:style>
    <style:style style:name="T234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345" style:parent-style-name="Normal" style:family="paragraph">
      <style:paragraph-properties fo:margin-bottom="0.1666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346" style:parent-style-name="Normal" style:family="paragraph">
      <style:paragraph-properties fo:margin-bottom="0in" style:line-height-at-least="0.1979in" fo:background-color="#1E1E1E"/>
    </style:style>
    <style:style style:name="T234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34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349"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350" style:parent-style-name="Normal" style:family="paragraph">
      <style:paragraph-properties fo:margin-bottom="0in" style:line-height-at-least="0.1979in" fo:background-color="#1E1E1E"/>
    </style:style>
    <style:style style:name="T235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352" style:parent-style-name="Normal" style:family="paragraph">
      <style:paragraph-properties fo:margin-bottom="0in" style:line-height-at-least="0.1979in" fo:background-color="#1E1E1E"/>
    </style:style>
    <style:style style:name="T235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354" style:parent-style-name="Normal" style:family="paragraph">
      <style:paragraph-properties fo:margin-bottom="0in" style:line-height-at-least="0.1979in" fo:background-color="#1E1E1E"/>
    </style:style>
    <style:style style:name="T235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35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357" style:parent-style-name="Normal" style:family="paragraph">
      <style:paragraph-properties fo:margin-bottom="0.1666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358" style:parent-style-name="Normal" style:family="paragraph">
      <style:paragraph-properties fo:margin-bottom="0in" style:line-height-at-least="0.1979in" fo:background-color="#1E1E1E"/>
    </style:style>
    <style:style style:name="T235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36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36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36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36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36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36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36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36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36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369"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370" style:parent-style-name="Normal" style:family="paragraph">
      <style:paragraph-properties fo:margin-bottom="0in" style:line-height-at-least="0.1979in" fo:background-color="#1E1E1E"/>
    </style:style>
    <style:style style:name="T2371"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237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373"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374" style:parent-style-name="Normal" style:family="paragraph">
      <style:paragraph-properties fo:margin-bottom="0in" style:line-height-at-least="0.1979in" fo:background-color="#1E1E1E"/>
    </style:style>
    <style:style style:name="T237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376" style:parent-style-name="Normal" style:family="paragraph">
      <style:paragraph-properties fo:margin-bottom="0.1666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377" style:parent-style-name="Normal" style:family="paragraph">
      <style:paragraph-properties fo:margin-bottom="0in" style:line-height-at-least="0.1979in" fo:background-color="#1E1E1E"/>
    </style:style>
    <style:style style:name="T237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379"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380" style:parent-style-name="Normal" style:family="paragraph">
      <style:paragraph-properties fo:margin-bottom="0in" style:line-height-at-least="0.1979in" fo:background-color="#1E1E1E"/>
    </style:style>
    <style:style style:name="T238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38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38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384"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238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386" style:parent-style-name="Normal" style:family="paragraph">
      <style:paragraph-properties fo:margin-bottom="0.1666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387" style:parent-style-name="Normal" style:family="paragraph">
      <style:paragraph-properties fo:margin-bottom="0in" style:line-height-at-least="0.1979in" fo:background-color="#1E1E1E"/>
    </style:style>
    <style:style style:name="T238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389"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390" style:parent-style-name="Normal" style:family="paragraph">
      <style:paragraph-properties fo:margin-bottom="0in" style:line-height-at-least="0.1979in" fo:background-color="#1E1E1E"/>
    </style:style>
    <style:style style:name="T239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392" style:parent-style-name="Normal" style:family="paragraph">
      <style:paragraph-properties fo:margin-bottom="0.1666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393" style:parent-style-name="Normal" style:family="paragraph">
      <style:paragraph-properties fo:margin-bottom="0in" style:line-height-at-least="0.1979in" fo:background-color="#1E1E1E"/>
    </style:style>
    <style:style style:name="T239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39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396"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397" style:parent-style-name="Normal" style:family="paragraph">
      <style:paragraph-properties fo:margin-bottom="0in" style:line-height-at-least="0.1979in" fo:background-color="#1E1E1E"/>
    </style:style>
    <style:style style:name="T239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399" style:parent-style-name="Normal" style:family="paragraph">
      <style:paragraph-properties fo:margin-bottom="0.1666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400" style:parent-style-name="Normal" style:family="paragraph">
      <style:paragraph-properties fo:margin-bottom="0in" style:line-height-at-least="0.1979in" fo:background-color="#1E1E1E"/>
    </style:style>
    <style:style style:name="T240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40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403"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404" style:parent-style-name="Normal" style:family="paragraph">
      <style:paragraph-properties fo:margin-bottom="0in" style:line-height-at-least="0.1979in" fo:background-color="#1E1E1E"/>
    </style:style>
    <style:style style:name="T240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40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40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40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409" style:parent-style-name="Normal" style:family="paragraph">
      <style:paragraph-properties fo:margin-bottom="0.1666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410"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411"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412" style:parent-style-name="Normal" style:family="paragraph">
      <style:paragraph-properties fo:margin-bottom="0in" style:line-height-at-least="0.1979in" fo:background-color="#1E1E1E"/>
    </style:style>
    <style:style style:name="T241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414"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415" style:parent-style-name="Normal" style:family="paragraph">
      <style:paragraph-properties fo:margin-bottom="0in" style:line-height-at-least="0.1979in" fo:background-color="#1E1E1E"/>
    </style:style>
    <style:style style:name="T241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417"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418" style:parent-style-name="Normal" style:family="paragraph">
      <style:paragraph-properties fo:margin-bottom="0in" style:line-height-at-least="0.1979in" fo:background-color="#1E1E1E"/>
    </style:style>
    <style:style style:name="T241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42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42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42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42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42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425"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426" style:parent-style-name="Normal" style:family="paragraph">
      <style:paragraph-properties fo:margin-bottom="0in" style:line-height-at-least="0.1979in" fo:background-color="#1E1E1E"/>
    </style:style>
    <style:style style:name="T242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42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42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430" style:parent-style-name="Normal" style:family="paragraph">
      <style:paragraph-properties fo:margin-bottom="0.1666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431" style:parent-style-name="Normal" style:family="paragraph">
      <style:paragraph-properties fo:margin-bottom="0in" style:line-height-at-least="0.1979in" fo:background-color="#1E1E1E"/>
    </style:style>
    <style:style style:name="T2432"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243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434" style:parent-style-name="Normal" style:family="paragraph">
      <style:paragraph-properties fo:margin-bottom="0in" style:line-height-at-least="0.1979in" fo:background-color="#1E1E1E"/>
    </style:style>
    <style:style style:name="T243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436" style:parent-style-name="Normal" style:family="paragraph">
      <style:paragraph-properties fo:margin-bottom="0in" style:line-height-at-least="0.1979in" fo:background-color="#1E1E1E"/>
    </style:style>
    <style:style style:name="T243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43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439" style:parent-style-name="Normal" style:family="paragraph">
      <style:paragraph-properties fo:margin-bottom="0in" style:line-height-at-least="0.1979in" fo:background-color="#1E1E1E"/>
    </style:style>
    <style:style style:name="T244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44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442" style:parent-style-name="Normal" style:family="paragraph">
      <style:paragraph-properties fo:margin-bottom="0in" style:line-height-at-least="0.1979in" fo:background-color="#1E1E1E"/>
    </style:style>
    <style:style style:name="T244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44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44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44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447" style:parent-style-name="Normal" style:family="paragraph">
      <style:paragraph-properties fo:margin-bottom="0in" style:line-height-at-least="0.1979in" fo:background-color="#1E1E1E"/>
    </style:style>
    <style:style style:name="T244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44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450" style:parent-style-name="Normal" style:family="paragraph">
      <style:paragraph-properties fo:margin-bottom="0in" style:line-height-at-least="0.1979in" fo:background-color="#1E1E1E"/>
    </style:style>
    <style:style style:name="T245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45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45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454" style:parent-style-name="Normal" style:family="paragraph">
      <style:paragraph-properties fo:margin-bottom="0in" style:line-height-at-least="0.1979in" fo:background-color="#1E1E1E"/>
    </style:style>
    <style:style style:name="T245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456" style:parent-style-name="Normal" style:family="paragraph">
      <style:paragraph-properties fo:margin-bottom="0in" style:line-height-at-least="0.1979in" fo:background-color="#1E1E1E"/>
    </style:style>
    <style:style style:name="T245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45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459" style:parent-style-name="Normal" style:family="paragraph">
      <style:paragraph-properties fo:margin-bottom="0in" style:line-height-at-least="0.1979in" fo:background-color="#1E1E1E"/>
    </style:style>
    <style:style style:name="T246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46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46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463" style:parent-style-name="Normal" style:family="paragraph">
      <style:paragraph-properties fo:margin-bottom="0in" style:line-height-at-least="0.1979in" fo:background-color="#1E1E1E"/>
    </style:style>
    <style:style style:name="T246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46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466" style:parent-style-name="Normal" style:family="paragraph">
      <style:paragraph-properties fo:margin-bottom="0in" style:line-height-at-least="0.1979in" fo:background-color="#1E1E1E"/>
    </style:style>
    <style:style style:name="T246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46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46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470"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471" style:parent-style-name="Normal" style:family="paragraph">
      <style:paragraph-properties fo:margin-bottom="0in" style:line-height-at-least="0.1979in" fo:background-color="#1E1E1E"/>
    </style:style>
    <style:style style:name="T247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473" style:parent-style-name="Normal" style:family="paragraph">
      <style:paragraph-properties fo:margin-bottom="0in" style:line-height-at-least="0.1979in" fo:background-color="#1E1E1E"/>
    </style:style>
    <style:style style:name="T247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47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476"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477" style:parent-style-name="Normal" style:family="paragraph">
      <style:paragraph-properties fo:margin-bottom="0in" style:line-height-at-least="0.1979in" fo:background-color="#1E1E1E"/>
    </style:style>
    <style:style style:name="T247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479" style:parent-style-name="Normal" style:family="paragraph">
      <style:paragraph-properties fo:margin-bottom="0in" style:line-height-at-least="0.1979in" fo:background-color="#1E1E1E"/>
    </style:style>
    <style:style style:name="T248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48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48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483"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484" style:parent-style-name="Normal" style:family="paragraph">
      <style:paragraph-properties fo:margin-bottom="0in" style:line-height-at-least="0.1979in" fo:background-color="#1E1E1E"/>
    </style:style>
    <style:style style:name="T248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48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48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48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489"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490" style:parent-style-name="Normal" style:family="paragraph">
      <style:paragraph-properties fo:margin-bottom="0in" style:line-height-at-least="0.1979in" fo:background-color="#1E1E1E"/>
    </style:style>
    <style:style style:name="T249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49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493" style:parent-style-name="Normal" style:family="paragraph">
      <style:paragraph-properties fo:margin-bottom="0in" style:line-height-at-least="0.1979in" fo:background-color="#1E1E1E"/>
    </style:style>
    <style:style style:name="T249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495"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496" style:parent-style-name="Normal" style:family="paragraph">
      <style:paragraph-properties fo:margin-bottom="0in" style:line-height-at-least="0.1979in" fo:background-color="#1E1E1E"/>
    </style:style>
    <style:style style:name="T249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49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49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500"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501" style:parent-style-name="Normal" style:family="paragraph">
      <style:paragraph-properties fo:margin-bottom="0in" style:line-height-at-least="0.1979in" fo:background-color="#1E1E1E"/>
    </style:style>
    <style:style style:name="T2502" style:parent-style-name="DefaultParagraphFont" style:family="text">
      <style:text-properties style:font-name="Consolas" style:font-name-asian="Times New Roman" fo:color="#569CD6" fo:font-size="10.5pt" style:font-size-asian="10.5pt" style:font-size-complex="10.5pt" style:language-asian="en" style:country-asian="GB"/>
    </style:style>
    <style:style style:name="T250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504" style:parent-style-name="Normal" style:family="paragraph">
      <style:paragraph-properties fo:margin-bottom="0in" style:line-height-at-least="0.1979in" fo:background-color="#1E1E1E"/>
    </style:style>
    <style:style style:name="T250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50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507" style:parent-style-name="Normal" style:family="paragraph">
      <style:paragraph-properties fo:margin-bottom="0in" style:line-height-at-least="0.1979in" fo:background-color="#1E1E1E"/>
    </style:style>
    <style:style style:name="T250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50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510" style:parent-style-name="Normal" style:family="paragraph">
      <style:paragraph-properties fo:margin-bottom="0in" style:line-height-at-least="0.1979in" fo:background-color="#1E1E1E"/>
    </style:style>
    <style:style style:name="T251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51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513"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514" style:parent-style-name="Normal" style:family="paragraph">
      <style:paragraph-properties fo:margin-bottom="0in" style:line-height-at-least="0.1979in" fo:background-color="#1E1E1E"/>
    </style:style>
    <style:style style:name="T251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51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517" style:parent-style-name="Normal" style:family="paragraph">
      <style:paragraph-properties fo:margin-bottom="0in" style:line-height-at-least="0.1979in" fo:background-color="#1E1E1E"/>
    </style:style>
    <style:style style:name="T251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519" style:parent-style-name="Normal" style:family="paragraph">
      <style:paragraph-properties fo:margin-bottom="0in" style:line-height-at-least="0.1979in" fo:background-color="#1E1E1E"/>
    </style:style>
    <style:style style:name="T252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52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522" style:parent-style-name="Normal" style:family="paragraph">
      <style:paragraph-properties fo:margin-bottom="0in" style:line-height-at-least="0.1979in" fo:background-color="#1E1E1E"/>
    </style:style>
    <style:style style:name="T252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524" style:parent-style-name="DefaultParagraphFont" style:family="text">
      <style:text-properties style:font-name="Consolas" style:font-name-asian="Times New Roman" fo:color="#C586C0" fo:font-size="10.5pt" style:font-size-asian="10.5pt" style:font-size-complex="10.5pt" style:language-asian="en" style:country-asian="GB"/>
    </style:style>
    <style:style style:name="T2525" style:parent-style-name="DefaultParagraphFont" style:family="text">
      <style:text-properties style:font-name="Consolas" style:font-name-asian="Times New Roman" fo:color="#4EC9B0" fo:font-size="10.5pt" style:font-size-asian="10.5pt" style:font-size-complex="10.5pt" style:language-asian="en" style:country-asian="GB"/>
    </style:style>
    <style:style style:name="T252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52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528" style:parent-style-name="Normal" style:family="paragraph">
      <style:paragraph-properties fo:margin-bottom="0in" style:line-height-at-least="0.1979in" fo:background-color="#1E1E1E"/>
    </style:style>
    <style:style style:name="T252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530" style:parent-style-name="DefaultParagraphFont" style:family="text">
      <style:text-properties style:font-name="Consolas" style:font-name-asian="Times New Roman" fo:color="#C586C0" fo:font-size="10.5pt" style:font-size-asian="10.5pt" style:font-size-complex="10.5pt" style:language-asian="en" style:country-asian="GB"/>
    </style:style>
    <style:style style:name="T2531" style:parent-style-name="DefaultParagraphFont" style:family="text">
      <style:text-properties style:font-name="Consolas" style:font-name-asian="Times New Roman" fo:color="#4EC9B0" fo:font-size="10.5pt" style:font-size-asian="10.5pt" style:font-size-complex="10.5pt" style:language-asian="en" style:country-asian="GB"/>
    </style:style>
    <style:style style:name="T253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53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53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535" style:parent-style-name="Normal" style:family="paragraph">
      <style:paragraph-properties fo:margin-bottom="0in" style:line-height-at-least="0.1979in" fo:background-color="#1E1E1E"/>
    </style:style>
    <style:style style:name="T253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53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53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539" style:parent-style-name="Normal" style:family="paragraph">
      <style:paragraph-properties fo:margin-bottom="0.1666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540" style:parent-style-name="Normal" style:family="paragraph">
      <style:paragraph-properties fo:margin-bottom="0in" style:line-height-at-least="0.1979in" fo:background-color="#1E1E1E"/>
    </style:style>
    <style:style style:name="T2541" style:parent-style-name="DefaultParagraphFont" style:family="text">
      <style:text-properties style:font-name="Consolas" style:font-name-asian="Times New Roman" fo:color="#6A9955" fo:font-size="10.5pt" style:font-size-asian="10.5pt" style:font-size-complex="10.5pt" style:language-asian="en" style:country-asian="GB"/>
    </style:style>
    <style:style style:name="P2542" style:parent-style-name="Normal" style:family="paragraph">
      <style:paragraph-properties fo:margin-bottom="0in" style:line-height-at-least="0.1979in" fo:background-color="#1E1E1E"/>
    </style:style>
    <style:style style:name="T254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544" style:parent-style-name="Normal" style:family="paragraph">
      <style:paragraph-properties fo:margin-bottom="0in" style:line-height-at-least="0.1979in" fo:background-color="#1E1E1E"/>
    </style:style>
    <style:style style:name="T254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546" style:parent-style-name="Normal" style:family="paragraph">
      <style:paragraph-properties fo:margin-bottom="0in" style:line-height-at-least="0.1979in" fo:background-color="#1E1E1E"/>
    </style:style>
    <style:style style:name="T254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548" style:parent-style-name="Normal" style:family="paragraph">
      <style:paragraph-properties fo:margin-bottom="0in" style:line-height-at-least="0.1979in" fo:background-color="#1E1E1E"/>
    </style:style>
    <style:style style:name="T254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550"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551" style:parent-style-name="Normal" style:family="paragraph">
      <style:paragraph-properties fo:margin-bottom="0in" style:line-height-at-least="0.1979in" fo:background-color="#1E1E1E"/>
    </style:style>
    <style:style style:name="T2552" style:parent-style-name="DefaultParagraphFont" style:family="text">
      <style:text-properties style:font-name="Consolas" style:font-name-asian="Times New Roman" fo:color="#6A9955" fo:font-size="10.5pt" style:font-size-asian="10.5pt" style:font-size-complex="10.5pt" style:language-asian="en" style:country-asian="GB"/>
    </style:style>
    <style:style style:name="P2553" style:parent-style-name="Normal" style:family="paragraph">
      <style:paragraph-properties fo:margin-bottom="0in" style:line-height-at-least="0.1979in" fo:background-color="#1E1E1E"/>
    </style:style>
    <style:style style:name="T255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555" style:parent-style-name="Normal" style:family="paragraph">
      <style:paragraph-properties fo:margin-bottom="0in" style:line-height-at-least="0.1979in" fo:background-color="#1E1E1E"/>
    </style:style>
    <style:style style:name="T255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557" style:parent-style-name="Normal" style:family="paragraph">
      <style:paragraph-properties fo:margin-bottom="0in" style:line-height-at-least="0.1979in" fo:background-color="#1E1E1E"/>
    </style:style>
    <style:style style:name="T255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55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560" style:parent-style-name="Normal" style:family="paragraph">
      <style:paragraph-properties fo:margin-bottom="0in" style:line-height-at-least="0.1979in" fo:background-color="#1E1E1E"/>
    </style:style>
    <style:style style:name="T256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562"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563" style:parent-style-name="Normal" style:family="paragraph">
      <style:paragraph-properties fo:margin-bottom="0in" style:line-height-at-least="0.1979in" fo:background-color="#1E1E1E"/>
    </style:style>
    <style:style style:name="T2564" style:parent-style-name="DefaultParagraphFont" style:family="text">
      <style:text-properties style:font-name="Consolas" style:font-name-asian="Times New Roman" fo:color="#6A9955" fo:font-size="10.5pt" style:font-size-asian="10.5pt" style:font-size-complex="10.5pt" style:language-asian="en" style:country-asian="GB"/>
    </style:style>
    <style:style style:name="P2565" style:parent-style-name="Normal" style:family="paragraph">
      <style:paragraph-properties fo:margin-bottom="0in" style:line-height-at-least="0.1979in" fo:background-color="#1E1E1E"/>
    </style:style>
    <style:style style:name="T256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567" style:parent-style-name="Normal" style:family="paragraph">
      <style:paragraph-properties fo:margin-bottom="0in" style:line-height-at-least="0.1979in" fo:background-color="#1E1E1E"/>
    </style:style>
    <style:style style:name="T2568" style:parent-style-name="DefaultParagraphFont" style:family="text">
      <style:text-properties style:font-name="Consolas" style:font-name-asian="Times New Roman" fo:color="#6A9955" fo:font-size="10.5pt" style:font-size-asian="10.5pt" style:font-size-complex="10.5pt" style:language-asian="en" style:country-asian="GB"/>
    </style:style>
    <style:style style:name="P2569" style:parent-style-name="Normal" style:family="paragraph">
      <style:paragraph-properties fo:margin-bottom="0in" style:line-height-at-least="0.1979in" fo:background-color="#1E1E1E"/>
    </style:style>
    <style:style style:name="T257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571"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572" style:parent-style-name="Normal" style:family="paragraph">
      <style:paragraph-properties fo:margin-bottom="0in" style:line-height-at-least="0.1979in" fo:background-color="#1E1E1E"/>
    </style:style>
    <style:style style:name="T257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57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575" style:parent-style-name="Normal" style:family="paragraph">
      <style:paragraph-properties fo:margin-bottom="0in" style:line-height-at-least="0.1979in" fo:background-color="#1E1E1E"/>
    </style:style>
    <style:style style:name="T257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57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578" style:parent-style-name="Normal" style:family="paragraph">
      <style:paragraph-properties fo:margin-bottom="0in" style:line-height-at-least="0.1979in" fo:background-color="#1E1E1E"/>
    </style:style>
    <style:style style:name="T257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58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581" style:parent-style-name="Normal" style:family="paragraph">
      <style:paragraph-properties fo:margin-bottom="0in" style:line-height-at-least="0.1979in" fo:background-color="#1E1E1E"/>
    </style:style>
    <style:style style:name="T258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58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584" style:parent-style-name="Normal" style:family="paragraph">
      <style:paragraph-properties fo:margin-bottom="0in" style:line-height-at-least="0.1979in" fo:background-color="#1E1E1E"/>
    </style:style>
    <style:style style:name="T258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58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587" style:parent-style-name="Normal" style:family="paragraph">
      <style:paragraph-properties fo:margin-bottom="0in" style:line-height-at-least="0.1979in" fo:background-color="#1E1E1E"/>
    </style:style>
    <style:style style:name="T258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58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590" style:parent-style-name="Normal" style:family="paragraph">
      <style:paragraph-properties fo:margin-bottom="0.1666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591" style:parent-style-name="Normal" style:family="paragraph">
      <style:paragraph-properties fo:margin-bottom="0in" style:line-height-at-least="0.1979in" fo:background-color="#1E1E1E"/>
    </style:style>
    <style:style style:name="T259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593" style:parent-style-name="Normal" style:family="paragraph">
      <style:paragraph-properties fo:margin-bottom="0in" style:line-height-at-least="0.1979in" fo:background-color="#1E1E1E"/>
    </style:style>
    <style:style style:name="T259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595" style:parent-style-name="Normal" style:family="paragraph">
      <style:paragraph-properties fo:margin-bottom="0in" style:line-height-at-least="0.1979in" fo:background-color="#1E1E1E"/>
    </style:style>
    <style:style style:name="T259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59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598" style:parent-style-name="Normal" style:family="paragraph">
      <style:paragraph-properties fo:margin-bottom="0in" style:line-height-at-least="0.1979in" fo:background-color="#1E1E1E"/>
    </style:style>
    <style:style style:name="T259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600" style:parent-style-name="Normal" style:family="paragraph">
      <style:paragraph-properties fo:margin-bottom="0in" style:line-height-at-least="0.1979in" fo:background-color="#1E1E1E"/>
    </style:style>
    <style:style style:name="T260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602" style:parent-style-name="Normal" style:family="paragraph">
      <style:paragraph-properties fo:margin-bottom="0in" style:line-height-at-least="0.1979in" fo:background-color="#1E1E1E"/>
    </style:style>
    <style:style style:name="T260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604" style:parent-style-name="Normal" style:family="paragraph">
      <style:paragraph-properties fo:margin-bottom="0in" style:line-height-at-least="0.1979in" fo:background-color="#1E1E1E"/>
    </style:style>
    <style:style style:name="T260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606" style:parent-style-name="DefaultParagraphFont" style:family="text">
      <style:text-properties style:font-name="Consolas" style:font-name-asian="Times New Roman" fo:color="#C586C0" fo:font-size="10.5pt" style:font-size-asian="10.5pt" style:font-size-complex="10.5pt" style:language-asian="en" style:country-asian="GB"/>
    </style:style>
    <style:style style:name="T2607" style:parent-style-name="DefaultParagraphFont" style:family="text">
      <style:text-properties style:font-name="Consolas" style:font-name-asian="Times New Roman" fo:color="#4EC9B0" fo:font-size="10.5pt" style:font-size-asian="10.5pt" style:font-size-complex="10.5pt" style:language-asian="en" style:country-asian="GB"/>
    </style:style>
    <style:style style:name="T260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60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61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611" style:parent-style-name="Normal" style:family="paragraph">
      <style:paragraph-properties fo:margin-bottom="0in" style:line-height-at-least="0.1979in" fo:background-color="#1E1E1E"/>
    </style:style>
    <style:style style:name="T261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613" style:parent-style-name="Normal" style:family="paragraph">
      <style:paragraph-properties fo:margin-bottom="0in" style:line-height-at-least="0.1979in" fo:background-color="#1E1E1E"/>
    </style:style>
    <style:style style:name="T261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615"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616" style:parent-style-name="Normal" style:family="paragraph">
      <style:paragraph-properties fo:margin-bottom="0in" style:line-height-at-least="0.1979in" fo:background-color="#1E1E1E"/>
    </style:style>
    <style:style style:name="T261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618" style:parent-style-name="Normal" style:family="paragraph">
      <style:paragraph-properties fo:margin-bottom="0in" style:line-height-at-least="0.1979in" fo:background-color="#1E1E1E"/>
    </style:style>
    <style:style style:name="T261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620" style:parent-style-name="Normal" style:family="paragraph">
      <style:paragraph-properties fo:margin-bottom="0in" style:line-height-at-least="0.1979in" fo:background-color="#1E1E1E"/>
    </style:style>
    <style:style style:name="T262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622" style:parent-style-name="DefaultParagraphFont" style:family="text">
      <style:text-properties style:font-name="Consolas" style:font-name-asian="Times New Roman" fo:color="#C586C0" fo:font-size="10.5pt" style:font-size-asian="10.5pt" style:font-size-complex="10.5pt" style:language-asian="en" style:country-asian="GB"/>
    </style:style>
    <style:style style:name="T2623" style:parent-style-name="DefaultParagraphFont" style:family="text">
      <style:text-properties style:font-name="Consolas" style:font-name-asian="Times New Roman" fo:color="#4EC9B0" fo:font-size="10.5pt" style:font-size-asian="10.5pt" style:font-size-complex="10.5pt" style:language-asian="en" style:country-asian="GB"/>
    </style:style>
    <style:style style:name="T262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62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626" style:parent-style-name="Normal" style:family="paragraph">
      <style:paragraph-properties fo:margin-bottom="0in" style:line-height-at-least="0.1979in" fo:background-color="#1E1E1E"/>
    </style:style>
    <style:style style:name="T262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628" style:parent-style-name="DefaultParagraphFont" style:family="text">
      <style:text-properties style:font-name="Consolas" style:font-name-asian="Times New Roman" fo:color="#C586C0" fo:font-size="10.5pt" style:font-size-asian="10.5pt" style:font-size-complex="10.5pt" style:language-asian="en" style:country-asian="GB"/>
    </style:style>
    <style:style style:name="T2629" style:parent-style-name="DefaultParagraphFont" style:family="text">
      <style:text-properties style:font-name="Consolas" style:font-name-asian="Times New Roman" fo:color="#4EC9B0" fo:font-size="10.5pt" style:font-size-asian="10.5pt" style:font-size-complex="10.5pt" style:language-asian="en" style:country-asian="GB"/>
    </style:style>
    <style:style style:name="T263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63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632" style:parent-style-name="Normal" style:family="paragraph">
      <style:paragraph-properties fo:margin-bottom="0in" style:line-height-at-least="0.1979in" fo:background-color="#1E1E1E"/>
    </style:style>
    <style:style style:name="T263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634" style:parent-style-name="DefaultParagraphFont" style:family="text">
      <style:text-properties style:font-name="Consolas" style:font-name-asian="Times New Roman" fo:color="#C586C0" fo:font-size="10.5pt" style:font-size-asian="10.5pt" style:font-size-complex="10.5pt" style:language-asian="en" style:country-asian="GB"/>
    </style:style>
    <style:style style:name="T2635" style:parent-style-name="DefaultParagraphFont" style:family="text">
      <style:text-properties style:font-name="Consolas" style:font-name-asian="Times New Roman" fo:color="#4EC9B0" fo:font-size="10.5pt" style:font-size-asian="10.5pt" style:font-size-complex="10.5pt" style:language-asian="en" style:country-asian="GB"/>
    </style:style>
    <style:style style:name="T263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63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63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639" style:parent-style-name="Normal" style:family="paragraph">
      <style:paragraph-properties fo:margin-bottom="0in" style:line-height-at-least="0.1979in" fo:background-color="#1E1E1E"/>
    </style:style>
    <style:style style:name="T264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641" style:parent-style-name="DefaultParagraphFont" style:family="text">
      <style:text-properties style:font-name="Consolas" style:font-name-asian="Times New Roman" fo:color="#C586C0" fo:font-size="10.5pt" style:font-size-asian="10.5pt" style:font-size-complex="10.5pt" style:language-asian="en" style:country-asian="GB"/>
    </style:style>
    <style:style style:name="T2642" style:parent-style-name="DefaultParagraphFont" style:family="text">
      <style:text-properties style:font-name="Consolas" style:font-name-asian="Times New Roman" fo:color="#4EC9B0" fo:font-size="10.5pt" style:font-size-asian="10.5pt" style:font-size-complex="10.5pt" style:language-asian="en" style:country-asian="GB"/>
    </style:style>
    <style:style style:name="T264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64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645" style:parent-style-name="Normal" style:family="paragraph">
      <style:paragraph-properties fo:margin-bottom="0in" style:line-height-at-least="0.1979in" fo:background-color="#1E1E1E"/>
    </style:style>
    <style:style style:name="T264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647" style:parent-style-name="DefaultParagraphFont" style:family="text">
      <style:text-properties style:font-name="Consolas" style:font-name-asian="Times New Roman" fo:color="#C586C0" fo:font-size="10.5pt" style:font-size-asian="10.5pt" style:font-size-complex="10.5pt" style:language-asian="en" style:country-asian="GB"/>
    </style:style>
    <style:style style:name="T2648" style:parent-style-name="DefaultParagraphFont" style:family="text">
      <style:text-properties style:font-name="Consolas" style:font-name-asian="Times New Roman" fo:color="#4EC9B0" fo:font-size="10.5pt" style:font-size-asian="10.5pt" style:font-size-complex="10.5pt" style:language-asian="en" style:country-asian="GB"/>
    </style:style>
    <style:style style:name="T264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65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651" style:parent-style-name="Normal" style:family="paragraph">
      <style:paragraph-properties fo:margin-bottom="0in" style:line-height-at-least="0.1979in" fo:background-color="#1E1E1E"/>
    </style:style>
    <style:style style:name="T265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653" style:parent-style-name="Normal" style:family="paragraph">
      <style:paragraph-properties fo:margin-bottom="0in" style:line-height-at-least="0.1979in" fo:background-color="#1E1E1E"/>
    </style:style>
    <style:style style:name="T265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655"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656" style:parent-style-name="Normal" style:family="paragraph">
      <style:paragraph-properties fo:margin-bottom="0in" style:line-height-at-least="0.1979in" fo:background-color="#1E1E1E"/>
    </style:style>
    <style:style style:name="T265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65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65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660" style:parent-style-name="Normal" style:family="paragraph">
      <style:paragraph-properties fo:margin-bottom="0in" style:line-height-at-least="0.1979in" fo:background-color="#1E1E1E"/>
    </style:style>
    <style:style style:name="T266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662" style:parent-style-name="Normal" style:family="paragraph">
      <style:paragraph-properties fo:margin-bottom="0in" style:line-height-at-least="0.1979in" fo:background-color="#1E1E1E"/>
    </style:style>
    <style:style style:name="T266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66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665" style:parent-style-name="Normal" style:family="paragraph">
      <style:paragraph-properties fo:margin-bottom="0in" style:line-height-at-least="0.1979in" fo:background-color="#1E1E1E"/>
    </style:style>
    <style:style style:name="T266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66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668" style:parent-style-name="Normal" style:family="paragraph">
      <style:paragraph-properties fo:margin-bottom="0in" style:line-height-at-least="0.1979in" fo:background-color="#1E1E1E"/>
    </style:style>
    <style:style style:name="T266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67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671" style:parent-style-name="Normal" style:family="paragraph">
      <style:paragraph-properties fo:margin-bottom="0in" style:line-height-at-least="0.1979in" fo:background-color="#1E1E1E"/>
    </style:style>
    <style:style style:name="T267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67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674" style:parent-style-name="Normal" style:family="paragraph">
      <style:paragraph-properties fo:margin-bottom="0in" style:line-height-at-least="0.1979in" fo:background-color="#1E1E1E"/>
    </style:style>
    <style:style style:name="T267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67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677" style:parent-style-name="Normal" style:family="paragraph">
      <style:paragraph-properties fo:margin-bottom="0in" style:line-height-at-least="0.1979in" fo:background-color="#1E1E1E"/>
    </style:style>
    <style:style style:name="T267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67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680" style:parent-style-name="Normal" style:family="paragraph">
      <style:paragraph-properties fo:margin-bottom="0in" style:line-height-at-least="0.1979in" fo:background-color="#1E1E1E"/>
    </style:style>
    <style:style style:name="T268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68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683" style:parent-style-name="Normal" style:family="paragraph">
      <style:paragraph-properties fo:margin-bottom="0in" style:line-height-at-least="0.1979in" fo:background-color="#1E1E1E"/>
    </style:style>
    <style:style style:name="T268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68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686" style:parent-style-name="Normal" style:family="paragraph">
      <style:paragraph-properties fo:margin-bottom="0in" style:line-height-at-least="0.1979in" fo:background-color="#1E1E1E"/>
    </style:style>
    <style:style style:name="T268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68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689" style:parent-style-name="Normal" style:family="paragraph">
      <style:paragraph-properties fo:margin-bottom="0in" style:line-height-at-least="0.1979in" fo:background-color="#1E1E1E"/>
    </style:style>
    <style:style style:name="T269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69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692" style:parent-style-name="Normal" style:family="paragraph">
      <style:paragraph-properties fo:margin-bottom="0in" style:line-height-at-least="0.1979in" fo:background-color="#1E1E1E"/>
    </style:style>
    <style:style style:name="T269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69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695" style:parent-style-name="Normal" style:family="paragraph">
      <style:paragraph-properties fo:margin-bottom="0in" style:line-height-at-least="0.1979in" fo:background-color="#1E1E1E"/>
    </style:style>
    <style:style style:name="T269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69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698" style:parent-style-name="Normal" style:family="paragraph">
      <style:paragraph-properties fo:margin-bottom="0in" style:line-height-at-least="0.1979in" fo:background-color="#1E1E1E"/>
    </style:style>
    <style:style style:name="T269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70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701"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702" style:parent-style-name="Normal" style:family="paragraph">
      <style:paragraph-properties fo:margin-bottom="0in" style:line-height-at-least="0.1979in" fo:background-color="#1E1E1E"/>
    </style:style>
    <style:style style:name="T270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70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705" style:parent-style-name="Normal" style:family="paragraph">
      <style:paragraph-properties fo:margin-bottom="0in" style:line-height-at-least="0.1979in" fo:background-color="#1E1E1E"/>
    </style:style>
    <style:style style:name="T270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70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708" style:parent-style-name="Normal" style:family="paragraph">
      <style:paragraph-properties fo:margin-bottom="0in" style:line-height-at-least="0.1979in" fo:background-color="#1E1E1E"/>
    </style:style>
    <style:style style:name="T270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71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711" style:parent-style-name="Normal" style:family="paragraph">
      <style:paragraph-properties fo:margin-bottom="0in" style:line-height-at-least="0.1979in" fo:background-color="#1E1E1E"/>
    </style:style>
    <style:style style:name="T2712"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71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714" style:parent-style-name="Normal" style:family="paragraph">
      <style:paragraph-properties fo:margin-bottom="0in" style:line-height-at-least="0.1979in" fo:background-color="#1E1E1E"/>
    </style:style>
    <style:style style:name="T271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716"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717" style:parent-style-name="Normal" style:family="paragraph">
      <style:paragraph-properties fo:margin-bottom="0in" style:line-height-at-least="0.1979in" fo:background-color="#1E1E1E"/>
    </style:style>
    <style:style style:name="T271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719"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720" style:parent-style-name="Normal" style:family="paragraph">
      <style:paragraph-properties fo:margin-bottom="0in" style:line-height-at-least="0.1979in" fo:background-color="#1E1E1E"/>
    </style:style>
    <style:style style:name="T272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72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723"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724" style:parent-style-name="Normal" style:family="paragraph">
      <style:paragraph-properties fo:margin-bottom="0in" style:line-height-at-least="0.1979in" fo:background-color="#1E1E1E"/>
    </style:style>
    <style:style style:name="T272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726" style:parent-style-name="Normal" style:family="paragraph">
      <style:paragraph-properties fo:margin-bottom="0.1666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727" style:parent-style-name="Normal" style:family="paragraph">
      <style:paragraph-properties fo:margin-bottom="0in" style:line-height-at-least="0.1979in" fo:background-color="#1E1E1E"/>
    </style:style>
    <style:style style:name="T272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729"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730" style:parent-style-name="Normal" style:family="paragraph">
      <style:paragraph-properties fo:margin-bottom="0in" style:line-height-at-least="0.1979in" fo:background-color="#1E1E1E"/>
    </style:style>
    <style:style style:name="T273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732" style:parent-style-name="Normal" style:family="paragraph">
      <style:paragraph-properties fo:margin-bottom="0in" style:line-height-at-least="0.1979in" fo:background-color="#1E1E1E"/>
    </style:style>
    <style:style style:name="T273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734" style:parent-style-name="Normal" style:family="paragraph">
      <style:paragraph-properties fo:margin-bottom="0in" style:line-height-at-least="0.1979in" fo:background-color="#1E1E1E"/>
    </style:style>
    <style:style style:name="T273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73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737" style:parent-style-name="Normal" style:family="paragraph">
      <style:paragraph-properties fo:margin-bottom="0in" style:line-height-at-least="0.1979in" fo:background-color="#1E1E1E"/>
    </style:style>
    <style:style style:name="T273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739"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740" style:parent-style-name="Normal" style:family="paragraph">
      <style:paragraph-properties fo:margin-bottom="0in" style:line-height-at-least="0.1979in" fo:background-color="#1E1E1E"/>
    </style:style>
    <style:style style:name="T274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74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743" style:parent-style-name="Normal" style:family="paragraph">
      <style:paragraph-properties fo:margin-bottom="0in" style:line-height-at-least="0.1979in" fo:background-color="#1E1E1E"/>
    </style:style>
    <style:style style:name="T274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74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746"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747" style:parent-style-name="Normal" style:family="paragraph">
      <style:paragraph-properties fo:margin-bottom="0in" style:line-height-at-least="0.1979in" fo:background-color="#1E1E1E"/>
    </style:style>
    <style:style style:name="T274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749" style:parent-style-name="Normal" style:family="paragraph">
      <style:paragraph-properties fo:margin-bottom="0in" style:line-height-at-least="0.1979in" fo:background-color="#1E1E1E"/>
    </style:style>
    <style:style style:name="T275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751"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752" style:parent-style-name="Normal" style:family="paragraph">
      <style:paragraph-properties fo:margin-bottom="0in" style:line-height-at-least="0.1979in" fo:background-color="#1E1E1E"/>
    </style:style>
    <style:style style:name="T275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P2754"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755" style:parent-style-name="Normal" style:family="paragraph">
      <style:paragraph-properties fo:margin-bottom="0in" style:line-height-at-least="0.1979in" fo:background-color="#1E1E1E"/>
    </style:style>
    <style:style style:name="T275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75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75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759" style:parent-style-name="Normal" style:family="paragraph">
      <style:paragraph-properties fo:margin-bottom="0.1666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760" style:parent-style-name="Normal" style:family="paragraph">
      <style:paragraph-properties fo:margin-bottom="0in" style:line-height-at-least="0.1979in" fo:background-color="#1E1E1E"/>
    </style:style>
    <style:style style:name="T2761"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76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76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76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765"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style:style>
    <style:style style:name="P2766" style:parent-style-name="Normal" style:family="paragraph">
      <style:paragraph-properties fo:margin-bottom="0in" style:line-height-at-least="0.1979in" fo:background-color="#1E1E1E"/>
    </style:style>
    <style:style style:name="T276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76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769" style:parent-style-name="Normal" style:family="paragraph">
      <style:paragraph-properties fo:margin-bottom="0in" style:line-height-at-least="0.1979in" fo:background-color="#1E1E1E"/>
    </style:style>
    <style:style style:name="T277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77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772" style:parent-style-name="Normal" style:family="paragraph">
      <style:paragraph-properties fo:margin-bottom="0in" style:line-height-at-least="0.1979in" fo:background-color="#1E1E1E"/>
    </style:style>
    <style:style style:name="T277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77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775" style:parent-style-name="Normal" style:family="paragraph">
      <style:paragraph-properties fo:margin-bottom="0in" style:line-height-at-least="0.1979in" fo:background-color="#1E1E1E"/>
    </style:style>
    <style:style style:name="T2776"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77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2778"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77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278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2781" style:parent-style-name="Normal" style:family="paragraph">
      <style:paragraph-properties fo:margin-bottom="0.1666in" style:line-height-at-least="0.1979in" fo:background-color="#1E1E1E"/>
      <style:text-properties style:font-name="Consolas" style:font-name-asian="Times New Roman" fo:color="#D4D4D4" fo:font-size="10.5pt" style:font-size-asian="10.5pt" style:font-size-complex="10.5pt" style:language-asian="en" style:country-asian="GB"/>
    </style:style>
  </office:automatic-styles>
  <office:body>
    <office:text text:use-soft-page-breaks="true">
      <text:p text:style-name="P1"><text:span text:style-name="T2">Docker</text:span><text:span text:style-name="T3"><text:s/></text:span></text:p>
      <text:p text:style-name="P4"><text:span text:style-name="T5">======</text:span></text:p>
      <text:p text:style-name="P6"><text:span text:style-name="T7">Docker -- Is a containerization software use to create, build and</text:span><text:span text:style-name="T8"><text:s/></text:span></text:p>
      <text:p text:style-name="P9"><text:span text:style-name="T10">         <text:s/></text:span><text:span text:style-name="T11">deploy applications as containers</text:span></text:p>
      <text:p text:style-name="P12"><text:span text:style-name="T13">           <text:s/></text:span><text:span text:style-name="T14">Build applications</text:span><text:span text:style-name="T15"><text:s/> </text:span></text:p>
      <text:p text:style-name="P16"><text:span text:style-name="T17">           <text:s/></text:span><text:span text:style-name="T18">ship<text:s/></text:span><text:span text:style-name="T19">applications</text:span><text:span text:style-name="T20"><text:s/> </text:span></text:p>
      <text:p text:style-name="P21"><text:span text:style-name="T22">           <text:s/></text:span><text:span text:style-name="T23">deploy applications</text:span><text:span text:style-name="T24"><text:s/> </text:span></text:p>
      <text:p text:style-name="P25">On the physical system we install hypervisor, like VMware , virtualBox,Xen and huper V. your host system can be cento OS, the guest can host webapp, myapp and dbapp, this is hardware level <text:s/>virtualization, in the other system most application was not obsoleted from each other, but virtual deployment we benefits from obsoleted from one another. The Physical system is demanding for the memories, CPU and hardware of the system, what AWS is allowing you to host VM <text:s/>as guest system. So we can install a container engine what is Docker, rocket , podman, cri-o. we can deploy multiple containers like db, javaapp, myapp, webapp. All these might be taking 400mb.containers are lightweight because they guest system , on the virtual machines and physical system. Docker is a light <text:s/>weight container software to build application, ship and deploy application.<text:s/></text:p>
      <text:p text:style-name="P26"/>
      <text:p text:style-name="P27"><text:span text:style-name="T28">IQ</text:span><text:span text:style-name="T29">:<text:s/></text:span><text:span text:style-name="T30">How many environment are you supporting in your CURRENT role??</text:span></text:p>
      <text:p text:style-name="P31"><text:span text:style-name="T32">         </text:span><text:span text:style-name="T33">Development environment<text:s/></text:span><text:span text:style-name="T34"><text:s/>   </text:span></text:p>
      <text:p text:style-name="P35"><text:span text:style-name="T36">         </text:span><text:span text:style-name="T37">Test</text:span><text:span text:style-name="T38">ing/QA environment</text:span><text:span text:style-name="T39"><text:s/>   </text:span></text:p>
      <text:p text:style-name="P40"><text:span text:style-name="T41">         </text:span><text:span text:style-name="T42">Production environment</text:span><text:span text:style-name="T43"><text:s/></text:span></text:p>
      <text:p text:style-name="P44"><text:span text:style-name="T45">In Docker applications run as containers</text:span><text:span text:style-name="T46"><text:s/>, once it works in one environment it should run in all stages<text:s/></text:span></text:p>
      <text:p text:style-name="P47"/>
      <text:p text:style-name="P48"><text:span text:style-name="T49">Containers --&gt; contains everything required for an application to run create</text:span></text:p>
      <text:p text:style-name="P50"><text:span text:style-name="T51">               </text:span><text:span text:style-name="T52">(A</text:span><text:span text:style-name="T53">pp Files (code), Dependencies</text:span><text:span text:style-name="T54"><text:s/></text:span></text:p>
      <text:p text:style-name="P55"><text:span text:style-name="T56">             <text:s/></text:span><text:span text:style-name="T57">(Software +Libraries), ENV vars &amp; Other Configuration files)</text:span><text:span text:style-name="T58"><text:s/></text:span></text:p>
      <text:p text:style-name="P59"><text:span text:style-name="T60">             <text:s/></text:span><text:span text:style-name="T61">which is required for a piece of application/process to run.</text:span></text:p>
      <text:p text:style-name="P62"><text:span text:style-name="T63">         <text:s/></text:span><text:span text:style-name="T64">app.war   -----&gt; Virtual Machine</text:span><text:span text:style-name="T65"><text:s/> before now we deployed on VM<text:s/></text:span><text:span text:style-name="T66">using Tomcat which is a guest system.</text:span></text:p>
      <text:p text:style-name="P67"><text:span text:style-name="T68">                           </text:span><text:span text:style-name="T69">java and Tomcat installed and configured</text:span><text:span text:style-name="T70"><text:s/> </text:span></text:p>
      <text:p text:style-name="P71"/>
      <text:p text:style-name="P72"><text:span text:style-name="T73">   </text:span><text:span text:style-name="T74">app code     = app.war +</text:span><text:span text:style-name="T75"><text:s/></text:span></text:p>
      <text:p text:style-name="P76"><text:span text:style-name="T77">   </text:span><text:span text:style-name="T78">dependencies = openjdk11+ + tomcat9</text:span><text:span text:style-name="T79"><text:s/> </text:span></text:p>
      <text:p text:style-name="P80">enterprise application and it stand alone app,<text:s/></text:p>
      <text:p text:style-name="P81"><text:span text:style-name="T82">app code     = app.ear +</text:span><text:span text:style-name="T83"><text:s/></text:span></text:p>
      <text:p text:style-name="P84"><text:span text:style-name="T85">   </text:span><text:span text:style-name="T86">dependencies = openjdk11+ + jboss/wildFly</text:span><text:span text:style-name="T87"><text:s/> </text:span></text:p>
      <text:p text:style-name="P88"/>
      <text:p text:style-name="P89"><text:span text:style-name="T90">   </text:span><text:span text:style-name="T91">app code     = app.jar +</text:span><text:span text:style-name="T92"><text:s/></text:span></text:p>
      <text:p text:style-name="P93"><text:span text:style-name="T94">   </text:span><text:span text:style-name="T95">dependencies = java</text:span></text:p>
      <text:p text:style-name="P96"/>
      <text:p text:style-name="P97"><text:span text:style-name="T98">Containerization Software/Runtime --&gt;</text:span><text:span text:style-name="T99"><text:s/>:</text:span></text:p>
      <text:p text:style-name="P100"><text:span text:style-name="T101"> <text:s/></text:span><text:span text:style-name="T102">Docker, = over 80% usage</text:span><text:span text:style-name="T103"><text:s/> </text:span></text:p>
      <text:p text:style-name="P104"><text:span text:style-name="T105"> <text:s/></text:span><text:span text:style-name="T106">Rocket,</text:span><text:span text:style-name="T107"><text:s/></text:span></text:p>
      <text:p text:style-name="P108"><text:span text:style-name="T109"> <text:s/></text:span><text:span text:style-name="T110">Pod man,</text:span><text:span text:style-name="T111"><text:s/></text:span></text:p>
      <text:soft-page-break/>
      <text:p text:style-name="P112"><text:span text:style-name="T113"> <text:s/></text:span><text:span text:style-name="T114">CRI-O,</text:span><text:span text:style-name="T115"><text:s/></text:span></text:p>
      <text:p text:style-name="P116"><text:span text:style-name="T117"> <text:s/></text:span><text:span text:style-name="T118">Core-OS,</text:span></text:p>
      <text:p text:style-name="P119"><text:span text:style-name="T120"> <text:s/></text:span><text:span text:style-name="T121">Container-D.</text:span><text:span text:style-name="T122"><text:s/></text:span></text:p>
      <text:p text:style-name="P123"/>
      <text:p text:style-name="P124"><text:span text:style-name="T125">Docker</text:span><text:span text:style-name="T126">:  </text:span></text:p>
      <text:p text:style-name="P127"><text:span text:style-name="T128"> <text:s/></text:span><text:span text:style-name="T129">Is a<text:s/></text:span><text:span text:style-name="T130">containerization multi-platform software use to;</text:span><text:span text:style-name="T131"><text:s/>   </text:span></text:p>
      <text:p text:style-name="P132"><text:span text:style-name="T133"> <text:s/></text:span><text:span text:style-name="T134">create, build, ship, share and deploy containerize applications</text:span><text:span text:style-name="T135"><text:s/> </text:span></text:p>
      <text:p text:style-name="P136"/>
      <text:p text:style-name="P137"><text:span text:style-name="T138">O.S --&gt; Cross Platform (Docker can be installed in any O.S)</text:span></text:p>
      <text:p text:style-name="P139"><text:span text:style-name="T140">       <text:s/></text:span><text:span text:style-name="T141">Docker Can Be Installed on Linux, Windows OS, macOS</text:span><text:span text:style-name="T142"><text:s/> </text:span></text:p>
      <text:p text:style-name="P143"><text:span text:style-name="T144">       <text:s/></text:span><text:span text:style-name="T145">Desk</text:span><text:span text:style-name="T146">tops as well as servers.</text:span></text:p>
      <text:p text:style-name="P147"/>
      <text:p text:style-name="P148"><text:span text:style-name="T149">Docker is available in 2 Editions</text:span><text:span text:style-name="T150">:</text:span></text:p>
      <text:p text:style-name="P151"/>
      <text:p text:style-name="P152"><text:span text:style-name="T153"> </text:span><text:span text:style-name="T154">1) Docker CE</text:span><text:span text:style-name="T155">:<text:s/></text:span><text:span text:style-name="T156">--&gt; Community Edition (Free to use)</text:span></text:p>
      <text:p text:style-name="P157"><text:span text:style-name="T158"> </text:span><text:span text:style-name="T159">2) Docker EE</text:span><text:span text:style-name="T160">:<text:s/></text:span><text:span text:style-name="T161">--&gt; Enterprise Edition (Commercial/Licensed)</text:span></text:p>
      <text:p text:style-name="P162"><text:span text:style-name="T163">     </text:span><text:span text:style-name="T164">CE+</text:span></text:p>
      <text:p text:style-name="P165"><text:span text:style-name="T166">     </text:span><text:span text:style-name="T167">---</text:span></text:p>
      <text:p text:style-name="P168"><text:span text:style-name="T169">     <text:s/></text:span><text:span text:style-name="T170">1) Vendor Support = docker.io</text:span><text:span text:style-name="T171"><text:s/></text:span></text:p>
      <text:p text:style-name="P172"><text:span text:style-name="T173">     <text:s/></text:span><text:span text:style-name="T174">2) Additional Features</text:span><text:span text:style-name="T175"><text:s/>like DTR (Docker Trusted Registry),</text:span></text:p>
      <text:p text:style-name="P176"><text:span text:style-name="T177">     <text:s/></text:span><text:span text:style-name="T178">3) UCP (Universal Control Plane) GUI.</text:span></text:p>
      <text:p text:style-name="P179"/>
      <text:p text:style-name="P180"><text:span text:style-name="T181">Docker is developed in Go Lang/Go Language.</text:span><text:span text:style-name="T182"><text:s/></text:span></text:p>
      <text:p text:style-name="P183"/>
      <text:p text:style-name="P184"><text:span text:style-name="T185">Docker Desktop (Local Laptops/Desktops) --&gt;</text:span><text:span text:style-name="T186"><text:s/></text:span></text:p>
      <text:p text:style-name="P187"><text:span text:style-name="T188">https://docs.docker.com/engine/install/#desktop</text:span></text:p>
      <text:p text:style-name="P189"><text:span text:style-name="T190"> <text:s/></text:span><text:span text:style-name="T191">Developers/DevOps Engineers<text:s/></text:span><text:span text:style-name="T192">Systems</text:span></text:p>
      <text:p text:style-name="P193"/>
      <text:p text:style-name="P194"><text:span text:style-name="T195">Linux Flavors</text:span><text:span text:style-name="T196"><text:s/>:</text:span></text:p>
      <text:p text:style-name="P197"><text:span text:style-name="T198"> </text:span><text:span text:style-name="T199">CentOS</text:span></text:p>
      <text:p text:style-name="P200"><text:span text:style-name="T201"> </text:span><text:span text:style-name="T202">Amazon Linux</text:span></text:p>
      <text:p text:style-name="P203"><text:span text:style-name="T204"> </text:span><text:span text:style-name="T205">Red Hat</text:span><text:span text:style-name="T206"><text:s/>  :</text:span></text:p>
      <text:p text:style-name="P207"><text:span text:style-name="T208"> </text:span><text:span text:style-name="T209">Ubuntu</text:span></text:p>
      <text:p text:style-name="P210"><text:span text:style-name="T211"> </text:span><text:span text:style-name="T212">Debian</text:span></text:p>
      <text:p text:style-name="P213"><text:span text:style-name="T214"> </text:span><text:span text:style-name="T215">Fedora</text:span></text:p>
      <text:p text:style-name="P216"><text:span text:style-name="T217"> </text:span><text:span text:style-name="T218">SUSE Linux …etc.</text:span></text:p>
      <text:p text:style-name="P219"> </text:p>
      <text:p text:style-name="P220"><text:span text:style-name="T221">Officially, Docker CE is not supported for Red Hat.</text:span><text:span text:style-name="T222"><text:s/></text:span></text:p>
      <text:p text:style-name="P223"/>
      <text:p text:style-name="P224"><text:span text:style-name="T225">app1</text:span><text:span text:style-name="T226">:</text:span></text:p>
      <text:p text:style-name="P227"><text:span text:style-name="T228">   <text:s/></text:span><text:span text:style-name="T229">appCode      = app.war  +</text:span><text:span text:style-name="T230"><text:s/> <text:s/></text:span></text:p>
      <text:p text:style-name="P231"><text:span text:style-name="T232">   <text:s/></text:span><text:span text:style-name="T233">Dependencies = openjdk11+ + tomcat9</text:span></text:p>
      <text:p text:style-name="P234"/>
      <text:p text:style-name="P235"><text:span text:style-name="T236">app1</text:span><text:span text:style-name="T237">:</text:span></text:p>
      <text:p text:style-name="P238"><text:span text:style-name="T239">   <text:s/></text:span><text:span text:style-name="T240">appCode<text:s/></text:span><text:span text:style-name="T241">     = app.ear  +</text:span><text:span text:style-name="T242"><text:s/> <text:s/></text:span></text:p>
      <text:p text:style-name="P243"><text:span text:style-name="T244">   <text:s/></text:span><text:span text:style-name="T245">Dependencies = openjdk11 + JBoss/WildFly</text:span></text:p>
      <text:p text:style-name="P246"/>
      <text:p text:style-name="P247"><text:span text:style-name="T248">app3</text:span><text:span text:style-name="T249">:<text:s/></text:span><text:span text:style-name="T250">python app</text:span><text:span text:style-name="T251"><text:s/></text:span></text:p>
      <text:soft-page-break/>
      <text:p text:style-name="P252"><text:span text:style-name="T253">   <text:s/></text:span><text:span text:style-name="T254">appCode      = app  +</text:span><text:span text:style-name="T255"><text:s/> <text:s/></text:span></text:p>
      <text:p text:style-name="P256"><text:span text:style-name="T257">   <text:s/></text:span><text:span text:style-name="T258">Dependencies = python</text:span></text:p>
      <text:p text:style-name="P259"/>
      <text:p text:style-name="P260"><text:span text:style-name="T261">app3</text:span><text:span text:style-name="T262">:<text:s/></text:span><text:span text:style-name="T263">nodeJS app</text:span><text:span text:style-name="T264"><text:s/></text:span></text:p>
      <text:p text:style-name="P265"><text:span text:style-name="T266">   <text:s/></text:span><text:span text:style-name="T267">appCode      = app  +</text:span><text:span text:style-name="T268"><text:s/> <text:s/></text:span></text:p>
      <text:p text:style-name="P269"><text:span text:style-name="T270">   <text:s/></text:span><text:span text:style-name="T271">Dependencies = npm</text:span><text:span text:style-name="T272"><text:s/></text:span></text:p>
      <text:p text:style-name="P273"/>
      <text:p text:style-name="P274"><text:span text:style-name="T275">create, build, ship, share and deploy</text:span><text:span text:style-name="T276">:</text:span></text:p>
      <text:p text:style-name="P277"><text:span text:style-name="T278">Ticket001</text:span><text:span text:style-name="T279">:<text:s/></text:span><text:span text:style-name="T280">Create a Dockerfile to containerize a javabased web application</text:span></text:p>
      <text:p text:style-name="P281"><text:span text:style-name="T282">SCM-GitHub/GitLab/BitBucket -- projectRepo[src/pom.xml/Dockerfile/Jenkinsfile]</text:span></text:p>
      <text:p text:style-name="P283"/>
      <text:p text:style-name="P284"><text:span text:style-name="T285">Dockerfile</text:span></text:p>
      <text:p text:style-name="P286"><text:span text:style-name="T287">FROM tomcat:8.0.20-jre8 (dependencies)</text:span></text:p>
      <text:p text:style-name="P288"><text:span text:style-name="T289">-# [FROM defines the baseImage containing dependenc</text:span><text:span text:style-name="T290">ies]</text:span></text:p>
      <text:p text:style-name="P291"><text:span text:style-name="T292">COPY target/tesla.war /usr/local/tomcat/webapps/tesla.war</text:span></text:p>
      <text:p text:style-name="P293"/>
      <text:p text:style-name="P294"><text:span text:style-name="T295">mvn clean package</text:span></text:p>
      <text:p text:style-name="P296"><text:span text:style-name="T297">   </text:span><text:span text:style-name="T298">target/tesla.war</text:span><text:span text:style-name="T299"><text:s/> <text:s/></text:span></text:p>
      <text:p text:style-name="P300"/>
      <text:p text:style-name="P301"><text:span text:style-name="T302">THD = /usr/local/tomcat/</text:span><text:span text:style-name="T303"><text:s/>(home directory)</text:span></text:p>
      <text:p text:style-name="P304"><text:span text:style-name="T305">THD = /opt/tomcat9</text:span><text:span text:style-name="T306"><text:s/> </text:span></text:p>
      <text:p text:style-name="P307"/>
      <text:p text:style-name="P308"><text:span text:style-name="T309">Install Docker on  Ubuntu</text:span></text:p>
      <text:p text:style-name="P310"><text:span text:style-name="T311">###########################</text:span></text:p>
      <text:p text:style-name="P312"><text:span text:style-name="T313">#!/bin/bash</text:span></text:p>
      <text:p text:style-name="P314"><text:span text:style-name="T315">sudo apt update -y</text:span></text:p>
      <text:p text:style-name="P316"><text:span text:style-name="T317">sudo apt install docker.io -y</text:span></text:p>
      <text:p text:style-name="P318"><text:span text:style-name="T319">sudo service docker start</text:span></text:p>
      <text:p text:style-name="P320"><text:span text:style-name="T321">sudo docker info</text:span></text:p>
      <text:p text:style-name="P322"><text:span text:style-name="T323">sudo hostnamectl set-hostname docker</text:span><text:span text:style-name="T324"><text:s/></text:span></text:p>
      <text:p text:style-name="P325"><text:span text:style-name="T326">sudo usermod -aG docker ubuntu</text:span></text:p>
      <text:p text:style-name="P327"><text:span text:style-name="T328">sudo su - ubuntu</text:span><text:span text:style-name="T329"><text:s/>   </text:span></text:p>
      <text:p text:style-name="P330"> </text:p>
      <text:p text:style-name="P331"/>
      <text:p text:style-name="P332"><text:span text:style-name="T333">ssh -i "demo31.pem" ubuntu@ec2-52-87-183-168.compute-1.amazonaws.com</text:span></text:p>
      <text:p text:style-name="P334"/>
      <text:p text:style-name="P335"><text:span text:style-name="T336">ssh -i "demo31.pem"<text:s/></text:span><text:span text:style-name="T337">ubuntu@52.87.183.168</text:span></text:p>
      <text:p text:style-name="P338"/>
      <text:p text:style-name="P339"><text:span text:style-name="T340">docker ps</text:span><text:span text:style-name="T341"><text:s/></text:span></text:p>
      <text:p text:style-name="P342"><text:span text:style-name="T343">You will get permission denied error as a regular user</text:span><text:span text:style-name="T344"><text:s/></text:span></text:p>
      <text:p text:style-name="P345"><text:span text:style-name="T346">doesn't have permissions to execute docker commands.</text:span><text:span text:style-name="T347"><text:s/></text:span></text:p>
      <text:p text:style-name="P348"><text:span text:style-name="T349">Add  the regular user to the docker group.</text:span></text:p>
      <text:p text:style-name="P350"/>
      <text:p text:style-name="P351"><text:span text:style-name="T352">sudo usermod -aG docker $USER</text:span><text:span text:style-name="T353"><text:s/></text:span></text:p>
      <text:p text:style-name="P354"><text:span text:style-name="T355">     </text:span><text:span text:style-name="T356">or</text:span><text:span text:style-name="T357"><text:s/></text:span></text:p>
      <text:p text:style-name="P358"><text:span text:style-name="T359">sudo usermod -aG docker<text:s/></text:span><text:span text:style-name="T360">ubuntu</text:span></text:p>
      <text:p text:style-name="P361"><text:span text:style-name="T362">sudo su - ubuntu</text:span><text:span text:style-name="T363"><text:s/> </text:span></text:p>
      <text:p text:style-name="P364"/>
      <text:p text:style-name="P365"><text:span text:style-name="T366">-# Exit From Current SSH Terminal &amp; SSH(Login) again . Then execute</text:span><text:span text:style-name="T367"><text:s/></text:span></text:p>
      <text:p text:style-name="P368"><text:span text:style-name="T369">docker ps</text:span><text:span text:style-name="T370"><text:s/></text:span></text:p>
      <text:p text:style-name="P371"/>
      <text:p text:style-name="P372"><text:span text:style-name="T373"># Amazon Linux</text:span></text:p>
      <text:p text:style-name="P374"><text:span text:style-name="T375">###########################</text:span></text:p>
      <text:p text:style-name="P376"><text:span text:style-name="T377">sudo yum update -y</text:span><text:span text:style-name="T378"><text:s/>   </text:span></text:p>
      <text:p text:style-name="P379"><text:span text:style-name="T380">sudo yum install docker -y</text:span></text:p>
      <text:p text:style-name="P381"><text:span text:style-name="T382">sudo service docker start</text:span></text:p>
      <text:p text:style-name="P383"><text:span text:style-name="T384">sudo usermod -aG docker<text:s/></text:span><text:span text:style-name="T385">ec2-user</text:span></text:p>
      <text:p text:style-name="P386"><text:span text:style-name="T387">sudo su - ec2-user</text:span></text:p>
      <text:p text:style-name="P388"/>
      <text:p text:style-name="P389"><text:span text:style-name="T390">Add Regular user to docker group</text:span></text:p>
      <text:p text:style-name="P391"><text:span text:style-name="T392">sudo usermod -aG docker  &lt;username&gt;</text:span></text:p>
      <text:p text:style-name="P393"/>
      <text:p text:style-name="P394"><text:span text:style-name="T395">ex</text:span><text:span text:style-name="T396">:</text:span></text:p>
      <text:p text:style-name="P397"><text:span text:style-name="T398">sudo usermod -aG docker ec2-user</text:span></text:p>
      <text:p text:style-name="P399"/>
      <text:p text:style-name="P400"><text:span text:style-name="T401">================================</text:span></text:p>
      <text:p text:style-name="P402"><text:span text:style-name="T403">Dockerfile</text:span><text:span text:style-name="T404">:<text:s/></text:span><text:span text:style-name="T405">--&gt; Dockerfile is a file which contains instructions</text:span><text:span text:style-name="T406"><text:s/></text:span></text:p>
      <text:p text:style-name="P407"><text:span text:style-name="T408">               <text:s/></text:span><text:span text:style-name="T409">need</text:span><text:span text:style-name="T410">ed to create a docker image.</text:span><text:span text:style-name="T411"><text:s/></text:span></text:p>
      <text:p text:style-name="P412"><text:span text:style-name="T413">   </text:span><text:span text:style-name="T414">Dockerfile contains Specific Keywords use to build images by</text:span><text:span text:style-name="T415"><text:s/> <text:s/></text:span></text:p>
      <text:p text:style-name="P416"><text:span text:style-name="T417">   </text:span><text:span text:style-name="T418">the Docker Daemon</text:span></text:p>
      <text:p text:style-name="P419"><text:span text:style-name="T420">https://github.com/LandmakTechnology/maven-web-application</text:span></text:p>
      <text:p text:style-name="P421"><text:span text:style-name="T422"> <text:s/></text:span><text:span text:style-name="T423">ubuntu@docker:~/web$ cat Dockerfile</text:span></text:p>
      <text:p text:style-name="P424"><text:span text:style-name="T425">Dockerfile1</text:span><text:span text:style-name="T426">:</text:span></text:p>
      <text:p text:style-name="P427"><text:span text:style-name="T428">FROM tomcat:8.0.20-jre8</text:span></text:p>
      <text:p text:style-name="P429"><text:span text:style-name="T430">COPY</text:span><text:span text:style-name="T431"><text:s/>target/*.war /usr/local/tomcat/webapps/maven-web-app.war</text:span></text:p>
      <text:p text:style-name="P432"/>
      <text:p text:style-name="P433"><text:span text:style-name="T434">Docker Image</text:span><text:span text:style-name="T435">:<text:s/></text:span><text:span text:style-name="T436">--&gt; It's a package which contains</text:span></text:p>
      <text:p text:style-name="P437"><text:span text:style-name="T438">                 </text:span><text:span text:style-name="T439">everything (Libraries, Softwares+ENV+Application Code)</text:span></text:p>
      <text:p text:style-name="P440"><text:span text:style-name="T441">                 </text:span><text:span text:style-name="T442">needed to run your application.</text:span></text:p>
      <text:p text:style-name="P443"/>
      <text:p text:style-name="P444"><text:span text:style-name="T445">Docker containers</text:span><text:span text:style-name="T446">:<text:s/></text:span><text:span text:style-name="T447">Run time</text:span><text:span text:style-name="T448"><text:s/>instance of a docker image.</text:span><text:span text:style-name="T449"><text:s/></text:span></text:p>
      <text:p text:style-name="P450"><text:span text:style-name="T451">     </text:span><text:span text:style-name="T452">If you execute</text:span><text:span text:style-name="T453">:<text:s/></text:span><text:span text:style-name="T454">docker run,</text:span><text:span text:style-name="T455"><text:s/></text:span></text:p>
      <text:p text:style-name="P456"><text:span text:style-name="T457">     </text:span><text:span text:style-name="T458">a container is created from the image</text:span><text:span text:style-name="T459"><text:s/></text:span></text:p>
      <text:p text:style-name="P460"/>
      <text:p text:style-name="P461"><text:span text:style-name="T462">IQ</text:span><text:span text:style-name="T463">:<text:s/></text:span><text:span text:style-name="T464">How many environment are you supporting in your CURRENT role??</text:span></text:p>
      <text:p text:style-name="P465"><text:span text:style-name="T466">         </text:span><text:span text:style-name="T467">Development environment</text:span><text:span text:style-name="T468"><text:s/>   </text:span></text:p>
      <text:p text:style-name="P469"><text:span text:style-name="T470">         </text:span><text:span text:style-name="T471">Testing/QA environment</text:span><text:span text:style-name="T472"><text:s/>   </text:span></text:p>
      <text:p text:style-name="P473"><text:span text:style-name="T474">       </text:span><text:span text:style-name="T475"><text:s/> </text:span><text:span text:style-name="T476">Production environment</text:span><text:span text:style-name="T477"><text:s/></text:span></text:p>
      <text:p text:style-name="P478"><text:span text:style-name="T479">In docker applications run as containers</text:span><text:span text:style-name="T480"><text:s/> <text:s/></text:span></text:p>
      <text:p text:style-name="P481"/>
      <text:p text:style-name="P482"><text:span text:style-name="T483">Automated</text:span><text:span text:style-name="T484">:</text:span></text:p>
      <text:p text:style-name="P485"><text:span text:style-name="T486"> <text:s/></text:span><text:span text:style-name="T487">sudo apt install maven -y</text:span><text:span text:style-name="T488"><text:s/> </text:span></text:p>
      <text:p text:style-name="P489"><text:span text:style-name="T490">manual</text:span><text:span text:style-name="T491">:<text:s/></text:span></text:p>
      <text:soft-page-break/>
      <text:p text:style-name="P492"><text:span text:style-name="T493"> <text:s/></text:span><text:span text:style-name="T494">download the maven software</text:span></text:p>
      <text:p text:style-name="P495"><text:span text:style-name="T496">   </text:span><text:span text:style-name="T497">and extract it</text:span><text:span text:style-name="T498"><text:s/></text:span></text:p>
      <text:p text:style-name="P499"><text:span text:style-name="T500">   </text:span><text:span text:style-name="T501">and add to the PATH</text:span><text:span text:style-name="T502"><text:s/></text:span></text:p>
      <text:p text:style-name="P503"/>
      <text:p text:style-name="P504"><text:span text:style-name="T505">docker build -t image1 .</text:span><text:span text:style-name="T506"><text:s/> </text:span></text:p>
      <text:p text:style-name="P507"><text:span text:style-name="T508">docker run --name tesla -d -p<text:s/></text:span><text:span text:style-name="T509">70:8080 image1:latest</text:span><text:span text:style-name="T510"><text:s/></text:span></text:p>
      <text:p text:style-name="P511"><text:span text:style-name="T512">docker run --name -d -p 70:8080 image1</text:span></text:p>
      <text:p text:style-name="P513"><text:span text:style-name="T514">docker run --name -d -p 70:8080 image1:v1</text:span><text:span text:style-name="T515"><text:s/></text:span></text:p>
      <text:p text:style-name="P516"><text:span text:style-name="T517">docker run --name -d -p 70:8080 image1:v6</text:span><text:span text:style-name="T518"><text:s/></text:span></text:p>
      <text:p text:style-name="P519"/>
      <text:p text:style-name="P520"><text:span text:style-name="T521">docker run --name containerName -d -p hostPort:containerPort image:tag</text:span><text:span text:style-name="T522"><text:s/></text:span></text:p>
      <text:p text:style-name="P523"><text:span text:style-name="T524"> <text:s/></text:span><text:span text:style-name="T525">-d = detachable mode</text:span><text:span text:style-name="T526"><text:s/> </text:span></text:p>
      <text:p text:style-name="P527"><text:span text:style-name="T528"> <text:s/></text:span><text:span text:style-name="T529">-p = por</text:span><text:span text:style-name="T530">t Forwarding</text:span><text:span text:style-name="T531"><text:s/></text:span></text:p>
      <text:p text:style-name="P532"/>
      <text:p text:style-name="P533"><text:span text:style-name="T534">ubuntu@docker:~/maven-web-application$ cat Dockerfile</text:span><text:span text:style-name="T535"><text:s/></text:span></text:p>
      <text:p text:style-name="P536"><text:span text:style-name="T537">Dockerfile</text:span></text:p>
      <text:p text:style-name="P538"><text:span text:style-name="T539">FROM tomcat:8.0.20-jre8</text:span></text:p>
      <text:p text:style-name="P540"><text:span text:style-name="T541">COPY target/*.war /usr/local/tomcat/webapps/tesla.war</text:span></text:p>
      <text:p text:style-name="P542"/>
      <text:p text:style-name="P543"><text:span text:style-name="T544"> </text:span><text:span text:style-name="T545">docker build</text:span><text:span text:style-name="T546"><text:s/> <text:s/></text:span></text:p>
      <text:p text:style-name="P547"><text:span text:style-name="T548"> </text:span><text:span text:style-name="T549">docker run</text:span><text:span text:style-name="T550"><text:s/></text:span></text:p>
      <text:p text:style-name="P551"/>
      <text:p text:style-name="P552"><text:span text:style-name="T553">Docker Registry</text:span><text:span text:style-name="T554">:</text:span></text:p>
      <text:p text:style-name="P555"><text:span text:style-name="T556">1. DockerHub public [80% usage]</text:span></text:p>
      <text:p text:style-name="P557"><text:span text:style-name="T558">2. DTR</text:span><text:span text:style-name="T559"><text:s/></text:span></text:p>
      <text:p text:style-name="P560"><text:span text:style-name="T561">3. Amazo</text:span><text:span text:style-name="T562">nECR</text:span><text:span text:style-name="T563"><text:s/></text:span></text:p>
      <text:p text:style-name="P564"><text:span text:style-name="T565">4. Nexus/</text:span></text:p>
      <text:p text:style-name="P566"><text:span text:style-name="T567">5. JFrog</text:span></text:p>
      <text:p text:style-name="P568"/>
      <text:p text:style-name="P569"><text:span text:style-name="T570">docker</text:span></text:p>
      <text:p text:style-name="P571"/>
      <text:p text:style-name="P572"><text:span text:style-name="T573">docker build -t image1 .</text:span><text:span text:style-name="T574"><text:s/></text:span></text:p>
      <text:p text:style-name="P575"><text:span text:style-name="T576">docker push mylandmarktech/maven-web-app:tagname</text:span><text:span text:style-name="T577"><text:s/> </text:span></text:p>
      <text:p text:style-name="P578"><text:span text:style-name="T579">docker push mylandmarktech/tesla-web-app:tagname</text:span></text:p>
      <text:p text:style-name="P580"><text:span text:style-name="T581">docker tag image1 mylandmarktech/maven-web-app:31</text:span><text:span text:style-name="T582"><text:s/> <text:s/></text:span></text:p>
      <text:p text:style-name="P583"><text:span text:style-name="T584">docker tag image1<text:s/></text:span><text:span text:style-name="T585">mylandmarktech/tesla-web-app:1</text:span><text:span text:style-name="T586"><text:s/> </text:span></text:p>
      <text:p text:style-name="P587"><text:span text:style-name="T588">docker push mylandmarktech/maven-web-app:31</text:span><text:span text:style-name="T589"><text:s/> <text:s/></text:span></text:p>
      <text:p text:style-name="P590"><text:span text:style-name="T591">docker push mylandmarktech/tesla-web-app:1</text:span><text:span text:style-name="T592"><text:s/> <text:s/></text:span></text:p>
      <text:p text:style-name="P593"> </text:p>
      <text:p text:style-name="P594"><text:span text:style-name="T595">docker login -u mylandmarktech -p admin@123</text:span></text:p>
      <text:p text:style-name="P596"/>
      <text:p text:style-name="P597"><text:span text:style-name="T598">docker pull mylandmarktech/tesla-web-app:1</text:span></text:p>
      <text:p text:style-name="P599"/>
      <text:p text:style-name="P600"><text:span text:style-name="T601">docker run --name tesla -d -p 8080:8080</text:span><text:span text:style-name="T602"><text:s/>image1:latest</text:span><text:span text:style-name="T603"><text:s/></text:span></text:p>
      <text:p text:style-name="P604"/>
      <text:p text:style-name="P605"><text:span text:style-name="T606">http://52.87.183.168:8080/tesla/</text:span></text:p>
      <text:p text:style-name="P607"/>
      <text:p text:style-name="P608"><text:span text:style-name="T609">Docker images</text:span><text:span text:style-name="T610"><text:s/>:</text:span></text:p>
      <text:soft-page-break/>
      <text:p text:style-name="P611"><text:span text:style-name="T612">Docker containers</text:span><text:span text:style-name="T613"><text:s/> </text:span></text:p>
      <text:p text:style-name="P614"><text:span text:style-name="T615">Dockerfile</text:span><text:span text:style-name="T616"><text:s/></text:span></text:p>
      <text:p text:style-name="P617"><text:span text:style-name="T618">Docker Networks</text:span><text:span text:style-name="T619"><text:s/></text:span></text:p>
      <text:p text:style-name="P620"><text:span text:style-name="T621">Docker volumes</text:span><text:span text:style-name="T622"><text:s/> </text:span></text:p>
      <text:p text:style-name="P623"><text:span text:style-name="T624">Docker compose</text:span><text:span text:style-name="T625"><text:s/> </text:span></text:p>
      <text:p text:style-name="P626"><text:span text:style-name="T627">Docker swarm</text:span><text:span text:style-name="T628"><text:s/></text:span></text:p>
      <text:p text:style-name="P629"/>
      <text:p text:style-name="P630"><text:span text:style-name="T631">Docker images commands</text:span><text:span text:style-name="T632">:</text:span></text:p>
      <text:p text:style-name="P633"><text:span text:style-name="T634"> <text:s/></text:span><text:span text:style-name="T635">docker build   = create images from a Dockerfile</text:span><text:span text:style-name="T636"><text:s/> </text:span></text:p>
      <text:p text:style-name="P637"><text:span text:style-name="T638"> <text:s/></text:span><text:span text:style-name="T639">docker tag  </text:span><text:span text:style-name="T640"><text:s/>  = assigns repository name to images</text:span><text:span text:style-name="T641"><text:s/></text:span></text:p>
      <text:p text:style-name="P642"><text:span text:style-name="T643"> <text:s/></text:span><text:span text:style-name="T644">docker images    = list images</text:span></text:p>
      <text:p text:style-name="P645"><text:span text:style-name="T646"> <text:s/></text:span><text:span text:style-name="T647">docker image ls  = list images</text:span></text:p>
      <text:p text:style-name="P648"><text:span text:style-name="T649"> <text:s/></text:span><text:span text:style-name="T650">docker images -q = list image ids</text:span><text:span text:style-name="T651"><text:s/></text:span></text:p>
      <text:p text:style-name="P652"/>
      <text:p text:style-name="P653"><text:span text:style-name="T654"> <text:s/></text:span><text:span text:style-name="T655">docker build/pull/push/tag/images/inspect</text:span><text:span text:style-name="T656"><text:s/> <text:s/></text:span></text:p>
      <text:p text:style-name="P657"><text:span text:style-name="T658"> <text:s/></text:span><text:span text:style-name="T659">docker build vs docker image build</text:span></text:p>
      <text:p text:style-name="P660"/>
      <text:p text:style-name="P661"><text:span text:style-name="T662">ubuntu@docker:~$ docker<text:s/></text:span><text:span text:style-name="T663">image</text:span></text:p>
      <text:p text:style-name="P664"/>
      <text:p text:style-name="P665"><text:span text:style-name="T666">Usage</text:span><text:span text:style-name="T667">:  </text:span><text:span text:style-name="T668">docker image COMMAND</text:span></text:p>
      <text:p text:style-name="P669"/>
      <text:p text:style-name="P670"><text:span text:style-name="T671">Manage images</text:span></text:p>
      <text:p text:style-name="P672"/>
      <text:p text:style-name="P673"><text:span text:style-name="T674">Commands</text:span><text:span text:style-name="T675">:</text:span></text:p>
      <text:p text:style-name="P676"><text:span text:style-name="T677"> <text:s/></text:span><text:span text:style-name="T678">build       Build an image from a Dockerfile</text:span></text:p>
      <text:p text:style-name="P679"><text:span text:style-name="T680"> <text:s/></text:span><text:span text:style-name="T681">history     Show the history of an image</text:span></text:p>
      <text:p text:style-name="P682"><text:span text:style-name="T683"> <text:s/></text:span><text:span text:style-name="T684">import      Import the contents from a tarball to create a filesystem image</text:span></text:p>
      <text:p text:style-name="P685"><text:span text:style-name="T686"> <text:s/></text:span><text:span text:style-name="T687">inspect     Display deta</text:span><text:span text:style-name="T688">iled information on one or more images</text:span></text:p>
      <text:p text:style-name="P689"><text:span text:style-name="T690"> <text:s/></text:span><text:span text:style-name="T691">load        Load an image from a tar archive or STDIN</text:span></text:p>
      <text:p text:style-name="P692"><text:span text:style-name="T693"> <text:s/></text:span><text:span text:style-name="T694">ls          List images</text:span></text:p>
      <text:p text:style-name="P695"><text:span text:style-name="T696"> <text:s/></text:span><text:span text:style-name="T697">prune       Remove unused images</text:span></text:p>
      <text:p text:style-name="P698"><text:span text:style-name="T699"> <text:s/></text:span><text:span text:style-name="T700">pull        Pull an image or a repository from a registry</text:span></text:p>
      <text:p text:style-name="P701"><text:span text:style-name="T702"> <text:s/></text:span><text:span text:style-name="T703">push        Push an image or a reposit</text:span><text:span text:style-name="T704">ory to a registry</text:span></text:p>
      <text:p text:style-name="P705"><text:span text:style-name="T706"> <text:s/></text:span><text:span text:style-name="T707">rm          Remove one or more images</text:span></text:p>
      <text:p text:style-name="P708"><text:span text:style-name="T709"> <text:s/></text:span><text:span text:style-name="T710">save        Save one or more images to a tar archive (streamed to STDOUT by default)</text:span></text:p>
      <text:p text:style-name="P711"><text:span text:style-name="T712"> <text:s/></text:span><text:span text:style-name="T713">tag         Create a tag TARGET_IMAGE that refers to SOURCE_IMAGE</text:span></text:p>
      <text:p text:style-name="P714"/>
      <text:p text:style-name="P715"><text:span text:style-name="T716">What is required to build an image?<text:s/></text:span><text:span text:style-name="T717">Dockerfile</text:span><text:span text:style-name="T718"><text:s/> </text:span></text:p>
      <text:p text:style-name="P719"><text:span text:style-name="T720">what is required to deploy an application? docker image</text:span><text:span text:style-name="T721"><text:s/> <text:s/></text:span></text:p>
      <text:p text:style-name="P722"/>
      <text:p text:style-name="P723"><text:span text:style-name="T724">Dockerfile3</text:span></text:p>
      <text:p text:style-name="P725"><text:span text:style-name="T726">FROM jboss/wildfly</text:span></text:p>
      <text:p text:style-name="P727"><text:span text:style-name="T728">COPY target/*war /opt/jboss/wildfly/standalone/deployments/</text:span></text:p>
      <text:p text:style-name="P729"/>
      <text:p text:style-name="P730"><text:span text:style-name="T731">Dockerfile4</text:span></text:p>
      <text:p text:style-name="P732"><text:span text:style-name="T733">FROM tomcat:8.0.20-jre8</text:span></text:p>
      <text:p text:style-name="P734"><text:span text:style-name="T735">COPY target/*.war /usr/local/tomcat/webapps/tesla.war</text:span></text:p>
      <text:p text:style-name="P736"/>
      <text:p text:style-name="P737"><text:span text:style-name="T738">Dockerfile5</text:span></text:p>
      <text:p text:style-name="P739"><text:span text:style-name="T740">FROM tomcat:9.0.74-jre8</text:span></text:p>
      <text:p text:style-name="P741"><text:span text:style-name="T742">COPY target/*.war /usr/local/tomcat/webapps/tesla.war</text:span></text:p>
      <text:p text:style-name="P743"/>
      <text:p text:style-name="P744"><text:span text:style-name="T745">docker image build -t appimage:1 -f DockerfileName pathtotheDockerfile</text:span></text:p>
      <text:p text:style-name="P746"><text:span text:style-name="T747">docker image build -t appimage:1 -f Dockerfile3 .</text:span><text:span text:style-name="T748"><text:s/></text:span></text:p>
      <text:p text:style-name="P749"><text:span text:style-name="T750">docker image build -t appimage:1 -f Dockerf</text:span><text:span text:style-name="T751">ile3 ~</text:span></text:p>
      <text:p text:style-name="P752"><text:span text:style-name="T753">docker image build -t appimage:1 -f Dockerfile3 /home/ubuntu/web/tl/</text:span><text:span text:style-name="T754"><text:s/> <text:s/></text:span></text:p>
      <text:p text:style-name="P755"/>
      <text:p text:style-name="P756"><text:span text:style-name="T757">   <text:s/></text:span><text:span text:style-name="T758">:8080-&gt;8080/tcp   tesla</text:span></text:p>
      <text:p text:style-name="P759"/>
      <text:p text:style-name="P760"><text:span text:style-name="T761">docker run --name containerName -d -p hostPort:containerPort imageName:tag</text:span><text:span text:style-name="T762"><text:s/></text:span></text:p>
      <text:p text:style-name="P763"/>
      <text:p text:style-name="P764"><text:span text:style-name="T765">docker run --name myapp -d -p 8000:8080 image1</text:span><text:span text:style-name="T766"><text:s/> </text:span></text:p>
      <text:p text:style-name="P767"><text:span text:style-name="T768">docker run --name web</text:span><text:span text:style-name="T769">app -d -p 8888:8080</text:span><text:span text:style-name="T770"><text:s/> </text:span></text:p>
      <text:p text:style-name="P771"><text:span text:style-name="T772">docker run --name pythonapp -d -p 9090:8080</text:span><text:span text:style-name="T773"><text:s/> <text:s/></text:span></text:p>
      <text:p text:style-name="P774"><text:span text:style-name="T775">docker run --name nodeapp -d -p 9191:8080</text:span><text:span text:style-name="T776"><text:s/> </text:span></text:p>
      <text:p text:style-name="P777"/>
      <text:p text:style-name="P778"><text:span text:style-name="T779">http://52.87.183.168:8000/</text:span></text:p>
      <text:p text:style-name="P780"/>
      <text:p text:style-name="P781"><text:span text:style-name="T782"> </text:span><text:span text:style-name="T783">netstat -tulpn</text:span><text:span text:style-name="T784"><text:s/></text:span></text:p>
      <text:p text:style-name="P785"><text:span text:style-name="T786">docker pull tomcat</text:span></text:p>
      <text:p text:style-name="P787"><text:span text:style-name="T788">docker pull tomcat:9.0.74-jre8</text:span></text:p>
      <text:p text:style-name="P789"/>
      <text:p text:style-name="P790"><text:span text:style-name="T791">docker images     =  list images</text:span><text:span text:style-name="T792"><text:s/></text:span></text:p>
      <text:p text:style-name="P793"><text:span text:style-name="T794">docker<text:s/></text:span><text:span text:style-name="T795">images -q  = list image IDs ONLY</text:span><text:span text:style-name="T796"><text:s/> </text:span></text:p>
      <text:p text:style-name="P797"><text:span text:style-name="T798">docker rmi imageID/name:tag  - delete images</text:span><text:span text:style-name="T799"><text:s/></text:span></text:p>
      <text:p text:style-name="P800"/>
      <text:p text:style-name="P801"><text:span text:style-name="T802">How to delete an image from a running container?</text:span></text:p>
      <text:p text:style-name="P803"><text:span text:style-name="T804"> </text:span><text:span text:style-name="T805">1. stop the container and force delete the image by running the commands below;</text:span><text:span text:style-name="T806"><text:s/> </text:span></text:p>
      <text:p text:style-name="P807"><text:span text:style-name="T808">     <text:s/></text:span><text:span text:style-name="T809">docker stop containerName/ID  &amp;&amp;</text:span><text:span text:style-name="T810"><text:s/></text:span></text:p>
      <text:p text:style-name="P811"><text:span text:style-name="T812"> <text:s/></text:span><text:span text:style-name="T813">   <text:s/></text:span><text:span text:style-name="T814">docker rmi -f imageID/name:tag</text:span><text:span text:style-name="T815"><text:s/> </text:span></text:p>
      <text:p text:style-name="P816"/>
      <text:p text:style-name="P817"><text:span text:style-name="T818">Pull images from Public registry [dockerhub]</text:span><text:span text:style-name="T819"><text:s/>:<text:s/></text:span></text:p>
      <text:p text:style-name="P820"><text:span text:style-name="T821">   <text:s/></text:span><text:span text:style-name="T822">No athentication is required</text:span></text:p>
      <text:p text:style-name="P823"/>
      <text:p text:style-name="P824"><text:span text:style-name="T825">Pull images from private registry [ecr/dockerhub/nexus/JFrog]</text:span><text:span text:style-name="T826"><text:s/>:</text:span></text:p>
      <text:p text:style-name="P827"><text:span text:style-name="T828">   <text:s/></text:span><text:span text:style-name="T829">Authentication is required</text:span><text:span text:style-name="T830"><text:s/> <text:s/></text:span></text:p>
      <text:p text:style-name="P831"><text:span text:style-name="T832">   <text:s/></text:span><text:span text:style-name="T833">docker login -u username -p passwo</text:span><text:span text:style-name="T834">rd</text:span><text:span text:style-name="T835"><text:s/></text:span></text:p>
      <text:p text:style-name="P836"/>
      <text:p text:style-name="P837"><text:span text:style-name="T838">push images to Public registry [dockerhub]</text:span><text:span text:style-name="T839"><text:s/>:</text:span></text:p>
      <text:p text:style-name="P840"><text:span text:style-name="T841">     <text:s/></text:span><text:span text:style-name="T842">Authentication is required</text:span><text:span text:style-name="T843"><text:s/> <text:s/></text:span></text:p>
      <text:p text:style-name="P844"><text:span text:style-name="T845">     <text:s/></text:span><text:span text:style-name="T846">docker login -u username -p password</text:span><text:span text:style-name="T847"><text:s/></text:span></text:p>
      <text:p text:style-name="P848"/>
      <text:p text:style-name="P849"><text:span text:style-name="T850">push images to private registry [dockerhub]</text:span><text:span text:style-name="T851"><text:s/>:</text:span></text:p>
      <text:p text:style-name="P852"><text:span text:style-name="T853">     <text:s/></text:span><text:span text:style-name="T854">Authentication is required</text:span><text:span text:style-name="T855"><text:s/> <text:s/></text:span></text:p>
      <text:soft-page-break/>
      <text:p text:style-name="P856"><text:span text:style-name="T857">     <text:s/></text:span><text:span text:style-name="T858">docker login -u username -p password</text:span><text:span text:style-name="T859"><text:s/></text:span></text:p>
      <text:p text:style-name="P860"/>
      <text:p text:style-name="P861"><text:span text:style-name="T862">Nexus private docker registry</text:span><text:span text:style-name="T863">:</text:span></text:p>
      <text:p text:style-name="P864"><text:span text:style-name="T865">==============================</text:span></text:p>
      <text:p text:style-name="P866"><text:span text:style-name="T867"> <text:s/></text:span><text:span text:style-name="T868">htttps://8.200.55.9:8081/tesla/tesla-web-app</text:span></text:p>
      <text:p text:style-name="P869"/>
      <text:p text:style-name="P870"><text:span text:style-name="T871"> </text:span><text:span text:style-name="T872">image =  mylandmarktech/tesla-web-app:1 [apps code + dependencies]</text:span></text:p>
      <text:p text:style-name="P873"/>
      <text:p text:style-name="P874"><text:span text:style-name="T875"> </text:span><text:span text:style-name="T876">docker tag mylandmarktech/tesla-web-app:1 8.200.55.9:8081/tesla/tesla-web-</text:span><text:span text:style-name="T877">app:1</text:span><text:span text:style-name="T878"><text:s/></text:span></text:p>
      <text:p text:style-name="P879"><text:span text:style-name="T880">   </text:span><text:span text:style-name="T881">docker login -u admin -p admin123</text:span><text:span text:style-name="T882"><text:s/>   <text:s/></text:span></text:p>
      <text:p text:style-name="P883"/>
      <text:p text:style-name="P884"><text:span text:style-name="T885"> </text:span><text:span text:style-name="T886">docker push 8.200.55.9:8081/tesla/tesla-web-app:1</text:span><text:span text:style-name="T887"><text:s/></text:span></text:p>
      <text:p text:style-name="P888"/>
      <text:p text:style-name="P889"><text:span text:style-name="T890">d</text:span></text:p>
      <text:p text:style-name="P891"/>
      <text:p text:style-name="P892"><text:span text:style-name="T893">Run 'docker image COMMAND --help' for more information on a command.</text:span></text:p>
      <text:p text:style-name="P894"><text:span text:style-name="T895">ubuntu@docker:~$</text:span></text:p>
      <text:p text:style-name="P896"/>
      <text:p text:style-name="P897"><text:span text:style-name="T898">aws ecr private docker registry</text:span><text:span text:style-name="T899">:</text:span></text:p>
      <text:p text:style-name="P900"><text:span text:style-name="T901">==============================</text:span><text:span text:style-name="T902">=</text:span></text:p>
      <text:p text:style-name="P903"><text:span text:style-name="T904">aws ecr get-login-password --region us-east-1 | docker login --username \</text:span></text:p>
      <text:p text:style-name="P905"><text:span text:style-name="T906">AWS --password-stdin 287784533479.dkr.ecr.us-east-1.amazonaws.com</text:span></text:p>
      <text:p text:style-name="P907"/>
      <text:p text:style-name="P908"><text:span text:style-name="T909">docker build -t tesla-web-app .</text:span></text:p>
      <text:p text:style-name="P910"/>
      <text:p text:style-name="P911"><text:span text:style-name="T912">docker tag mylandmarktech/tesla-web-app:1 \</text:span></text:p>
      <text:p text:style-name="P913"><text:span text:style-name="T914">287784533479.dkr.ecr.us-east-1.amazonaws.com/tesla-web-app:1</text:span></text:p>
      <text:p text:style-name="P915"/>
      <text:p text:style-name="P916"><text:span text:style-name="T917">docker push 287784533479.dkr.ecr.us-east-1.amazonaws.com/tesla-web-app:1</text:span></text:p>
      <text:p text:style-name="P918"/>
      <text:p text:style-name="P919"><text:span text:style-name="T920">docker run --name apps -d -p 7000:8080 \</text:span></text:p>
      <text:p text:style-name="P921"><text:span text:style-name="T922">287784533479.dkr.ecr.us-east-1.amazonaws.com/tesla-web-app:1</text:span></text:p>
      <text:p text:style-name="P923"/>
      <text:p text:style-name="P924"><text:span text:style-name="T925">delete all images</text:span><text:span text:style-name="T926"><text:s/>using</text:span><text:span text:style-name="T927">:</text:span></text:p>
      <text:p text:style-name="P928"><text:span text:style-name="T929">===========================</text:span></text:p>
      <text:p text:style-name="P930"><text:span text:style-name="T931">docker images -q  = List image IDs</text:span><text:span text:style-name="T932"><text:s/> </text:span></text:p>
      <text:p text:style-name="P933"><text:span text:style-name="T934">docker rmi $(docker images -q)</text:span><text:span text:style-name="T935"><text:s/> <text:s/></text:span></text:p>
      <text:p text:style-name="P936"><text:span text:style-name="T937">docker rmi -f $(docker images -q)</text:span><text:span text:style-name="T938"><text:s/> </text:span></text:p>
      <text:p text:style-name="P939"/>
      <text:p text:style-name="P940"><text:span text:style-name="T941">docker build/ps/images</text:span><text:span text:style-name="T942"><text:s/>   <text:s/></text:span></text:p>
      <text:p text:style-name="P943"/>
      <text:p text:style-name="P944"><text:span text:style-name="T945">docker ps    = List running containers</text:span><text:span text:style-name="T946"><text:s/> </text:span></text:p>
      <text:p text:style-name="P947"><text:span text:style-name="T948">docker ps -a = List all containers</text:span><text:span text:style-name="T949"><text:s/></text:span></text:p>
      <text:p text:style-name="P950"/>
      <text:p text:style-name="P951"><text:span text:style-name="T952">docke</text:span><text:span text:style-name="T953">r ps -q   = List running containers IDs</text:span></text:p>
      <text:p text:style-name="P954"><text:span text:style-name="T955">docker ps -aq  = List all containers IDs</text:span><text:span text:style-name="T956"><text:s/></text:span></text:p>
      <text:p text:style-name="P957"><text:span text:style-name="T958">docker stop containerName/ID</text:span><text:span text:style-name="T959"><text:s/> </text:span></text:p>
      <text:soft-page-break/>
      <text:p text:style-name="P960"><text:span text:style-name="T961">docker stop</text:span><text:span text:style-name="T962"><text:s/> <text:s/></text:span></text:p>
      <text:p text:style-name="P963"/>
      <text:p text:style-name="P964"><text:span text:style-name="T965">stop all containers</text:span><text:span text:style-name="T966"><text:s/> </text:span></text:p>
      <text:p text:style-name="P967"><text:span text:style-name="T968">==================</text:span></text:p>
      <text:p text:style-name="P969"><text:span text:style-name="T970">docker stop $(docker ps -aq)</text:span></text:p>
      <text:p text:style-name="P971"/>
      <text:p text:style-name="P972"><text:span text:style-name="T973">deploy an application with docker images in aws ecr priv</text:span><text:span text:style-name="T974">ate registry</text:span><text:span text:style-name="T975">:<text:s/></text:span></text:p>
      <text:p text:style-name="P976"><text:span text:style-name="T977">=====================================================================</text:span></text:p>
      <text:p text:style-name="P978"><text:span text:style-name="T979">aws ecr get-login-password --region us-east-1 | docker login --username \</text:span></text:p>
      <text:p text:style-name="P980"><text:span text:style-name="T981">AWS --password-stdin 287784533479.dkr.ecr.us-east-1.amazonaws.com</text:span></text:p>
      <text:p text:style-name="P982"/>
      <text:p text:style-name="P983"><text:span text:style-name="T984">docker pull<text:s/></text:span><text:span text:style-name="T985">287784533479.dkr.ecr.us-east-1.amazonaws.com/tesla-web-app:1</text:span></text:p>
      <text:p text:style-name="P986"/>
      <text:p text:style-name="P987"><text:span text:style-name="T988">docker run --name apps -d -p 7000:8080 \</text:span></text:p>
      <text:p text:style-name="P989"><text:span text:style-name="T990">287784533479.dkr.ecr.us-east-1.amazonaws.com/tesla-web-app:1</text:span></text:p>
      <text:p text:style-name="P991"/>
      <text:p text:style-name="P992"><text:span text:style-name="T993">http://52.87.183.168:7000/tesla/</text:span></text:p>
      <text:p text:style-name="P994"/>
      <text:p text:style-name="P995"><text:span text:style-name="T996">How to delete dangling images</text:span></text:p>
      <text:p text:style-name="P997"><text:span text:style-name="T998">---</text:span><text:span text:style-name="T999">---------------------------</text:span></text:p>
      <text:p text:style-name="P1000"><text:span text:style-name="T1001">docker system prune</text:span><text:span text:style-name="T1002"><text:s/> </text:span></text:p>
      <text:p text:style-name="P1003"><text:span text:style-name="T1004">docker image prune</text:span><text:span text:style-name="T1005"><text:s/></text:span></text:p>
      <text:p text:style-name="P1006"/>
      <text:p text:style-name="P1007"><text:span text:style-name="T1008">Docker images commands</text:span><text:span text:style-name="T1009">:</text:span></text:p>
      <text:p text:style-name="P1010"><text:span text:style-name="T1011"> <text:s/></text:span><text:span text:style-name="T1012">docker build   = create images from a Dockerfile</text:span><text:span text:style-name="T1013"><text:s/> </text:span></text:p>
      <text:p text:style-name="P1014"><text:span text:style-name="T1015"> <text:s/></text:span><text:span text:style-name="T1016">docker tag     = assigns repository name to images</text:span><text:span text:style-name="T1017"><text:s/></text:span></text:p>
      <text:p text:style-name="P1018"><text:span text:style-name="T1019"> <text:s/></text:span><text:span text:style-name="T1020">docker images    = list images</text:span></text:p>
      <text:p text:style-name="P1021"><text:span text:style-name="T1022"> <text:s/></text:span><text:span text:style-name="T1023">docker image ls  =<text:s/></text:span><text:span text:style-name="T1024">list images</text:span></text:p>
      <text:p text:style-name="P1025"><text:span text:style-name="T1026"> <text:s/></text:span><text:span text:style-name="T1027">docker images -q = list image ids</text:span><text:span text:style-name="T1028"><text:s/></text:span></text:p>
      <text:p text:style-name="P1029"/>
      <text:p text:style-name="P1030"><text:span text:style-name="T1031"> <text:s/></text:span><text:span text:style-name="T1032">docker rmi imageID/name:tag     = delete an image</text:span></text:p>
      <text:p text:style-name="P1033"><text:span text:style-name="T1034"> <text:s/></text:span><text:span text:style-name="T1035">docker rmi -f imageID/name:tag  = force delete an image</text:span></text:p>
      <text:p text:style-name="P1036"/>
      <text:p text:style-name="P1037"><text:span text:style-name="T1038"> <text:s/></text:span><text:span text:style-name="T1039">docker rmi -f a848f84f4894</text:span><text:span text:style-name="T1040"><text:s/></text:span></text:p>
      <text:p text:style-name="P1041"><text:span text:style-name="T1042"> <text:s/></text:span><text:span text:style-name="T1043">docker rmi -f  $(docker images -q) = deletes all images</text:span><text:span text:style-name="T1044"><text:s/></text:span></text:p>
      <text:p text:style-name="P1045"><text:span text:style-name="T1046"> <text:s/></text:span><text:span text:style-name="T1047">docker run image2</text:span><text:span text:style-name="T1048"><text:s/></text:span></text:p>
      <text:p text:style-name="P1049"><text:span text:style-name="T1050"> <text:s/></text:span><text:span text:style-name="T1051">docker pull nginx</text:span><text:span text:style-name="T1052"><text:s/> </text:span></text:p>
      <text:p text:style-name="P1053"><text:span text:style-name="T1054"> <text:s/></text:span><text:span text:style-name="T1055">docker pull alpine</text:span><text:span text:style-name="T1056"><text:s/> </text:span></text:p>
      <text:p text:style-name="P1057"><text:span text:style-name="T1058"> <text:s/></text:span><text:span text:style-name="T1059">docker images prune</text:span><text:span text:style-name="T1060"><text:s/> <text:s/></text:span></text:p>
      <text:p text:style-name="P1061"/>
      <text:p text:style-name="P1062"><text:span text:style-name="T1063">=======================================</text:span></text:p>
      <text:p text:style-name="P1064"><text:span text:style-name="T1065">docker container commands</text:span><text:span text:style-name="T1066"><text:s/> :    </text:span></text:p>
      <text:p text:style-name="P1067"><text:span text:style-name="T1068">=========================</text:span></text:p>
      <text:p text:style-name="P1069"><text:span text:style-name="T1070">containers are created from docker images</text:span><text:span text:style-name="T1071"><text:s/> </text:span></text:p>
      <text:p text:style-name="P1072"><text:span text:style-name="T1073"> <text:s/></text:span><text:span text:style-name="T1074">a container is a<text:s/></text:span><text:span text:style-name="T1075">running process/instance of a docker image</text:span><text:span text:style-name="T1076"><text:s/></text:span></text:p>
      <text:p text:style-name="P1077"/>
      <text:p text:style-name="P1078"><text:span text:style-name="T1079"> <text:s/></text:span><text:span text:style-name="T1080">docker pull   = pull the docker image from the registry</text:span></text:p>
      <text:p text:style-name="P1081"><text:span text:style-name="T1082"> <text:s/></text:span><text:span text:style-name="T1083">docker create = use the image to create a container   -</text:span><text:span text:style-name="T1084"><text:s/>     </text:span></text:p>
      <text:soft-page-break/>
      <text:p text:style-name="P1085"><text:span text:style-name="T1086"> <text:s/></text:span><text:span text:style-name="T1087">docker start  = start the container</text:span><text:span text:style-name="T1088"><text:s/> <text:s/></text:span></text:p>
      <text:p text:style-name="P1089"><text:span text:style-name="T1090"> <text:s/></text:span><text:span text:style-name="T1091">docker stop   =  stop container</text:span></text:p>
      <text:p text:style-name="P1092"><text:span text:style-name="T1093"> <text:s/></text:span><text:span text:style-name="T1094">docker run =</text:span><text:span text:style-name="T1095"><text:s/>docker create + docker start</text:span><text:span text:style-name="T1096"><text:s/> </text:span></text:p>
      <text:p text:style-name="P1097"><text:span text:style-name="T1098">docker run --help</text:span><text:span text:style-name="T1099"><text:s/> </text:span></text:p>
      <text:p text:style-name="P1100"><text:span text:style-name="T1101">docker container --help</text:span><text:span text:style-name="T1102"><text:s/> </text:span></text:p>
      <text:p text:style-name="P1103"/>
      <text:p text:style-name="P1104"><text:span text:style-name="T1105">Docker flow</text:span><text:span text:style-name="T1106">:</text:span></text:p>
      <text:p text:style-name="P1107"><text:span text:style-name="T1108"> <text:s/></text:span><text:span text:style-name="T1109">Dockerfile----&gt;DockerImage----&gt;Containers</text:span><text:span text:style-name="T1110"><text:s/></text:span></text:p>
      <text:p text:style-name="P1111"/>
      <text:p text:style-name="P1112"><text:span text:style-name="T1113">Ticket0011 -</text:span></text:p>
      <text:p text:style-name="P1114"><text:span text:style-name="T1115"> <text:s/></text:span><text:span text:style-name="T1116">Deploy a java web application using docker</text:span><text:span text:style-name="T1117">:<text:s/></text:span></text:p>
      <text:p text:style-name="P1118"><text:span text:style-name="T1119">   <text:s/></text:span><text:span text:style-name="T1120">1. use/Create/modify a Dockerfile</text:span><text:span text:style-name="T1121"><text:s/> <text:s/></text:span></text:p>
      <text:p text:style-name="P1122"><text:span text:style-name="T1123">   <text:s/></text:span><text:span text:style-name="T1124">2. Use the Do</text:span><text:span text:style-name="T1125">ckerfile to build a docker image</text:span><text:span text:style-name="T1126"><text:s/> </text:span></text:p>
      <text:p text:style-name="P1127"><text:span text:style-name="T1128">   <text:s/></text:span><text:span text:style-name="T1129">3. Push the image to an image registry[dockerhub/ecr/nexus/JFrog]</text:span></text:p>
      <text:p text:style-name="P1130"><text:span text:style-name="T1131">   <text:s/></text:span><text:span text:style-name="T1132">4. pull, inspect and scan the docker image</text:span></text:p>
      <text:p text:style-name="P1133"><text:span text:style-name="T1134">   <text:s/></text:span><text:span text:style-name="T1135">5. deploy the application using the image</text:span><text:span text:style-name="T1136"><text:s/> </text:span></text:p>
      <text:p text:style-name="P1137"><text:line-break/></text:p>
      <text:p text:style-name="P1138"><text:span text:style-name="T1139">docker pull  =</text:span><text:span text:style-name="T1140"><text:s/> <text:s/></text:span></text:p>
      <text:p text:style-name="P1141"><text:span text:style-name="T1142">   </text:span><text:span text:style-name="T1143">docker pull<text:s/></text:span><text:span text:style-name="T1144">mylandmarktech/maven-web-app:29</text:span><text:span text:style-name="T1145"><text:s/> </text:span></text:p>
      <text:p text:style-name="P1146"><text:span text:style-name="T1147">docker inspect  =</text:span><text:span text:style-name="T1148"><text:s/></text:span></text:p>
      <text:p text:style-name="P1149"><text:span text:style-name="T1150">   </text:span><text:span text:style-name="T1151">docker inspect mylandmarktech/maven-web-app:29</text:span></text:p>
      <text:p text:style-name="P1152"><text:span text:style-name="T1153">docker scan  =</text:span><text:span text:style-name="T1154"><text:s/></text:span></text:p>
      <text:p text:style-name="P1155"><text:span text:style-name="T1156">   </text:span><text:span text:style-name="T1157">docker scan mylandmarktech/maven-web-app:29</text:span></text:p>
      <text:p text:style-name="P1158"/>
      <text:p text:style-name="P1159"><text:span text:style-name="T1160">docker run --name webappss -d -p 6000:8080 mylandmarktech/maven-web-app:29</text:span><text:span text:style-name="T1161"><text:s/></text:span></text:p>
      <text:p text:style-name="P1162"/>
      <text:p text:style-name="P1163"><text:span text:style-name="T1164">verify</text:span><text:span text:style-name="T1165">:</text:span></text:p>
      <text:p text:style-name="P1166"><text:span text:style-name="T1167"> <text:s/></text:span><text:span text:style-name="T1168">cu</text:span><text:span text:style-name="T1169">rl</text:span><text:span text:style-name="T1170"><text:s/></text:span></text:p>
      <text:p text:style-name="P1171"><text:span text:style-name="T1172"> <text:s/></text:span><text:span text:style-name="T1173">browser</text:span><text:span text:style-name="T1174"><text:s/> </text:span></text:p>
      <text:p text:style-name="P1175"><text:span text:style-name="T1176">http://52.87.183.168:6060/maven-web-app/</text:span></text:p>
      <text:p text:style-name="P1177"/>
      <text:p text:style-name="P1178"><text:span text:style-name="T1179">http://52.87.183.168:6060/tesla/</text:span></text:p>
      <text:p text:style-name="P1180"/>
      <text:p text:style-name="P1181"><text:span text:style-name="T1182">   </text:span><text:span text:style-name="T1183">docker run jenkins/jenkins</text:span></text:p>
      <text:p text:style-name="P1184"/>
      <text:p text:style-name="P1185"><text:span text:style-name="T1186">docker run --name nginx -d -p 80:80 nginx</text:span></text:p>
      <text:p text:style-name="P1187"><text:span text:style-name="T1188">docker run --name tomcat -d -p 5000:8080 tomcat</text:span></text:p>
      <text:p text:style-name="P1189"><text:span text:style-name="T1190">docker run --name appName -d -p hostPort:co</text:span><text:span text:style-name="T1191">ntainerPort image:tagname</text:span></text:p>
      <text:p text:style-name="P1192"/>
      <text:p text:style-name="P1193"><text:span text:style-name="T1194">docker pull mylandmarktech/hello</text:span><text:span text:style-name="T1195"><text:s/></text:span></text:p>
      <text:p text:style-name="P1196"/>
      <text:p text:style-name="P1197"><text:span text:style-name="T1198">docker run --name hello -d -p 3030:80 mylandmarktech/hello</text:span></text:p>
      <text:p text:style-name="P1199"><text:span text:style-name="T1200"> <text:s/></text:span><text:span text:style-name="T1201">cli     = curl -v 52.87.183.168:3030</text:span><text:span text:style-name="T1202"><text:s/></text:span></text:p>
      <text:p text:style-name="P1203"><text:span text:style-name="T1204"> <text:s/></text:span><text:span text:style-name="T1205">browser = 52.87.183.168:3030</text:span></text:p>
      <text:p text:style-name="P1206"/>
      <text:p text:style-name="P1207"><text:span text:style-name="T1208">docker exec webapps ls webapps</text:span></text:p>
      <text:p text:style-name="P1209"/>
      <text:soft-page-break/>
      <text:p text:style-name="P1210"><text:span text:style-name="T1211">Force Delete a running<text:s/></text:span><text:span text:style-name="T1212">container</text:span><text:span text:style-name="T1213"><text:s/> </text:span></text:p>
      <text:p text:style-name="P1214"><text:span text:style-name="T1215">===============-----------------</text:span></text:p>
      <text:p text:style-name="P1216"><text:span text:style-name="T1217">docker rm -f containerName/ID</text:span><text:span text:style-name="T1218"><text:s/> </text:span></text:p>
      <text:p text:style-name="P1219"/>
      <text:p text:style-name="P1220"><text:span text:style-name="T1221">Delete an exited/stopped container</text:span><text:span text:style-name="T1222"><text:s/> </text:span></text:p>
      <text:p text:style-name="P1223"><text:span text:style-name="T1224">===============-----------------</text:span></text:p>
      <text:p text:style-name="P1225"><text:span text:style-name="T1226">docker rm containerName/ID</text:span><text:span text:style-name="T1227"><text:s/> </text:span></text:p>
      <text:p text:style-name="P1228"/>
      <text:p text:style-name="P1229"><text:span text:style-name="T1230">Delete all exited/stopped container</text:span></text:p>
      <text:p text:style-name="P1231"><text:span text:style-name="T1232">====================================</text:span><text:span text:style-name="T1233"><text:s/> </text:span></text:p>
      <text:p text:style-name="P1234"><text:span text:style-name="T1235">doc</text:span><text:span text:style-name="T1236">ker rm -f $(docker ps -aq)</text:span></text:p>
      <text:p text:style-name="P1237"/>
      <text:p text:style-name="P1238"><text:span text:style-name="T1239">List ONLY stopped Containers</text:span></text:p>
      <text:p text:style-name="P1240"><text:span text:style-name="T1241">=================================</text:span></text:p>
      <text:p text:style-name="P1242"><text:span text:style-name="T1243">docker ps -aq --filter  status="exited"</text:span><text:span text:style-name="T1244"><text:s/></text:span></text:p>
      <text:p text:style-name="P1245"><text:span text:style-name="T1246">docker ps -a --filter  status="exited"</text:span><text:span text:style-name="T1247"><text:s/></text:span></text:p>
      <text:p text:style-name="P1248"/>
      <text:p text:style-name="P1249"><text:span text:style-name="T1250">List Running Containers</text:span></text:p>
      <text:p text:style-name="P1251"><text:span text:style-name="T1252">=======================</text:span></text:p>
      <text:p text:style-name="P1253"><text:span text:style-name="T1254">docker ps -a --filter  status="runn</text:span><text:span text:style-name="T1255">ing"</text:span><text:span text:style-name="T1256"><text:s/></text:span></text:p>
      <text:p text:style-name="P1257"><text:span text:style-name="T1258">docker ps</text:span><text:span text:style-name="T1259"><text:s/></text:span></text:p>
      <text:p text:style-name="P1260"><text:span text:style-name="T1261">docker container ls</text:span></text:p>
      <text:p text:style-name="P1262"/>
      <text:p text:style-name="P1263"><text:span text:style-name="T1264">List All Containers</text:span></text:p>
      <text:p text:style-name="P1265"><text:span text:style-name="T1266">==================</text:span></text:p>
      <text:p text:style-name="P1267"><text:span text:style-name="T1268">docker ps -a</text:span></text:p>
      <text:p text:style-name="P1269"><text:span text:style-name="T1270">docker container ls -a</text:span></text:p>
      <text:p text:style-name="P1271"/>
      <text:p text:style-name="P1272"><text:span text:style-name="T1273">List only running container ids</text:span></text:p>
      <text:p text:style-name="P1274"><text:span text:style-name="T1275">==============================</text:span></text:p>
      <text:p text:style-name="P1276"><text:span text:style-name="T1277">docker ps -q</text:span></text:p>
      <text:p text:style-name="P1278"><text:span text:style-name="T1279">docker container ls -q</text:span></text:p>
      <text:p text:style-name="P1280"/>
      <text:p text:style-name="P1281"><text:span text:style-name="T1282">List all container ids</text:span></text:p>
      <text:p text:style-name="P1283"><text:span text:style-name="T1284">==============================</text:span></text:p>
      <text:p text:style-name="P1285"><text:span text:style-name="T1286">docker ps -aq</text:span></text:p>
      <text:p text:style-name="P1287"><text:span text:style-name="T1288">docker container ls -aq</text:span></text:p>
      <text:p text:style-name="P1289"/>
      <text:p text:style-name="P1290"><text:span text:style-name="T1291">Delete excited/stopped Containers</text:span></text:p>
      <text:p text:style-name="P1292"><text:span text:style-name="T1293">================================</text:span></text:p>
      <text:p text:style-name="P1294"><text:span text:style-name="T1295"> <text:s/></text:span><text:span text:style-name="T1296">docker rm $(docker ps -aq --filter  status="exited")</text:span></text:p>
      <text:p text:style-name="P1297"/>
      <text:p text:style-name="P1298"><text:span text:style-name="T1299">docker stop containerName/ID</text:span><text:span text:style-name="T1300"><text:s/> </text:span></text:p>
      <text:p text:style-name="P1301"><text:span text:style-name="T1302">docker start containerName/ID</text:span><text:span text:style-name="T1303"><text:s/> </text:span></text:p>
      <text:p text:style-name="P1304"><text:span text:style-name="T1305">docker pause containerName/ID</text:span><text:span text:style-name="T1306"><text:s/> </text:span></text:p>
      <text:p text:style-name="P1307"><text:span text:style-name="T1308">   <text:s/></text:span><text:span text:style-name="T1309">http://52.87.183.168:3030/</text:span></text:p>
      <text:p text:style-name="P1310"><text:span text:style-name="T1311">docker unpause containerName/ID</text:span><text:span text:style-name="T1312"><text:s/> </text:span></text:p>
      <text:p text:style-name="P1313"><text:span text:style-name="T1314">docker restart containerName/ID</text:span><text:span text:style-name="T1315"><text:s/></text:span></text:p>
      <text:soft-page-break/>
      <text:p text:style-name="P1316">---</text:p>
      <text:p text:style-name="P1317"/>
      <text:p text:style-name="P1318"><text:span text:style-name="T1319">Ticket0012 -</text:span></text:p>
      <text:p text:style-name="P1320"><text:span text:style-name="T1321"> </text:span><text:span text:style-name="T1322">https://github.com/LandmakTechnology/python-flask-app</text:span></text:p>
      <text:p text:style-name="P1323"><text:span text:style-name="T1324"> <text:s/></text:span><text:span text:style-name="T1325">Deploy a pythonapp application using docker</text:span><text:span text:style-name="T1326">:<text:s/></text:span></text:p>
      <text:p text:style-name="P1327"><text:span text:style-name="T1328">   <text:s/></text:span><text:span text:style-name="T1329">1. use/Create/modify a Dockerfile</text:span><text:span text:style-name="T1330"><text:s/> <text:s/></text:span></text:p>
      <text:p text:style-name="P1331"><text:span text:style-name="T1332">   <text:s/></text:span><text:span text:style-name="T1333">2. Use the Dockerfile to build a docker image</text:span><text:span text:style-name="T1334"><text:s/> </text:span></text:p>
      <text:p text:style-name="P1335"><text:span text:style-name="T1336">   <text:s/></text:span><text:span text:style-name="T1337">3. Push the image to an image registry[dockerhub/ecr/nexus/JFrog]</text:span></text:p>
      <text:p text:style-name="P1338"><text:span text:style-name="T1339">   <text:s/></text:span><text:span text:style-name="T1340">4. pull, inspect and scan the docker image</text:span></text:p>
      <text:p text:style-name="P1341"><text:span text:style-name="T1342">   <text:s/></text:span><text:span text:style-name="T1343">5. deploy the application using the image [doc</text:span><text:span text:style-name="T1344">ker run]</text:span><text:span text:style-name="T1345"><text:s/> </text:span></text:p>
      <text:p text:style-name="P1346"/>
      <text:p text:style-name="P1347"><text:span text:style-name="T1348">Dockerfile_pythonapp</text:span><text:span text:style-name="T1349"><text:s/></text:span></text:p>
      <text:p text:style-name="P1350"><text:span text:style-name="T1351">====================</text:span></text:p>
      <text:p text:style-name="P1352"><text:span text:style-name="T1353">FROM python:3.7</text:span></text:p>
      <text:p text:style-name="P1354"><text:span text:style-name="T1355">WORKDIR /opt/app</text:span></text:p>
      <text:p text:style-name="P1356"><text:span text:style-name="T1357">COPY . .</text:span></text:p>
      <text:p text:style-name="P1358"><text:span text:style-name="T1359">RUN pip install --no-cache-dir -r requirements-prod.txt</text:span></text:p>
      <text:p text:style-name="P1360"><text:span text:style-name="T1361">EXPOSE 5000</text:span></text:p>
      <text:p text:style-name="P1362"><text:span text:style-name="T1363">CMD ["python3", "-m", "flask", "run", "--host=0.0.0.0"]</text:span></text:p>
      <text:p text:style-name="P1364"/>
      <text:p text:style-name="P1365"><text:span text:style-name="T1366">docker buid -t mylandmarktech/pyth</text:span><text:span text:style-name="T1367">on-flask-app:31 .</text:span><text:span text:style-name="T1368"><text:s/> </text:span></text:p>
      <text:p text:style-name="P1369"/>
      <text:p text:style-name="P1370"><text:span text:style-name="T1371">docker run --name pythonapp -d -p 9999:5000 mylandmarktech/python-flask-app:31</text:span><text:span text:style-name="T1372"><text:s/> </text:span></text:p>
      <text:p text:style-name="P1373"/>
      <text:p text:style-name="P1374"><text:span text:style-name="T1375"> <text:s/></text:span><text:span text:style-name="T1376">http://52.87.183.168:9999/</text:span></text:p>
      <text:p text:style-name="P1377"><text:span text:style-name="T1378">     </text:span><text:span text:style-name="T1379">52.87.183.168:9999/  = rootPath</text:span><text:span text:style-name="T1380"><text:s/></text:span></text:p>
      <text:p text:style-name="P1381"/>
      <text:p text:style-name="P1382">----</text:p>
      <text:p text:style-name="P1383"><text:span text:style-name="T1384">Ticket0012 -</text:span></text:p>
      <text:p text:style-name="P1385"><text:span text:style-name="T1386"> <text:s/></text:span><text:span text:style-name="T1387">Deploy a nodeJS web application using docker</text:span><text:span text:style-name="T1388">:<text:s/></text:span></text:p>
      <text:p text:style-name="P1389"><text:span text:style-name="T1390">   <text:s/></text:span><text:span text:style-name="T1391">1.<text:s/></text:span><text:span text:style-name="T1392">use/Create/modify a Dockerfile</text:span><text:span text:style-name="T1393"><text:s/> <text:s/></text:span></text:p>
      <text:p text:style-name="P1394"><text:span text:style-name="T1395">   <text:s/></text:span><text:span text:style-name="T1396">2. Use the Dockerfile to build a docker image</text:span><text:span text:style-name="T1397"><text:s/> </text:span></text:p>
      <text:p text:style-name="P1398"><text:span text:style-name="T1399">   <text:s/></text:span><text:span text:style-name="T1400">3. Push the image to an image registry[dockerhub/ecr/nexus/JFrog]</text:span></text:p>
      <text:p text:style-name="P1401"><text:span text:style-name="T1402">   <text:s/></text:span><text:span text:style-name="T1403">4. pull, inspect and scan the docker image</text:span></text:p>
      <text:p text:style-name="P1404"><text:span text:style-name="T1405">   <text:s/></text:span><text:span text:style-name="T1406">5. deploy the application using the image</text:span><text:span text:style-name="T1407"><text:s/> </text:span></text:p>
      <text:p text:style-name="P1408"><text:span text:style-name="T1409">https</text:span><text:span text:style-name="T1410">://github.com/LandmakTechnology/nodejs-application</text:span></text:p>
      <text:p text:style-name="P1411"><text:span text:style-name="T1412">Dockerfile_NodeJS</text:span><text:span text:style-name="T1413"><text:s/></text:span></text:p>
      <text:p text:style-name="P1414"><text:span text:style-name="T1415">---</text:span><text:span text:style-name="T1416">---------------</text:span><text:span text:style-name="T1417"><text:s/></text:span></text:p>
      <text:p text:style-name="P1418"><text:span text:style-name="T1419">FROM node:10</text:span></text:p>
      <text:p text:style-name="P1420"><text:span text:style-name="T1421">WORKDIR /usr/app</text:span></text:p>
      <text:p text:style-name="P1422"><text:span text:style-name="T1423">COPY . .</text:span></text:p>
      <text:p text:style-name="P1424"><text:span text:style-name="T1425">RUN npm install</text:span></text:p>
      <text:p text:style-name="P1426"><text:span text:style-name="T1427">EXPOSE 9981</text:span></text:p>
      <text:p text:style-name="P1428"><text:span text:style-name="T1429">CMD ["node","app.js"]</text:span></text:p>
      <text:p text:style-name="P1430">---</text:p>
      <text:p text:style-name="P1431"><text:span text:style-name="T1432">node.sh</text:span><text:span text:style-name="T1433"><text:s/></text:span></text:p>
      <text:p text:style-name="P1434"><text:span text:style-name="T1435">docker buid -t mylandmarktech/nodejs-fe-app:31 .</text:span><text:span text:style-name="T1436"><text:s/> </text:span></text:p>
      <text:soft-page-break/>
      <text:p text:style-name="P1437"><text:span text:style-name="T1438">docker push m</text:span><text:span text:style-name="T1439">ylandmarktech/nodejs-fe-app:31</text:span><text:span text:style-name="T1440"><text:s/> </text:span></text:p>
      <text:p text:style-name="P1441"><text:span text:style-name="T1442">docker run --name nodeapp -d -p 7777:9981 mylandmarktech/nodejs-fe-app:31</text:span><text:span text:style-name="T1443"><text:s/> </text:span></text:p>
      <text:p text:style-name="P1444"/>
      <text:p text:style-name="P1445"><text:span text:style-name="T1446">Unable to find image 'mylandmarktech/nodejs-fe-app:31' locally</text:span></text:p>
      <text:p text:style-name="P1447"><text:span text:style-name="T1448">31</text:span><text:span text:style-name="T1449">:<text:s/></text:span><text:span text:style-name="T1450">Pulling from mylandmarktech/nodejs-fe-app</text:span></text:p>
      <text:p text:style-name="P1451"/>
      <text:p text:style-name="P1452"><text:span text:style-name="T1453">RESTFULAPIs</text:span><text:span text:style-name="T1454">:</text:span></text:p>
      <text:p text:style-name="P1455"><text:span text:style-name="T1456"> <text:s/></text:span><text:span text:style-name="T1457">52.87.183.168:7777/landmarktechnologies</text:span></text:p>
      <text:p text:style-name="P1458"><text:span text:style-name="T1459"> <text:s/></text:span><text:span text:style-name="T1460">52.87.183.168:7777/html</text:span></text:p>
      <text:p text:style-name="P1461"><text:span text:style-name="T1462"> <text:s/></text:span><text:span text:style-name="T1463">52.87.183.168:7777/jsonData</text:span></text:p>
      <text:p text:style-name="P1464"><text:span text:style-name="T1465"> <text:s/></text:span><text:span text:style-name="T1466">52.87.183.168:7777/queryparam</text:span></text:p>
      <text:p text:style-name="P1467"><text:span text:style-name="T1468"> <text:s/></text:span><text:span text:style-name="T1469">52.87.183.168:7777/redirect</text:span></text:p>
      <text:p text:style-name="P1470"/>
      <text:p text:style-name="P1471"><text:span text:style-name="T1472"> <text:s/></text:span><text:span text:style-name="T1473">tb.com/login</text:span><text:span text:style-name="T1474"><text:s/> </text:span></text:p>
      <text:p text:style-name="P1475"><text:span text:style-name="T1476"> <text:s/></text:span><text:span text:style-name="T1477">td.com/payment</text:span><text:span text:style-name="T1478"><text:s/></text:span></text:p>
      <text:p text:style-name="P1479"><text:span text:style-name="T1480"> <text:s/></text:span><text:span text:style-name="T1481">td.com/loans</text:span><text:span text:style-name="T1482"><text:s/> </text:span></text:p>
      <text:p text:style-name="P1483"><text:span text:style-name="T1484"> <text:s/></text:span><text:span text:style-name="T1485">td.com/accounts</text:span><text:span text:style-name="T1486"><text:s/> </text:span></text:p>
      <text:p text:style-name="P1487"/>
      <text:p text:style-name="P1488"><text:span text:style-name="T1489">Delete exited/stopped<text:s/></text:span><text:span text:style-name="T1490">Containers</text:span></text:p>
      <text:p text:style-name="P1491"><text:span text:style-name="T1492">================================</text:span></text:p>
      <text:p text:style-name="P1493"><text:span text:style-name="T1494"> <text:s/></text:span><text:span text:style-name="T1495">docker rm $(docker ps -aq --filter  status="exited")</text:span></text:p>
      <text:p text:style-name="P1496"><text:span text:style-name="T1497"> <text:s/></text:span><text:span text:style-name="T1498">docker rm containerId/Name</text:span></text:p>
      <text:p text:style-name="P1499"><text:span text:style-name="T1500">=====================</text:span></text:p>
      <text:p text:style-name="P1501"/>
      <text:p text:style-name="P1502"><text:span text:style-name="T1503">Delete running Containers</text:span></text:p>
      <text:p text:style-name="P1504"><text:span text:style-name="T1505">================================</text:span></text:p>
      <text:p text:style-name="P1506"><text:span text:style-name="T1507">docker rm -f containerId/Name</text:span></text:p>
      <text:p text:style-name="P1508"><text:span text:style-name="T1509">   </text:span><text:span text:style-name="T1510">or docker sto</text:span><text:span text:style-name="T1511">p containerId/Name &amp;&amp; docker rm containerId/Name</text:span></text:p>
      <text:p text:style-name="P1512"/>
      <text:p text:style-name="P1513"><text:span text:style-name="T1514">Delete all running Containers</text:span></text:p>
      <text:p text:style-name="P1515"><text:span text:style-name="T1516">================================</text:span></text:p>
      <text:p text:style-name="P1517"><text:span text:style-name="T1518">docker rm -f $(docker ps -aq --filter  status="running")</text:span></text:p>
      <text:p text:style-name="P1519"><text:span text:style-name="T1520">docker rm -f $(docker ps -q)</text:span></text:p>
      <text:p text:style-name="P1521"/>
      <text:p text:style-name="P1522"><text:span text:style-name="T1523"> <text:s/></text:span><text:span text:style-name="T1524">docker pull   = pull the docker image from the<text:s/></text:span><text:span text:style-name="T1525">registry</text:span></text:p>
      <text:p text:style-name="P1526"><text:span text:style-name="T1527"> <text:s/></text:span><text:span text:style-name="T1528">docker create = use the image to create a container   -</text:span><text:span text:style-name="T1529"><text:s/>     </text:span></text:p>
      <text:p text:style-name="P1530"><text:span text:style-name="T1531"> <text:s/></text:span><text:span text:style-name="T1532">docker start  = start the container</text:span><text:span text:style-name="T1533"><text:s/> <text:s/></text:span></text:p>
      <text:p text:style-name="P1534"><text:span text:style-name="T1535"> <text:s/></text:span><text:span text:style-name="T1536">docker stop   =  stop container</text:span></text:p>
      <text:p text:style-name="P1537"><text:span text:style-name="T1538"> <text:s/></text:span><text:span text:style-name="T1539">docker run = docker create + docker start</text:span><text:span text:style-name="T1540"><text:s/> </text:span></text:p>
      <text:p text:style-name="P1541"><text:span text:style-name="T1542"> <text:s/></text:span><text:span text:style-name="T1543">docker run --help</text:span><text:span text:style-name="T1544"><text:s/> </text:span></text:p>
      <text:p text:style-name="P1545"><text:span text:style-name="T1546">docker container --help</text:span><text:span text:style-name="T1547"><text:s/> </text:span></text:p>
      <text:p text:style-name="P1548"/>
      <text:p text:style-name="P1549"><text:span text:style-name="T1550">Ticket0017</text:span><text:span text:style-name="T1551">:</text:span></text:p>
      <text:p text:style-name="P1552"><text:span text:style-name="T1553"> </text:span><text:span text:style-name="T1554"><text:s/></text:span><text:span text:style-name="T1555">Deploy jenkins as a container</text:span></text:p>
      <text:p text:style-name="P1556"><text:span text:style-name="T1557">     <text:s/></text:span><text:span text:style-name="T1558">docker pull jenkins/jenkins</text:span><text:span text:style-name="T1559"><text:s/> </text:span></text:p>
      <text:p text:style-name="P1560"><text:span text:style-name="T1561">     <text:s/></text:span><text:span text:style-name="T1562">docker inspect jenkins/jenkins</text:span><text:span text:style-name="T1563"><text:s/></text:span></text:p>
      <text:p text:style-name="P1564"><text:span text:style-name="T1565">     <text:s/></text:span><text:span text:style-name="T1566">docker scan jenkins/jenkins</text:span><text:span text:style-name="T1567"><text:s/>   <text:s/></text:span></text:p>
      <text:p text:style-name="P1568"><text:span text:style-name="T1569">     <text:s/></text:span><text:span text:style-name="T1570">docker run --name jenkins -d -p 80:8080 jenkins/jenkins</text:span><text:span text:style-name="T1571"><text:s/> <text:s/></text:span></text:p>
      <text:soft-page-break/>
      <text:p text:style-name="P1572"><text:span text:style-name="T1573">     <text:s/></text:span><text:span text:style-name="T1574">52.87.183.168:80</text:span><text:span text:style-name="T1575"><text:s/></text:span></text:p>
      <text:p text:style-name="P1576"><text:span text:style-name="T1577">         </text:span><text:span text:style-name="T1578">cat /var/jenki</text:span><text:span text:style-name="T1579">ns_home/secrets/initialAdminPassword</text:span></text:p>
      <text:p text:style-name="P1580"><text:span text:style-name="T1581">         </text:span><text:span text:style-name="T1582">docker exec jenkins cat /var/jenkins_home/secrets/initialAdminPassword</text:span></text:p>
      <text:p text:style-name="P1583"/>
      <text:p text:style-name="P1584"><text:span text:style-name="T1585">Ticket0018</text:span><text:span text:style-name="T1586">:</text:span></text:p>
      <text:p text:style-name="P1587"><text:span text:style-name="T1588"> <text:s/></text:span><text:span text:style-name="T1589">Deploy sonarqube as a container</text:span></text:p>
      <text:p text:style-name="P1590"><text:span text:style-name="T1591">     <text:s/></text:span><text:span text:style-name="T1592">docker pull sonarqube</text:span></text:p>
      <text:p text:style-name="P1593"><text:span text:style-name="T1594">     <text:s/></text:span><text:span text:style-name="T1595">docker inspect sonarqube</text:span><text:span text:style-name="T1596"><text:s/></text:span></text:p>
      <text:p text:style-name="P1597"><text:span text:style-name="T1598">     <text:s/></text:span><text:span text:style-name="T1599">docker scan sonarqube</text:span><text:span text:style-name="T1600"><text:s/></text:span></text:p>
      <text:p text:style-name="P1601"><text:span text:style-name="T1602">   </text:span><text:span text:style-name="T1603"><text:s/> <text:s/></text:span><text:span text:style-name="T1604">docker run --name sonar -d -p 808:8080 sonarqube</text:span></text:p>
      <text:p text:style-name="P1605"><text:span text:style-name="T1606">     </text:span><text:span text:style-name="T1607">52.87.183.168:808</text:span></text:p>
      <text:p text:style-name="P1608"/>
      <text:p text:style-name="P1609"><text:span text:style-name="T1610">Avoid address/port binding</text:span><text:span text:style-name="T1611">:</text:span></text:p>
      <text:p text:style-name="P1612"><text:span text:style-name="T1613">===========================</text:span></text:p>
      <text:p text:style-name="P1614"><text:span text:style-name="T1615">netstat -tulpn</text:span><text:span text:style-name="T1616"><text:s/> </text:span></text:p>
      <text:p text:style-name="P1617"/>
      <text:p text:style-name="P1618"><text:span text:style-name="T1619">stop/kill the container</text:span></text:p>
      <text:p text:style-name="P1620"><text:span text:style-name="T1621">========================</text:span></text:p>
      <text:p text:style-name="P1622"><text:span text:style-name="T1623"> <text:s/></text:span><text:span text:style-name="T1624">docker stop &lt;containerId/Name&gt;</text:span></text:p>
      <text:p text:style-name="P1625"><text:span text:style-name="T1626">   <text:s/></text:span><text:span text:style-name="T1627">gives warning before</text:span><text:span text:style-name="T1628"><text:s/>stopping the container process</text:span><text:span text:style-name="T1629"><text:s/></text:span></text:p>
      <text:p text:style-name="P1630"><text:span text:style-name="T1631"> <text:s/></text:span><text:span text:style-name="T1632">docker kill &lt;containerId/Name&gt;</text:span></text:p>
      <text:p text:style-name="P1633"><text:span text:style-name="T1634">   <text:s/></text:span><text:span text:style-name="T1635">gives no warning before stopping the container process</text:span><text:span text:style-name="T1636"><text:s/> </text:span></text:p>
      <text:p text:style-name="P1637"/>
      <text:p text:style-name="P1638"> <text:s/></text:p>
      <text:p text:style-name="P1639"/>
      <text:p text:style-name="P1640"><text:span text:style-name="T1641">pause/unpause</text:span><text:span text:style-name="T1642"><text:s/></text:span></text:p>
      <text:p text:style-name="P1643"><text:span text:style-name="T1644">============</text:span></text:p>
      <text:p text:style-name="P1645"><text:span text:style-name="T1646">   <text:s/></text:span><text:span text:style-name="T1647">docker pause &lt;containerId/Name&gt;</text:span></text:p>
      <text:p text:style-name="P1648"><text:span text:style-name="T1649">   <text:s/></text:span><text:span text:style-name="T1650">docker unpause &lt;containerId/Name&gt;</text:span></text:p>
      <text:p text:style-name="P1651"/>
      <text:p text:style-name="P1652"><text:span text:style-name="T1653">In docker<text:s/></text:span><text:span text:style-name="T1654">applications are deployed in containers</text:span><text:span text:style-name="T1655">:</text:span></text:p>
      <text:p text:style-name="P1656"><text:span text:style-name="T1657">==============================================</text:span><text:span text:style-name="T1658"><text:s/> </text:span></text:p>
      <text:p text:style-name="P1659"><text:span text:style-name="T1660">How to resolves issues occuring in a docker container??</text:span></text:p>
      <text:p text:style-name="P1661"><text:span text:style-name="T1662">How to troubleshoot or debug applications running as docker containers?</text:span><text:span text:style-name="T1663"><text:s/>:</text:span></text:p>
      <text:p text:style-name="P1664"><text:span text:style-name="T1665">1. docker ps -a =</text:span><text:span text:style-name="T1666"><text:s/> </text:span></text:p>
      <text:p text:style-name="P1667"><text:span text:style-name="T1668">   <text:s/></text:span><text:span text:style-name="T1669">= This will<text:s/></text:span><text:span text:style-name="T1670">check if the container is running, paused or exited</text:span></text:p>
      <text:p text:style-name="P1671"><text:span text:style-name="T1672">     <text:s/></text:span><text:span text:style-name="T1673">docker unpause; docker start</text:span><text:span text:style-name="T1674"><text:s/> </text:span></text:p>
      <text:p text:style-name="P1675"><text:span text:style-name="T1676">2. docker top containerNAME/ID = check resources</text:span><text:span text:style-name="T1677"><text:s/></text:span></text:p>
      <text:p text:style-name="P1678"><text:span text:style-name="T1679">3. docker stats containerNAME/ID</text:span><text:span text:style-name="T1680"><text:s/>   </text:span></text:p>
      <text:p text:style-name="P1681"><text:span text:style-name="T1682">4. docker logs containerNAME/ID</text:span></text:p>
      <text:p text:style-name="P1683"><text:span text:style-name="T1684">5. docker exec  = run commands inside the contai</text:span><text:span text:style-name="T1685">ner</text:span></text:p>
      <text:p text:style-name="P1686"><text:span text:style-name="T1687">   </text:span><text:span text:style-name="T1688">docker exec jenkins ls</text:span><text:span text:style-name="T1689"><text:s/> </text:span></text:p>
      <text:p text:style-name="P1690"><text:span text:style-name="T1691">   </text:span><text:span text:style-name="T1692">docker exec -it jenkins   /bin/bash</text:span></text:p>
      <text:p text:style-name="P1693"><text:span text:style-name="T1694">7. docker inspect containerNAME/ID</text:span></text:p>
      <text:p text:style-name="P1695"><text:span text:style-name="T1696">8. docker attach containerNAME/ID</text:span><text:span text:style-name="T1697"><text:s/></text:span></text:p>
      <text:p text:style-name="P1698"><text:span text:style-name="T1699">9.  netstat -tulpn</text:span><text:span text:style-name="T1700"><text:s/> </text:span></text:p>
      <text:p text:style-name="P1701"/>
      <text:soft-page-break/>
      <text:p text:style-name="P1702"><text:span text:style-name="T1703">8:50pm - 9:10pm</text:span></text:p>
      <text:p text:style-name="P1704"/>
      <text:p text:style-name="P1705"><text:span text:style-name="T1706">docker cp  = use to copy files into the container from the dockerhost</text:span><text:span text:style-name="T1707"><text:s/> </text:span></text:p>
      <text:p text:style-name="P1708"><text:span text:style-name="T1709">   <text:s/></text:span><text:span text:style-name="T1710">         </text:span><text:span text:style-name="T1711">and vise versa</text:span><text:span text:style-name="T1712"><text:s/>   </text:span></text:p>
      <text:p text:style-name="P1713"/>
      <text:p text:style-name="P1714"><text:span text:style-name="T1715">docker pull mylandmarktech/java-web-app:latest</text:span></text:p>
      <text:p text:style-name="P1716"><text:span text:style-name="T1717">docker pull mylandmarktech/java-web-app:2</text:span><text:span text:style-name="T1718"><text:s/> </text:span></text:p>
      <text:p text:style-name="P1719"/>
      <text:p text:style-name="P1720"><text:span text:style-name="T1721">docker run --name javaapp -d -p 80:8080 mylandmarktech/java-web-app:2</text:span><text:span text:style-name="T1722"><text:s/></text:span></text:p>
      <text:p text:style-name="P1723"><text:span text:style-name="T1724"> <text:s/></text:span><text:span text:style-name="T1725">curl 52.87.183.168:80/java-web-app</text:span><text:span text:style-name="T1726"><text:s/> <text:s/></text:span></text:p>
      <text:p text:style-name="P1727"/>
      <text:p text:style-name="P1728"><text:span text:style-name="T1729">docker cp<text:s/></text:span><text:span text:style-name="T1730">javaapp:/usr/local/tomcat/logs /home/ubuntu</text:span></text:p>
      <text:p text:style-name="P1731"><text:span text:style-name="T1732">docker cp nodejs-application/ javaapp:/usr/local/tomcat/</text:span></text:p>
      <text:p text:style-name="P1733"><text:span text:style-name="T1734">docker cp foo.txt container_id:/foo.txt</text:span></text:p>
      <text:p text:style-name="P1735"/>
      <text:p text:style-name="P1736"><text:span text:style-name="T1737">docker cp</text:span></text:p>
      <text:p text:style-name="P1738"><text:span text:style-name="T1739">Container to the system</text:span></text:p>
      <text:p text:style-name="P1740"><text:span text:style-name="T1741">docker cp &lt;containerName&gt;:&lt;/pathOftheContainerFile&gt;  &lt;SystemPath&gt;/&lt;fileName&gt;</text:span></text:p>
      <text:p text:style-name="P1742"><text:span text:style-name="T1743">doc</text:span><text:span text:style-name="T1744">ker cp javawebappone:/usr/local/tomcat/logs/catalina.2020-04-23.log  javawebappone.log</text:span></text:p>
      <text:p text:style-name="P1745"><text:span text:style-name="T1746">system to the Container</text:span><text:span text:style-name="T1747"><text:s/></text:span></text:p>
      <text:p text:style-name="P1748"/>
      <text:p text:style-name="P1749"><text:span text:style-name="T1750">docker cp  &lt;SystemPath&gt;/&lt;fileName&gt;&lt;containerName&gt;:&lt;/pathOftheContainerFile&gt;</text:span><text:span text:style-name="T1751"><text:s/></text:span></text:p>
      <text:p text:style-name="P1752"><text:span text:style-name="T1753">docker cp  /home/ubunut/test.log javawebappone:/usr/local/tomcat/l</text:span><text:span text:style-name="T1754">ogs/test.log</text:span></text:p>
      <text:p text:style-name="P1755"><text:span text:style-name="T1756">docker rename &lt;ContainerId/NameOld&gt; &lt;NewName&gt;</text:span></text:p>
      <text:p text:style-name="P1757"><text:span text:style-name="T1758">What is difference b/w docker cp &amp; COPY?</text:span></text:p>
      <text:p text:style-name="P1759"/>
      <text:p text:style-name="P1760"><text:span text:style-name="T1761">imageRegistry[image]----&gt;[container+changes]</text:span></text:p>
      <text:p text:style-name="P1762"/>
      <text:p text:style-name="P1763"><text:span text:style-name="T1764">What is docker commit?</text:span></text:p>
      <text:p text:style-name="P1765"><text:span text:style-name="T1766">Using docker commit we can create image from a continer.</text:span></text:p>
      <text:p text:style-name="P1767"/>
      <text:p text:style-name="P1768"><text:span text:style-name="T1769">docker commit<text:s/></text:span><text:span text:style-name="T1770">&lt;containerId/Name&gt; &lt;imageName&gt;</text:span></text:p>
      <text:p text:style-name="P1771"><text:span text:style-name="T1772">docker commit app image3:1</text:span><text:span text:style-name="T1773"><text:s/> </text:span></text:p>
      <text:p text:style-name="P1774"><text:span text:style-name="T1775">docker commit d3d580f8b194 newimage:1</text:span><text:span text:style-name="T1776"><text:s/> <text:s/></text:span></text:p>
      <text:p text:style-name="P1777"/>
      <text:p text:style-name="P1778"><text:span text:style-name="T1779">Can we set CPU,RAM limit for the containers while creating?</text:span></text:p>
      <text:p text:style-name="P1780"><text:span text:style-name="T1781">Yes We set using options while creating a container.</text:span></text:p>
      <text:p text:style-name="P1782"><text:span text:style-name="T1783">docker run -d --name app -p 8000:8080 myl</text:span><text:span text:style-name="T1784">andmarktech/maven-web-app</text:span></text:p>
      <text:p text:style-name="P1785"><text:span text:style-name="T1786">docker diff contianerName/ID</text:span><text:span text:style-name="T1787"><text:s/> <text:s/></text:span></text:p>
      <text:p text:style-name="P1788"/>
      <text:p text:style-name="P1789"><text:span text:style-name="T1790">docker commit app image2</text:span><text:span text:style-name="T1791"><text:s/> </text:span></text:p>
      <text:p text:style-name="P1792"/>
      <text:p text:style-name="P1793"><text:span text:style-name="T1794">docker container commands</text:span><text:span text:style-name="T1795">:</text:span></text:p>
      <text:p text:style-name="P1796"><text:span text:style-name="T1797"> <text:s/></text:span><text:span text:style-name="T1798">docker run/create/start/stop/kill/inspect/logs/top/stats/</text:span></text:p>
      <text:p text:style-name="P1799"><text:span text:style-name="T1800"> <text:s/></text:span><text:span text:style-name="T1801">docker diff/update/cp/commit/paus/unpause/ps/ps-a/exec</text:span></text:p>
      <text:p text:style-name="P1802"><text:span text:style-name="T1803"> <text:s/></text:span><text:span text:style-name="T1804">docker rm/rm-f/ps -q/</text:span><text:span text:style-name="T1805"><text:s/> </text:span><text:span text:style-name="T1806"><text:s/></text:span></text:p>
      <text:p text:style-name="P1807"/>
      <text:soft-page-break/>
      <text:p text:style-name="P1808"><text:span text:style-name="T1809">docker images commands</text:span><text:span text:style-name="T1810">:</text:span></text:p>
      <text:p text:style-name="P1811"><text:span text:style-name="T1812"> <text:s/></text:span><text:span text:style-name="T1813">docker build/login/push/pull/tag/images/images prune/</text:span><text:span text:style-name="T1814"><text:s/> </text:span></text:p>
      <text:p text:style-name="P1815"><text:span text:style-name="T1816"> <text:s/></text:span><text:span text:style-name="T1817">docker rmi/rmi-f/system prune</text:span><text:span text:style-name="T1818"><text:s/></text:span></text:p>
      <text:p text:style-name="P1819"/>
      <text:p text:style-name="P1820"><text:span text:style-name="T1821">docker images --help</text:span><text:span text:style-name="T1822"><text:s/> <text:s/></text:span></text:p>
      <text:p text:style-name="P1823"><text:span text:style-name="T1824">docker containers --help</text:span><text:span text:style-name="T1825"><text:s/></text:span></text:p>
      <text:p text:style-name="P1826"/>
      <text:p text:style-name="P1827"><text:span text:style-name="T1828">ubuntu@docker:~$ docker ps</text:span></text:p>
      <text:p text:style-name="P1829"><text:span text:style-name="T1830">CONTAINER ID   IMAGE                           COMMAND    <text:s/></text:span><text:span text:style-name="T1831">        CREATED          STATUS          PORTS                                   NAMES</text:span></text:p>
      <text:p text:style-name="P1832"><text:span text:style-name="T1833">d3d580f8b194   mylandmarktech/java-web-app:2   "catalina.sh run"   23 minutes ago   Up 23 minutes   0.0.0.0:80-&gt;8080/tcp, :::80-&gt;8080/tcp   javaapp</text:span></text:p>
      <text:p text:style-name="P1834"/>
      <text:p text:style-name="P1835"><text:span text:style-name="T1836">Dockerfiles</text:span><text:span text:style-name="T1837">:</text:span></text:p>
      <text:p text:style-name="P1838"><text:span text:style-name="T1839">=======</text:span><text:span text:style-name="T1840">=====</text:span><text:span text:style-name="T1841"><text:s/></text:span></text:p>
      <text:p text:style-name="P1842"/>
      <text:p text:style-name="P1843"><text:span text:style-name="T1844">RUNNING NOTES FOR Dockerfile starts Below</text:span><text:span text:style-name="T1845">:</text:span></text:p>
      <text:p text:style-name="P1846"><text:span text:style-name="T1847">===============================================</text:span></text:p>
      <text:p text:style-name="P1848"/>
      <text:p text:style-name="P1849"><text:span text:style-name="T1850">Dockerfiles</text:span><text:span text:style-name="T1851">:</text:span></text:p>
      <text:p text:style-name="P1852"><text:span text:style-name="T1853">============</text:span><text:span text:style-name="T1854"><text:s/></text:span></text:p>
      <text:p text:style-name="P1855"><text:span text:style-name="T1856">Dockerfiles are input use to build docker images</text:span><text:span text:style-name="T1857"><text:s/>   </text:span></text:p>
      <text:p text:style-name="P1858"><text:span text:style-name="T1859">Docker images are input needed/used to create containerised applications</text:span><text:span text:style-name="T1860"><text:s/> </text:span></text:p>
      <text:p text:style-name="P1861"/>
      <text:p text:style-name="P1862"><text:span text:style-name="T1863">1#</text:span></text:p>
      <text:p text:style-name="P1864"><text:span text:style-name="T1865">FROM tomcat:8.0.20-jre8</text:span></text:p>
      <text:p text:style-name="P1866"><text:span text:style-name="T1867">COPY target/*war /usr/local/tomcat/webapps/tesla.war</text:span></text:p>
      <text:p text:style-name="P1868"><text:span text:style-name="T1869">2#</text:span></text:p>
      <text:p text:style-name="P1870"><text:span text:style-name="T1871">FROM tomcat:8.0.20-jre8</text:span><text:span text:style-name="T1872"><text:s/> </text:span></text:p>
      <text:p text:style-name="P1873"><text:span text:style-name="T1874">COPY target/app.ear /usr/local/tomcat/webapps/app.war</text:span><text:span text:style-name="T1875"><text:s/> </text:span></text:p>
      <text:p text:style-name="P1876"><text:span text:style-name="T1877">3#</text:span></text:p>
      <text:p text:style-name="P1878"><text:span text:style-name="T1879">FROM jboss/wildfly:latest</text:span><text:span text:style-name="T1880"><text:s/> </text:span></text:p>
      <text:p text:style-name="P1881"><text:span text:style-name="T1882">ADD target/*war /opt/jboss/wildfly/standalone/deployments/</text:span></text:p>
      <text:p text:style-name="P1883"/>
      <text:p text:style-name="P1884"><text:span text:style-name="T1885">           <text:s/></text:span><text:span text:style-name="T1886">"ExposedPorts"</text:span><text:span text:style-name="T1887">: {</text:span></text:p>
      <text:p text:style-name="P1888"><text:span text:style-name="T1889">               <text:s/></text:span><text:span text:style-name="T1890">"8080/tcp"</text:span><text:span text:style-name="T1891">: {}</text:span></text:p>
      <text:p text:style-name="P1892"/>
      <text:p text:style-name="P1893"><text:span text:style-name="T1894">DockerImage</text:span><text:span text:style-name="T1895">:<text:s/></text:span><text:span text:style-name="T1896">--&gt; It's package which contains application code</text:span><text:span text:style-name="T1897"><text:s/></text:span></text:p>
      <text:p text:style-name="P1898"><text:span text:style-name="T1899">       <text:s/></text:span><text:span text:style-name="T1900">+ all it's dependencies(Software+ENV Varibles + Config Files)</text:span><text:span text:style-name="T1901"><text:s/></text:span></text:p>
      <text:p text:style-name="P1902"><text:span text:style-name="T1903">       <text:s/></text:span><text:span text:style-name="T1904">together.</text:span></text:p>
      <text:p text:style-name="P1905"><text:span text:style-name="T1906">java-based projects</text:span><text:span text:style-name="T1907">:</text:span></text:p>
      <text:p text:style-name="P1908"/>
      <text:p text:style-name="P1909"><text:span text:style-name="T1910"> <text:s/></text:span><text:span text:style-name="T1911">curl -v localhost:</text:span><text:span text:style-name="T1912">6000/landmark</text:span><text:span text:style-name="T1913"><text:s/></text:span></text:p>
      <text:p text:style-name="P1914"><text:span text:style-name="T1915"> <text:s/></text:span><text:span text:style-name="T1916">curl -v 44.211.75.85:6000/landmark</text:span><text:span text:style-name="T1917"><text:s/></text:span></text:p>
      <text:p text:style-name="P1918"/>
      <text:p text:style-name="P1919"><text:span text:style-name="T1920">Dockerfile keywords</text:span><text:span text:style-name="T1921">:</text:span></text:p>
      <text:p text:style-name="P1922"><text:span text:style-name="T1923">===================</text:span></text:p>
      <text:soft-page-break/>
      <text:p text:style-name="P1924"><text:span text:style-name="T1925">FROM</text:span></text:p>
      <text:p text:style-name="P1926"><text:span text:style-name="T1927">MAINTAINER</text:span></text:p>
      <text:p text:style-name="P1928"><text:span text:style-name="T1929">COPY</text:span></text:p>
      <text:p text:style-name="P1930"><text:span text:style-name="T1931">ADD</text:span></text:p>
      <text:p text:style-name="P1932"><text:span text:style-name="T1933">RUN</text:span></text:p>
      <text:p text:style-name="P1934"><text:span text:style-name="T1935">CMD</text:span></text:p>
      <text:p text:style-name="P1936"><text:span text:style-name="T1937">ENTRYPOINT</text:span></text:p>
      <text:p text:style-name="P1938"><text:span text:style-name="T1939">WORKDIR</text:span></text:p>
      <text:p text:style-name="P1940"><text:span text:style-name="T1941">ENV</text:span></text:p>
      <text:p text:style-name="P1942"><text:span text:style-name="T1943">EXPOSE</text:span></text:p>
      <text:p text:style-name="P1944"><text:span text:style-name="T1945">USER</text:span></text:p>
      <text:p text:style-name="P1946"><text:span text:style-name="T1947">VOLUME</text:span></text:p>
      <text:p text:style-name="P1948"><text:span text:style-name="T1949">LABEL</text:span></text:p>
      <text:p text:style-name="P1950"><text:span text:style-name="T1951">ARG</text:span></text:p>
      <text:p text:style-name="P1952"/>
      <text:p text:style-name="P1953"><text:span text:style-name="T1954">Base image generally contains Libraries and dependencies</text:span><text:span text:style-name="T1955"><text:s/> :</text:span></text:p>
      <text:p text:style-name="P1956"><text:span text:style-name="T1957">   <text:s/></text:span><text:span text:style-name="T1958">java-standalone applications</text:span></text:p>
      <text:p text:style-name="P1959"><text:span text:style-name="T1960">FROM  openjdk11</text:span></text:p>
      <text:p text:style-name="P1961"><text:span text:style-name="T1962">   </text:span><text:span text:style-name="T1963">java-web applications</text:span></text:p>
      <text:p text:style-name="P1964"><text:span text:style-name="T1965">FROM  tomcat:9.0.7-openjdk11</text:span><text:span text:style-name="T1966"><text:s/></text:span></text:p>
      <text:p text:style-name="P1967"><text:span text:style-name="T1968">FROM  jboss/wildfly</text:span></text:p>
      <text:p text:style-name="P1969"> <text:s/></text:p>
      <text:p text:style-name="P1970"><text:span text:style-name="T1971"> <text:s/></text:span><text:span text:style-name="T1972">docker pull tomcat:9.0.71-jdk17-corretto-al2</text:span></text:p>
      <text:p text:style-name="P1973"/>
      <text:p text:style-name="P1974"><text:span text:style-name="T1975">FROM --&gt; FROM indicates the  base image(Layers) such as OS(Libraries)</text:span></text:p>
      <text:p text:style-name="P1976"><text:span text:style-name="T1977"> </text:span><text:span text:style-name="T1978">like centos</text:span><text:span text:style-name="T1979">,</text:span><text:span text:style-name="T1980">al</text:span><text:span text:style-name="T1981">pine</text:span><text:span text:style-name="T1982">,</text:span><text:span text:style-name="T1983">ubuntu or any programatic language(java</text:span><text:span text:style-name="T1984">,</text:span><text:span text:style-name="T1985">python</text:span><text:span text:style-name="T1986">,</text:span><text:span text:style-name="T1987">node</text:span><text:span text:style-name="T1988">,</text:span><text:span text:style-name="T1989">go)</text:span><text:span text:style-name="T1990"><text:s/></text:span></text:p>
      <text:p text:style-name="P1991"><text:span text:style-name="T1992"> </text:span><text:span text:style-name="T1993">or some other sofwares like tomcat</text:span><text:span text:style-name="T1994">,</text:span><text:span text:style-name="T1995">nginx</text:span><text:span text:style-name="T1996">,</text:span><text:span text:style-name="T1997">mysql..etc. Using base image</text:span><text:span text:style-name="T1998"><text:s/></text:span></text:p>
      <text:p text:style-name="P1999"><text:span text:style-name="T2000"> </text:span><text:span text:style-name="T2001">we can create our own image. All sub subsequent instructions(Layers)</text:span><text:span text:style-name="T2002"><text:s/></text:span></text:p>
      <text:p text:style-name="P2003"><text:span text:style-name="T2004"> </text:span><text:span text:style-name="T2005">will be executed/created on top of base image</text:span></text:p>
      <text:p text:style-name="P2006"><text:span text:style-name="T2007">laye</text:span><text:span text:style-name="T2008">rs.</text:span></text:p>
      <text:p text:style-name="P2009"/>
      <text:p text:style-name="P2010"><text:span text:style-name="T2011">Syntax</text:span><text:span text:style-name="T2012">:<text:s/></text:span></text:p>
      <text:p text:style-name="P2013"><text:span text:style-name="T2014">FROM  &lt;ImageName&gt;</text:span></text:p>
      <text:p text:style-name="P2015"><text:span text:style-name="T2016">Ex</text:span><text:span text:style-name="T2017">:</text:span></text:p>
      <text:p text:style-name="P2018"><text:span text:style-name="T2019">FROM tomcat:8.0.20-jre8</text:span></text:p>
      <text:p text:style-name="P2020"><text:span text:style-name="T2021">FROM openjdk:8-alpine</text:span></text:p>
      <text:p text:style-name="P2022"><text:span text:style-name="T2023">FROM nginx</text:span></text:p>
      <text:p text:style-name="P2024"><text:span text:style-name="T2025">FROM node</text:span></text:p>
      <text:p text:style-name="P2026"><text:span text:style-name="T2027">FROM python</text:span></text:p>
      <text:p text:style-name="P2028"/>
      <text:p text:style-name="P2029"><text:span text:style-name="T2030">MAINTAINER --&gt; It's will be used as comments to describe</text:span><text:span text:style-name="T2031"><text:s/></text:span></text:p>
      <text:p text:style-name="P2032"><text:span text:style-name="T2033">author/owner who is maintaning the docker file.</text:span></text:p>
      <text:p text:style-name="P2034"><text:span text:style-name="T2035">This instruction allows you to set</text:span><text:span text:style-name="T2036"><text:s/>the Author/Owner of the Image.</text:span></text:p>
      <text:p text:style-name="P2037"/>
      <text:p text:style-name="P2038"><text:span text:style-name="T2039">MAINTAINER &lt;name&gt;</text:span></text:p>
      <text:p text:style-name="P2040"><text:span text:style-name="T2041">MAINTAINER &lt;LandmakTechnology mylandmarktech@gmail.com&gt;</text:span></text:p>
      <text:p text:style-name="P2042"><text:span text:style-name="T2043">MAINTAINER &lt;Docker Community&gt;</text:span></text:p>
      <text:p text:style-name="P2044"/>
      <text:soft-page-break/>
      <text:p text:style-name="P2045"><text:span text:style-name="T2046">COPY  --&gt; Using COPY we can copy files/folders to the image.</text:span><text:span text:style-name="T2047"><text:s/></text:span></text:p>
      <text:p text:style-name="P2048"><text:span text:style-name="T2049">Files/Folders will be copied to the image while building</text:span><text:span text:style-name="T2050"><text:s/>an image.</text:span></text:p>
      <text:p text:style-name="P2051"><text:span text:style-name="T2052">Using COPY instruction we can COPY local(build context) files or directories(folders) to the image while building image.</text:span></text:p>
      <text:p text:style-name="P2053"/>
      <text:p text:style-name="P2054"><text:span text:style-name="T2055">COPY target/tesla.war /usr/local/tomcat/</text:span><text:span text:style-name="T2056"><text:s/></text:span></text:p>
      <text:p text:style-name="P2057"><text:span text:style-name="T2058">COPY . .</text:span><text:span text:style-name="T2059"><text:s/></text:span></text:p>
      <text:p text:style-name="P2060"/>
      <text:p text:style-name="P2061"><text:span text:style-name="T2062">SYTNAX</text:span><text:span text:style-name="T2063">:</text:span></text:p>
      <text:p text:style-name="P2064"><text:span text:style-name="T2065">======</text:span></text:p>
      <text:p text:style-name="P2066"><text:span text:style-name="T2067">COPY &lt;source&gt;                &lt;destination&gt;</text:span><text:span text:style-name="T2068"><text:s/></text:span></text:p>
      <text:p text:style-name="P2069"><text:span text:style-name="T2070">     <text:s/></text:span><text:span text:style-name="T2071">Serve</text:span><text:span text:style-name="T2072">rFile/FolderPath   PathInsideImage</text:span></text:p>
      <text:p text:style-name="P2073"/>
      <text:p text:style-name="P2074"><text:span text:style-name="T2075">ADD --&gt;</text:span></text:p>
      <text:p text:style-name="P2076"><text:span text:style-name="T2077">     </text:span><text:span text:style-name="T2078">ADD also can copy files to the image while creating image.</text:span><text:span text:style-name="T2079"><text:s/></text:span></text:p>
      <text:p text:style-name="P2080"><text:span text:style-name="T2081">     </text:span><text:span text:style-name="T2082">ADD can copy local files from host server(build context)</text:span><text:span text:style-name="T2083"><text:s/></text:span></text:p>
      <text:p text:style-name="P2084"><text:span text:style-name="T2085">     </text:span><text:span text:style-name="T2086">and also  can download files from remote HTTP/S locations</text:span><text:span text:style-name="T2087"><text:s/></text:span></text:p>
      <text:p text:style-name="P2088"><text:span text:style-name="T2089">     </text:span><text:span text:style-name="T2090">while creating<text:s/></text:span><text:span text:style-name="T2091">a image.</text:span></text:p>
      <text:p text:style-name="P2092"/>
      <text:p text:style-name="P2093"><text:span text:style-name="T2094">     </text:span><text:span text:style-name="T2095">https://8.25.3.9:8081/repo/tesla/tesla.war</text:span><text:span text:style-name="T2096"><text:s/> </text:span></text:p>
      <text:p text:style-name="P2097"/>
      <text:p text:style-name="P2098"><text:span text:style-name="T2099">ADD https://8.25.3.9:8081/repo/tesla/tesla.war /usr/local/tomcat/</text:span><text:span text:style-name="T2100"><text:s/> </text:span></text:p>
      <text:p text:style-name="P2101"/>
      <text:p text:style-name="P2102"><text:span text:style-name="T2103">FROM ubuntu</text:span></text:p>
      <text:p text:style-name="P2104"><text:span text:style-name="T2105">ADD https://dlcdn.apache.org/tomcat/tomcat-9/v9.0.71/bin/apache-tomcat-9.0.71.tar.gz /opt/</text:span></text:p>
      <text:p text:style-name="P2106"/>
      <text:p text:style-name="P2107"><text:span text:style-name="T2108">RUN</text:span><text:span text:style-name="T2109">,<text:s/></text:span><text:span text:style-name="T2110">CMD</text:span><text:span text:style-name="T2111">,<text:s/></text:span><text:span text:style-name="T2112">ENTRYPOINT</text:span><text:span text:style-name="T2113">:<text:s/></text:span><text:span text:style-name="T2114"> </text:span><text:span text:style-name="T2115">instructions can be used to execute commands/scripts.</text:span></text:p>
      <text:p text:style-name="P2116"><text:span text:style-name="T2117">These RUN</text:span><text:span text:style-name="T2118">,</text:span><text:span text:style-name="T2119">CMD</text:span><text:span text:style-name="T2120">,</text:span><text:span text:style-name="T2121">ENTRYPOINT can be defined in 2 forms.</text:span></text:p>
      <text:p text:style-name="P2122"/>
      <text:p text:style-name="P2123"><text:span text:style-name="T2124">1) -#Shell Form</text:span></text:p>
      <text:p text:style-name="P2125"/>
      <text:p text:style-name="P2126"><text:span text:style-name="T2127">RUN &lt;command&gt; &lt;arg1&gt; &lt;arg2&gt;</text:span></text:p>
      <text:p text:style-name="P2128"><text:span text:style-name="T2129">     </text:span><text:span text:style-name="T2130">mkdir /opt/class</text:span><text:span text:style-name="T2131"><text:s/> </text:span></text:p>
      <text:p text:style-name="P2132"><text:span text:style-name="T2133">CMD &lt;command&gt; &lt;arg1&gt; &lt;arg2&gt;</text:span></text:p>
      <text:p text:style-name="P2134"><text:span text:style-name="T2135">     <text:s/></text:span><text:span text:style-name="T2136">catalina.sh  start</text:span><text:span text:style-name="T2137"><text:s/> </text:span></text:p>
      <text:p text:style-name="P2138"><text:span text:style-name="T2139">ENTRYPOINT &lt;commond&gt; &lt;ar</text:span><text:span text:style-name="T2140">g1&gt; &lt;arg2&gt;</text:span></text:p>
      <text:p text:style-name="P2141"><text:span text:style-name="T2142">     <text:s/></text:span><text:span text:style-name="T2143">/bin/bash -c catalina.sh  start</text:span><text:span text:style-name="T2144"><text:s/></text:span></text:p>
      <text:p text:style-name="P2145"><text:span text:style-name="T2146">     </text:span><text:span text:style-name="T2147">/bin/bash -c catalina run</text:span><text:span text:style-name="T2148"><text:s/></text:span></text:p>
      <text:p text:style-name="P2149"/>
      <text:p text:style-name="P2150"><text:span text:style-name="T2151">2) -#Executable Form</text:span></text:p>
      <text:p text:style-name="P2152"/>
      <text:p text:style-name="P2153"><text:span text:style-name="T2154">RUN</text:span><text:span text:style-name="T2155"><text:s/>[</text:span><text:span text:style-name="T2156">"command/executable"</text:span><text:span text:style-name="T2157"><text:s/>,<text:s/></text:span><text:span text:style-name="T2158">"arg1"</text:span><text:span text:style-name="T2159">,</text:span><text:span text:style-name="T2160">"arg2"</text:span><text:span text:style-name="T2161">]</text:span></text:p>
      <text:p text:style-name="P2162"><text:span text:style-name="T2163">    [</text:span><text:span text:style-name="T2164">"mkdir"</text:span><text:span text:style-name="T2165"><text:s/>,<text:s/></text:span><text:span text:style-name="T2166">"/opt/class30"</text:span><text:span text:style-name="T2167">]</text:span></text:p>
      <text:p text:style-name="P2168"/>
      <text:p text:style-name="P2169"><text:span text:style-name="T2170">CMD</text:span><text:span text:style-name="T2171"><text:s/>[</text:span><text:span text:style-name="T2172">"commond/executable"</text:span><text:span text:style-name="T2173"><text:s/>,<text:s/></text:span><text:span text:style-name="T2174">"arg1"</text:span><text:span text:style-name="T2175">,</text:span><text:span text:style-name="T2176">"arg2"</text:span><text:span text:style-name="T2177">]</text:span></text:p>
      <text:p text:style-name="P2178"><text:span text:style-name="T2179">    [</text:span><text:span text:style-name="T2180">"catalina"</text:span><text:span text:style-name="T2181"><text:s/>,<text:s/></text:span><text:span text:style-name="T2182">"run"</text:span><text:span text:style-name="T2183">]</text:span></text:p>
      <text:p text:style-name="P2184"/>
      <text:soft-page-break/>
      <text:p text:style-name="P2185"><text:span text:style-name="T2186">ENTRYPOINT</text:span><text:span text:style-name="T2187"><text:s/>[</text:span><text:span text:style-name="T2188">"commond/executable"</text:span><text:span text:style-name="T2189"><text:s/>,<text:s/></text:span><text:span text:style-name="T2190">"arg1"</text:span><text:span text:style-name="T2191">,</text:span><text:span text:style-name="T2192">"arg2"</text:span><text:span text:style-name="T2193">]</text:span></text:p>
      <text:p text:style-name="P2194"><text:span text:style-name="T2195">           [</text:span><text:span text:style-name="T2196">"catalina"</text:span><text:span text:style-name="T2197"><text:s/>,<text:s/></text:span><text:span text:style-name="T2198">"run"</text:span><text:span text:style-name="T2199">]</text:span></text:p>
      <text:p text:style-name="P2200"/>
      <text:p text:style-name="P2201"><text:span text:style-name="T2202">RUN --&gt; RUN instruction will  execute commands/scripts.</text:span></text:p>
      <text:p text:style-name="P2203"><text:span text:style-name="T2204">       <text:s/></text:span><text:span text:style-name="T2205">RUN commands or instructions will be executed while creating an image on top</text:span><text:span text:style-name="T2206"><text:s/></text:span></text:p>
      <text:p text:style-name="P2207"><text:span text:style-name="T2208">       <text:s/></text:span><text:span text:style-name="T2209">of the previous layers(</text:span><text:span text:style-name="T2210">Image).</text:span><text:span text:style-name="T2211"><text:s/></text:span></text:p>
      <text:p text:style-name="P2212"><text:span text:style-name="T2213">       <text:s/></text:span><text:span text:style-name="T2214">Next to run you can mention any command based on base os of image.</text:span></text:p>
      <text:p text:style-name="P2215"><text:span text:style-name="T2216">       <text:s/></text:span><text:span text:style-name="T2217">We can have number of RUN instructions in a docker file</text:span><text:span text:style-name="T2218"><text:s/></text:span></text:p>
      <text:p text:style-name="P2219"><text:span text:style-name="T2220">       <text:s/></text:span><text:span text:style-name="T2221">all the RUN instructions will be exectued one after the other from top to bottom.</text:span></text:p>
      <text:p text:style-name="P2222"/>
      <text:p text:style-name="P2223"><text:span text:style-name="T2224"> <text:s/></text:span><text:span text:style-name="T2225">Dockerfile_RUN</text:span><text:span text:style-name="T2226">:  </text:span></text:p>
      <text:p text:style-name="P2227"><text:span text:style-name="T2228"> <text:s/></text:span><text:span text:style-name="T2229">FROM tomcat:9.0.71-jdk8-corretto-al2</text:span></text:p>
      <text:p text:style-name="P2230"><text:span text:style-name="T2231"> <text:s/></text:span><text:span text:style-name="T2232">ADD target/tesla.war  /usr/local/tomcat/</text:span><text:span text:style-name="T2233"><text:s/> <text:s/></text:span></text:p>
      <text:p text:style-name="P2234"><text:span text:style-name="T2235"> <text:s/></text:span><text:span text:style-name="T2236">CMD sh catalina.sh run</text:span><text:span text:style-name="T2237"><text:s/></text:span></text:p>
      <text:p text:style-name="P2238"><text:span text:style-name="T2239"> <text:s/></text:span><text:span text:style-name="T2240">CMD</text:span><text:span text:style-name="T2241"><text:s/>[</text:span><text:span text:style-name="T2242">"catalina"</text:span><text:span text:style-name="T2243">,<text:s/></text:span><text:span text:style-name="T2244">"run"</text:span><text:span text:style-name="T2245">]</text:span></text:p>
      <text:p text:style-name="P2246"/>
      <text:p text:style-name="P2247"><text:span text:style-name="T2248">Dockerfile_CMD</text:span><text:span text:style-name="T2249">:  </text:span></text:p>
      <text:p text:style-name="P2250"><text:span text:style-name="T2251">FROM ubuntu</text:span></text:p>
      <text:p text:style-name="P2252"><text:span text:style-name="T2253">RUN mkdir /opt/class30</text:span></text:p>
      <text:p text:style-name="P2254"><text:span text:style-name="T2255">RUN touch /opt/class30/jobs</text:span></text:p>
      <text:p text:style-name="P2256"><text:span text:style-name="T2257">ADD . /opt/class30</text:span></text:p>
      <text:p text:style-name="P2258"><text:span text:style-name="T2259">CMD pwd</text:span><text:span text:style-name="T2260"><text:s/> </text:span></text:p>
      <text:p text:style-name="P2261"><text:span text:style-name="T2262">CMD</text:span><text:span text:style-name="T2263"><text:s/></text:span><text:span text:style-name="T2264">[</text:span><text:span text:style-name="T2265">"echo"</text:span><text:span text:style-name="T2266">,<text:s/></text:span><text:span text:style-name="T2267">"I am rich"</text:span><text:span text:style-name="T2268">]</text:span></text:p>
      <text:p text:style-name="P2269"/>
      <text:p text:style-name="P2270"><text:span text:style-name="T2271">docker build -t image2 -f Dockerfile_CMD .</text:span><text:span text:style-name="T2272"><text:s/></text:span></text:p>
      <text:p text:style-name="P2273"><text:line-break/></text:p>
      <text:p text:style-name="P2274"><text:span text:style-name="T2275">What is difference b/w RUN &amp; CMD?</text:span></text:p>
      <text:p text:style-name="P2276"/>
      <text:p text:style-name="P2277"><text:span text:style-name="T2278">RUN instructions will be executed while creating a image.</text:span><text:span text:style-name="T2279"><text:s/></text:span></text:p>
      <text:p text:style-name="P2280"><text:span text:style-name="T2281">CMD Instructions will be executed while creating a container.</text:span></text:p>
      <text:p text:style-name="P2282"><text:span text:style-name="T2283">We can have more than one RUN<text:s/></text:span><text:span text:style-name="T2284">keyword in a docker file.</text:span></text:p>
      <text:p text:style-name="P2285"><text:span text:style-name="T2286">All the RUN keywords will be processed while creating an image in the defined order(top to bottom).</text:span></text:p>
      <text:p text:style-name="P2287"/>
      <text:p text:style-name="P2288"><text:span text:style-name="T2289">Can we have more than one CMD in dockerfile?</text:span></text:p>
      <text:p text:style-name="P2290"><text:span text:style-name="T2291">Yes you can have. But only the last one/recent one in the order will be proccessed</text:span><text:span text:style-name="T2292"><text:s/></text:span></text:p>
      <text:p text:style-name="P2293"><text:span text:style-name="T2294">while creating a container.</text:span></text:p>
      <text:p text:style-name="P2295"><text:line-break/></text:p>
      <text:p text:style-name="P2296"><text:span text:style-name="T2297">ENTRYPOINT --&gt; ENTRYPOINT configures a container that will run as an executable.</text:span></text:p>
      <text:p text:style-name="P2298"><text:span text:style-name="T2299">           </text:span><text:span text:style-name="T2300">ENTRYPOINT is a command or script that is executed when you run the docker container.</text:span></text:p>
      <text:p text:style-name="P2301"/>
      <text:p text:style-name="P2302"><text:span text:style-name="T2303">Dockerfile_EP</text:span><text:span text:style-name="T2304">:  </text:span></text:p>
      <text:p text:style-name="P2305"><text:span text:style-name="T2306">FROM ubuntu</text:span></text:p>
      <text:p text:style-name="P2307"><text:span text:style-name="T2308">RUN mkdir /opt/cla</text:span><text:span text:style-name="T2309">ss30</text:span></text:p>
      <text:p text:style-name="P2310"><text:span text:style-name="T2311">RUN touch /opt/class30/jobs</text:span></text:p>
      <text:p text:style-name="P2312"><text:span text:style-name="T2313">ADD . /opt/class30</text:span><text:span text:style-name="T2314"><text:s/> </text:span></text:p>
      <text:p text:style-name="P2315"><text:span text:style-name="T2316">ENTRYPOINT</text:span><text:span text:style-name="T2317"><text:s/>[</text:span><text:span text:style-name="T2318">"echo"</text:span><text:span text:style-name="T2319">,<text:s/></text:span><text:span text:style-name="T2320">"I am rich from ENTRYPOINT"</text:span><text:span text:style-name="T2321">]</text:span></text:p>
      <text:p text:style-name="P2322"/>
      <text:p text:style-name="P2323"><text:span text:style-name="T2324">How is ENTRYPOINT different from CMD?</text:span></text:p>
      <text:p text:style-name="P2325"><text:span text:style-name="T2326">1. Both are command instructions executed while creating a container</text:span><text:span text:style-name="T2327"><text:s/></text:span></text:p>
      <text:p text:style-name="P2328"><text:span text:style-name="T2329">2. ENTRYPOINT can't be over riden while we c</text:span><text:span text:style-name="T2330">an over ride CMD</text:span><text:span text:style-name="T2331"><text:s/></text:span></text:p>
      <text:p text:style-name="P2332"/>
      <text:p text:style-name="P2333"><text:span text:style-name="T2334">ENV --&gt; ENV instruction sets the environment variable and this sets the environment for the subsequent build instructions. It takes two forms</text:span><text:span text:style-name="T2335">:<text:s/></text:span><text:span text:style-name="T2336">one with a single variableENV &lt;key&gt; &lt;value&gt; and another with multiple variables ENV &lt;key&gt;<text:s/></text:span><text:span text:style-name="T2337">=&lt;avlue&gt; &lt;key&gt; = &lt;value&gt;.</text:span></text:p>
      <text:p text:style-name="P2338"><text:line-break/></text:p>
      <text:p text:style-name="P2339"><text:span text:style-name="T2340">ARG -&gt; ARG Instruction defines a variable that can be passed at build time. Once it is defined in the Dockerfile you can pass with this flag --build-arg while building the image. We can have multiple ARG instruction in the Docke</text:span><text:span text:style-name="T2341">rfile. ARG is the only instruction that can precede the FROM instruction in the Dockerfile.</text:span></text:p>
      <text:p text:style-name="P2342"/>
      <text:p text:style-name="P2343"><text:span text:style-name="T2344">ARG values are not available after the image is built. A running container won’t have access to an ARG variable value</text:span></text:p>
      <text:p text:style-name="P2345"/>
      <text:p text:style-name="P2346"><text:span text:style-name="T2347">EX</text:span><text:span text:style-name="T2348">:</text:span></text:p>
      <text:p text:style-name="P2349"/>
      <text:p text:style-name="P2350"><text:span text:style-name="T2351">ARG TAG=latest</text:span></text:p>
      <text:p text:style-name="P2352"><text:span text:style-name="T2353">FROM centos:$TAG</text:span></text:p>
      <text:p text:style-name="P2354"><text:span text:style-name="T2355">docker<text:s/></text:span><text:span text:style-name="T2356">build -t &lt;image-name&gt;:&lt;tag&gt; --build-arg TAG=centos8 .</text:span></text:p>
      <text:p text:style-name="P2357"/>
      <text:p text:style-name="P2358"><text:span text:style-name="T2359">WORKDIR --&gt; WORKDIR  is used to define the working directory of a Docker container at any given time. The command is specified in the Dockerfile.It is optional (default is /</text:span><text:span text:style-name="T2360"><text:s/>,<text:s/></text:span><text:span text:style-name="T2361">but base image might have</text:span><text:span text:style-name="T2362"><text:s/>set it)</text:span><text:span text:style-name="T2363">,<text:s/></text:span><text:span text:style-name="T2364">but considered a good practice. Subsequent instructions in the Dockerfile</text:span><text:span text:style-name="T2365">,<text:s/></text:span><text:span text:style-name="T2366">such as RUN</text:span><text:span text:style-name="T2367"><text:s/>,<text:s/></text:span><text:span text:style-name="T2368">CMD and ENTRYPOINT will operate in this dir.</text:span></text:p>
      <text:p text:style-name="P2369"/>
      <text:p text:style-name="P2370"><text:span text:style-name="T2371">Ex</text:span><text:span text:style-name="T2372">:</text:span></text:p>
      <text:p text:style-name="P2373"/>
      <text:p text:style-name="P2374"><text:span text:style-name="T2375">WORKDIR /app</text:span></text:p>
      <text:p text:style-name="P2376"/>
      <text:p text:style-name="P2377"><text:span text:style-name="T2378">LABEL</text:span></text:p>
      <text:p text:style-name="P2379"/>
      <text:p text:style-name="P2380"><text:span text:style-name="T2381">The LABEL instruction adds metadata to an image. A LABEL is a key-value pair. To incl</text:span><text:span text:style-name="T2382">ude spaces within a LABEL value</text:span><text:span text:style-name="T2383">,<text:s/></text:span><text:span text:style-name="T2384">use quotes and backslashes as you would in command-line parsing. A few usage examples</text:span><text:span text:style-name="T2385">:</text:span></text:p>
      <text:p text:style-name="P2386"/>
      <text:p text:style-name="P2387"><text:span text:style-name="T2388">LABEL branch=develop</text:span></text:p>
      <text:p text:style-name="P2389"/>
      <text:p text:style-name="P2390"><text:span text:style-name="T2391">LABEL description="This text illustrates"</text:span></text:p>
      <text:p text:style-name="P2392"/>
      <text:p text:style-name="P2393"><text:span text:style-name="T2394">An image can have more than one label. You can specify multiple labels</text:span><text:span text:style-name="T2395"><text:s/>on a single line.</text:span></text:p>
      <text:p text:style-name="P2396"/>
      <text:p text:style-name="P2397"><text:span text:style-name="T2398">LABEL label1="value1" label2="value2" other="value3"</text:span></text:p>
      <text:p text:style-name="P2399"><text:line-break/></text:p>
      <text:p text:style-name="P2400"><text:span text:style-name="T2401">USER</text:span><text:span text:style-name="T2402"><text:s/></text:span></text:p>
      <text:p text:style-name="P2403"/>
      <text:p text:style-name="P2404"><text:span text:style-name="T2405">The USER instruction sets the user name (or UID) and optionally the user group (or GID) to use when running the image and for any RUN</text:span><text:span text:style-name="T2406">,<text:s/></text:span><text:span text:style-name="T2407">CMD and ENTRYPOINT instructions that fo</text:span><text:span text:style-name="T2408">llow it in the Dockerfile</text:span></text:p>
      <text:p text:style-name="P2409"/>
      <text:p text:style-name="P2410"> <text:s/></text:p>
      <text:p text:style-name="P2411"> <text:s/></text:p>
      <text:p text:style-name="P2412"><text:span text:style-name="T2413">EXPOSE</text:span></text:p>
      <text:p text:style-name="P2414"/>
      <text:p text:style-name="P2415"><text:span text:style-name="T2416">The EXPOSE instruction informs Docker that the container listens on the specified network ports at runtime.</text:span></text:p>
      <text:p text:style-name="P2417"/>
      <text:p text:style-name="P2418"><text:span text:style-name="T2419">The EXPOSE instruction does not actually publish the port. It functions as a type of documentation between</text:span><text:span text:style-name="T2420"><text:s/>the person who builds the image and the person who runs the container</text:span><text:span text:style-name="T2421">,<text:s/></text:span><text:span text:style-name="T2422">about which ports are intended to be published. To actually publish the port when running the container</text:span><text:span text:style-name="T2423">,<text:s/></text:span><text:span text:style-name="T2424">use the -p flag on docker run to publish and map one or more ports.</text:span></text:p>
      <text:p text:style-name="P2425"/>
      <text:p text:style-name="P2426"><text:span text:style-name="T2427">EXPOSE 808</text:span><text:span text:style-name="T2428">0</text:span><text:span text:style-name="T2429"><text:s/> </text:span></text:p>
      <text:p text:style-name="P2430"><text:line-break/><text:line-break/></text:p>
      <text:p text:style-name="P2431"><text:span text:style-name="T2432">Dockerfile Best practices</text:span><text:span text:style-name="T2433">:</text:span></text:p>
      <text:p text:style-name="P2434"><text:span text:style-name="T2435">==========================</text:span></text:p>
      <text:p text:style-name="P2436"><text:span text:style-name="T2437">1. We should use executable over shell form for CMDs and ENTRYPOINTs instructions</text:span><text:span text:style-name="T2438"><text:s/></text:span></text:p>
      <text:p text:style-name="P2439"><text:span text:style-name="T2440">2. Reduce the number of RUN instructions as much as possible.</text:span><text:span text:style-name="T2441"><text:s/></text:span></text:p>
      <text:p text:style-name="P2442"><text:span text:style-name="T2443">   </text:span><text:span text:style-name="T2444">This will reduce the number Layers and keep ou</text:span><text:span text:style-name="T2445">r images light weight.</text:span><text:span text:style-name="T2446"><text:s/> </text:span></text:p>
      <text:soft-page-break/>
      <text:p text:style-name="P2447"><text:span text:style-name="T2448">3. Use Official/Trusted docker base images in your Dockerfile</text:span><text:span text:style-name="T2449"><text:s/></text:span></text:p>
      <text:p text:style-name="P2450"><text:span text:style-name="T2451">   <text:s/></text:span><text:span text:style-name="T2452">FROM ubuntu/tomcat</text:span><text:span text:style-name="T2453"><text:s/></text:span></text:p>
      <text:p text:style-name="P2454"><text:span text:style-name="T2455">4. Use light weight alpine linux where ever possible</text:span></text:p>
      <text:p text:style-name="P2456"><text:span text:style-name="T2457">   </text:span><text:span text:style-name="T2458">https://hub.docker.com/_/alpine</text:span></text:p>
      <text:p text:style-name="P2459"><text:span text:style-name="T2460">   </text:span><text:span text:style-name="T2461">ubuntu/centos/alpine</text:span><text:span text:style-name="T2462"><text:s/> <text:s/></text:span></text:p>
      <text:p text:style-name="P2463"><text:span text:style-name="T2464">5. scan images before usage</text:span><text:span text:style-name="T2465"><text:s/></text:span></text:p>
      <text:p text:style-name="P2466"><text:span text:style-name="T2467">     </text:span><text:span text:style-name="T2468">docker scan imageID/Name</text:span><text:span text:style-name="T2469"><text:s/></text:span></text:p>
      <text:p text:style-name="P2470"/>
      <text:p text:style-name="P2471"><text:span text:style-name="T2472">6) Don't install/have unnecassary packages(Softwares) &amp; Don't</text:span></text:p>
      <text:p text:style-name="P2473"><text:span text:style-name="T2474">   </text:span><text:span text:style-name="T2475">copy unnecassary files &amp; Folders .</text:span></text:p>
      <text:p text:style-name="P2476"/>
      <text:p text:style-name="P2477"><text:span text:style-name="T2478">7) Don't run container process as root user. Start container</text:span></text:p>
      <text:p text:style-name="P2479"><text:span text:style-name="T2480">   </text:span><text:span text:style-name="T2481">process(Application) as non root user.</text:span><text:span text:style-name="T2482"><text:s/></text:span></text:p>
      <text:p text:style-name="P2483"/>
      <text:p text:style-name="P2484"><text:span text:style-name="T2485">8) Try to Scan<text:s/></text:span><text:span text:style-name="T2486">images for fulnerabilites(Clair</text:span><text:span text:style-name="T2487"><text:s/>,</text:span><text:span text:style-name="T2488">Anchor or Trivy or Inbuilt Scaning in ECR/GCR/ACR).</text:span></text:p>
      <text:p text:style-name="P2489"/>
      <text:p text:style-name="P2490"><text:span text:style-name="T2491">9) Try to use multi Stage Docker files to reduce size of the image where ever it's applicable</text:span><text:span text:style-name="T2492"><text:s/></text:span></text:p>
      <text:p text:style-name="P2493"><text:span text:style-name="T2494">https://github.com/LandmakTechnology/Dockerfiles</text:span></text:p>
      <text:p text:style-name="P2495"/>
      <text:p text:style-name="P2496"><text:span text:style-name="T2497">10. Keywords should be in</text:span><text:span text:style-name="T2498"><text:s/>uppercase to distinguish it from arguments</text:span><text:span text:style-name="T2499"><text:s/></text:span></text:p>
      <text:p text:style-name="P2500"/>
      <text:p text:style-name="P2501"><text:span text:style-name="T2502">multi Stage Docker files</text:span><text:span text:style-name="T2503">:</text:span></text:p>
      <text:p text:style-name="P2504"><text:span text:style-name="T2505">1. Clone</text:span><text:span text:style-name="T2506"><text:s/> </text:span></text:p>
      <text:p text:style-name="P2507"><text:span text:style-name="T2508">2. Build</text:span><text:span text:style-name="T2509"><text:s/> </text:span></text:p>
      <text:p text:style-name="P2510"><text:span text:style-name="T2511">3. DeployAsContainer</text:span><text:span text:style-name="T2512"><text:s/></text:span></text:p>
      <text:p text:style-name="P2513"/>
      <text:p text:style-name="P2514"><text:span text:style-name="T2515">FROM ubuntu:git</text:span><text:span text:style-name="T2516"><text:s/></text:span></text:p>
      <text:p text:style-name="P2517"><text:span text:style-name="T2518">WORDIR /home/ubuntu/</text:span></text:p>
      <text:p text:style-name="P2519"><text:span text:style-name="T2520">RUN clone https://git/repo/webapps \</text:span><text:span text:style-name="T2521"><text:s/></text:span></text:p>
      <text:p text:style-name="P2522"><text:span text:style-name="T2523">   <text:s/></text:span><text:span text:style-name="T2524">&amp;</text:span><text:span text:style-name="T2525">&amp;</text:span><text:span text:style-name="T2526"><text:s/></text:span><text:span text:style-name="T2527">cd  webapps</text:span></text:p>
      <text:p text:style-name="P2528"><text:span text:style-name="T2529">   <text:s/></text:span><text:span text:style-name="T2530">&amp;</text:span><text:span text:style-name="T2531">&amp;</text:span><text:span text:style-name="T2532"><text:s/></text:span><text:span text:style-name="T2533">mvn install</text:span><text:span text:style-name="T2534"><text:s/></text:span></text:p>
      <text:p text:style-name="P2535"><text:span text:style-name="T2536">FROM<text:s/></text:span><text:span text:style-name="T2537">tomcat:71-jdk8-corretto-al2</text:span><text:span text:style-name="T2538"><text:s/> <text:s/></text:span></text:p>
      <text:p text:style-name="P2539"/>
      <text:p text:style-name="P2540"><text:span text:style-name="T2541">#git</text:span></text:p>
      <text:p text:style-name="P2542"><text:span text:style-name="T2543">FROM alpine/git as repo</text:span></text:p>
      <text:p text:style-name="P2544"><text:span text:style-name="T2545">MAINTAINER mylandmarktech@gmail.com</text:span></text:p>
      <text:p text:style-name="P2546"><text:span text:style-name="T2547">WORKDIR /app</text:span></text:p>
      <text:p text:style-name="P2548"><text:span text:style-name="T2549">RUN git clone https://github.com/LandmakTechnology/maven-web-application</text:span></text:p>
      <text:p text:style-name="P2550"/>
      <text:p text:style-name="P2551"><text:span text:style-name="T2552">#Maven</text:span></text:p>
      <text:p text:style-name="P2553"><text:span text:style-name="T2554">FROM maven:3.5-jdk-8-alpine as build</text:span></text:p>
      <text:p text:style-name="P2555"><text:span text:style-name="T2556">WORKDIR /app</text:span></text:p>
      <text:p text:style-name="P2557"><text:span text:style-name="T2558">COPY --from=rep</text:span><text:span text:style-name="T2559">o /app/maven-web-application  /app</text:span></text:p>
      <text:p text:style-name="P2560"><text:span text:style-name="T2561">RUN mvn install</text:span></text:p>
      <text:p text:style-name="P2562"/>
      <text:p text:style-name="P2563"><text:span text:style-name="T2564">#Tomcat</text:span></text:p>
      <text:soft-page-break/>
      <text:p text:style-name="P2565"><text:span text:style-name="T2566">FROM tomcat:8.0.20-jre8</text:span></text:p>
      <text:p text:style-name="P2567"><text:span text:style-name="T2568">#COPY  /app/target/*war /usr/local/tomcat/webapps/maven-web-app.war</text:span></text:p>
      <text:p text:style-name="P2569"><text:span text:style-name="T2570">COPY --from=build /app/target/*war /usr/local/tomcat/webapps/</text:span></text:p>
      <text:p text:style-name="P2571"/>
      <text:p text:style-name="P2572"><text:span text:style-name="T2573">ubuntu@docker:~/web/laps$ docker system p</text:span><text:span text:style-name="T2574">rune</text:span></text:p>
      <text:p text:style-name="P2575"><text:span text:style-name="T2576">WARNING! This will remove</text:span><text:span text:style-name="T2577">:</text:span></text:p>
      <text:p text:style-name="P2578"><text:span text:style-name="T2579">  -<text:s/></text:span><text:span text:style-name="T2580">all stopped containers</text:span></text:p>
      <text:p text:style-name="P2581"><text:span text:style-name="T2582">  -<text:s/></text:span><text:span text:style-name="T2583">all networks not used by at least one container</text:span></text:p>
      <text:p text:style-name="P2584"><text:span text:style-name="T2585">  -<text:s/></text:span><text:span text:style-name="T2586">all dangling images</text:span></text:p>
      <text:p text:style-name="P2587"><text:span text:style-name="T2588">  -<text:s/></text:span><text:span text:style-name="T2589">all dangling build cache</text:span></text:p>
      <text:p text:style-name="P2590"><text:line-break/></text:p>
      <text:p text:style-name="P2591"><text:span text:style-name="T2592">FROM ubuntu:latest</text:span></text:p>
      <text:p text:style-name="P2593"><text:span text:style-name="T2594">RUN apt-get -y update &amp;&amp; apt-get -y upgrade \</text:span></text:p>
      <text:p text:style-name="P2595"><text:span text:style-name="T2596">RUN apt-get -y install<text:s/></text:span><text:span text:style-name="T2597">openjdk-8-jdk wget</text:span></text:p>
      <text:p text:style-name="P2598"><text:span text:style-name="T2599">RUN mkdir /usr/local/tomcat</text:span></text:p>
      <text:p text:style-name="P2600"><text:span text:style-name="T2601">RUN wget http://apachemirror.wuchna.com/tomcat/tomcat-8/v8.5.46/bin/apache-tomcat-8.5.46.tar.gz -O /tmp/tomcat.tar.gz</text:span></text:p>
      <text:p text:style-name="P2602"><text:span text:style-name="T2603">RUN cd /tmp &amp;&amp; tar xvfz tomcat.tar.gz \</text:span></text:p>
      <text:p text:style-name="P2604"><text:span text:style-name="T2605">   <text:s/></text:span><text:span text:style-name="T2606">&amp;</text:span><text:span text:style-name="T2607">&amp;</text:span><text:span text:style-name="T2608"><text:s/></text:span><text:span text:style-name="T2609">cp -Rv /tmp/apache-tomcat-8.5.46/* /usr/loca</text:span><text:span text:style-name="T2610">l/tomcat/</text:span></text:p>
      <text:p text:style-name="P2611"><text:span text:style-name="T2612">EXPOSE 8080</text:span></text:p>
      <text:p text:style-name="P2613"><text:span text:style-name="T2614">CMD /usr/local/tomcat/bin/catalina.sh run</text:span></text:p>
      <text:p text:style-name="P2615"/>
      <text:p text:style-name="P2616"><text:span text:style-name="T2617">FROM ubuntu:latest</text:span></text:p>
      <text:p text:style-name="P2618"><text:span text:style-name="T2619">RUN apt-get -y update &amp;&amp; apt-get -y upgrade \</text:span></text:p>
      <text:p text:style-name="P2620"><text:span text:style-name="T2621">   <text:s/></text:span><text:span text:style-name="T2622">&amp;</text:span><text:span text:style-name="T2623">&amp;</text:span><text:span text:style-name="T2624"><text:s/></text:span><text:span text:style-name="T2625">apt-get -y install openjdk-8-jdk wget \</text:span></text:p>
      <text:p text:style-name="P2626"><text:span text:style-name="T2627">   <text:s/></text:span><text:span text:style-name="T2628">&amp;</text:span><text:span text:style-name="T2629">&amp;</text:span><text:span text:style-name="T2630"><text:s/> </text:span><text:span text:style-name="T2631">mkdir /usr/local/tomcat \</text:span></text:p>
      <text:p text:style-name="P2632"><text:span text:style-name="T2633">   <text:s/></text:span><text:span text:style-name="T2634">&amp;</text:span><text:span text:style-name="T2635">&amp;</text:span><text:span text:style-name="T2636"><text:s/></text:span><text:span text:style-name="T2637">wget http://apachemirror.wuchna.com/to</text:span><text:span text:style-name="T2638">mcat/tomcat-8/v8.5.46/bin/apache-tomcat-8.5.46.tar.gz -O /tmp/tomcat.tar.gz</text:span></text:p>
      <text:p text:style-name="P2639"><text:span text:style-name="T2640">   <text:s/></text:span><text:span text:style-name="T2641">&amp;</text:span><text:span text:style-name="T2642">&amp;</text:span><text:span text:style-name="T2643"><text:s/></text:span><text:span text:style-name="T2644">cd /tmp &amp;&amp; tar xvfz tomcat.tar.gz \</text:span></text:p>
      <text:p text:style-name="P2645"><text:span text:style-name="T2646">   <text:s/></text:span><text:span text:style-name="T2647">&amp;</text:span><text:span text:style-name="T2648">&amp;</text:span><text:span text:style-name="T2649"><text:s/></text:span><text:span text:style-name="T2650">cp -Rv /tmp/apache-tomcat-8.5.46/* /usr/local/tomcat/</text:span></text:p>
      <text:p text:style-name="P2651"><text:span text:style-name="T2652">EXPOSE 8080</text:span></text:p>
      <text:p text:style-name="P2653"><text:span text:style-name="T2654">CMD /usr/local/tomcat/bin/catalina.sh run</text:span></text:p>
      <text:p text:style-name="P2655"/>
      <text:p text:style-name="P2656"><text:span text:style-name="T2657">Dockerfile keywords/i</text:span><text:span text:style-name="T2658">nstructions</text:span><text:span text:style-name="T2659">:</text:span></text:p>
      <text:p text:style-name="P2660"><text:span text:style-name="T2661">=================================</text:span></text:p>
      <text:p text:style-name="P2662"><text:span text:style-name="T2663">FROM</text:span><text:span text:style-name="T2664"><text:s/> </text:span></text:p>
      <text:p text:style-name="P2665"><text:span text:style-name="T2666">COPY</text:span><text:span text:style-name="T2667"><text:s/> </text:span></text:p>
      <text:p text:style-name="P2668"><text:span text:style-name="T2669">ADD</text:span><text:span text:style-name="T2670"><text:s/></text:span></text:p>
      <text:p text:style-name="P2671"><text:span text:style-name="T2672">RUN</text:span><text:span text:style-name="T2673"><text:s/></text:span></text:p>
      <text:p text:style-name="P2674"><text:span text:style-name="T2675">CMD</text:span><text:span text:style-name="T2676"><text:s/></text:span></text:p>
      <text:p text:style-name="P2677"><text:span text:style-name="T2678">ENTRYPOINT</text:span><text:span text:style-name="T2679"><text:s/></text:span></text:p>
      <text:p text:style-name="P2680"><text:span text:style-name="T2681">WORKDIR ENV</text:span><text:span text:style-name="T2682"><text:s/> </text:span></text:p>
      <text:p text:style-name="P2683"><text:span text:style-name="T2684">LABEL</text:span><text:span text:style-name="T2685"><text:s/> </text:span></text:p>
      <text:p text:style-name="P2686"><text:span text:style-name="T2687">ARG</text:span><text:span text:style-name="T2688"><text:s/></text:span></text:p>
      <text:p text:style-name="P2689"><text:span text:style-name="T2690">USER</text:span><text:span text:style-name="T2691"><text:s/></text:span></text:p>
      <text:p text:style-name="P2692"><text:span text:style-name="T2693">EXPOSE</text:span><text:span text:style-name="T2694"><text:s/> <text:s/></text:span></text:p>
      <text:p text:style-name="P2695"><text:span text:style-name="T2696">VOLUME</text:span><text:span text:style-name="T2697"><text:s/> </text:span></text:p>
      <text:soft-page-break/>
      <text:p text:style-name="P2698"><text:span text:style-name="T2699">MAINTAINER</text:span><text:span text:style-name="T2700"><text:s/> </text:span></text:p>
      <text:p text:style-name="P2701"/>
      <text:p text:style-name="P2702"><text:span text:style-name="T2703">Micro-services and</text:span><text:span text:style-name="T2704"><text:s/></text:span></text:p>
      <text:p text:style-name="P2705"><text:span text:style-name="T2706">Docker networks</text:span><text:span text:style-name="T2707"><text:s/> <text:s/></text:span></text:p>
      <text:p text:style-name="P2708"><text:span text:style-name="T2709">volumes and</text:span><text:span text:style-name="T2710"><text:s/></text:span></text:p>
      <text:p text:style-name="P2711"><text:span text:style-name="T2712">Docker compose</text:span><text:span text:style-name="T2713"><text:s/> </text:span></text:p>
      <text:p text:style-name="P2714"><text:span text:style-name="T2715">docker swarm</text:span></text:p>
      <text:p text:style-name="P2716"/>
      <text:p text:style-name="P2717"><text:span text:style-name="T2718">http://44.211.75.85:3000/landmarktechnologies</text:span></text:p>
      <text:p text:style-name="P2719"/>
      <text:p text:style-name="P2720"><text:span text:style-name="T2721">curl -v 44.211.75.85:3000/html</text:span><text:span text:style-name="T2722"><text:s/> </text:span></text:p>
      <text:p text:style-name="P2723"/>
      <text:p text:style-name="P2724"><text:span text:style-name="T2725">docker run -d -p 30000:9981  mylandmarktech/nodejs-fe-app</text:span></text:p>
      <text:p text:style-name="P2726"/>
      <text:p text:style-name="P2727"><text:span text:style-name="T2728">FROM amazoncorretto:8-al2-jdk</text:span></text:p>
      <text:p text:style-name="P2729"/>
      <text:p text:style-name="P2730"><text:span text:style-name="T2731">ENV CATALINA_HOME /usr/local/tomcat</text:span></text:p>
      <text:p text:style-name="P2732"><text:span text:style-name="T2733">ENV PATH $CATALINA_HOME/bin:$PATH</text:span></text:p>
      <text:p text:style-name="P2734"><text:span text:style-name="T2735">RUN mkdir -p<text:s/></text:span><text:span text:style-name="T2736">"$CATALINA_HOME"</text:span></text:p>
      <text:p text:style-name="P2737"><text:span text:style-name="T2738">WORKDIR $CATALINA_HOME</text:span></text:p>
      <text:p text:style-name="P2739"/>
      <text:p text:style-name="P2740"><text:span text:style-name="T2741">ARG</text:span><text:span text:style-name="T2742"><text:s/></text:span></text:p>
      <text:p text:style-name="P2743"><text:span text:style-name="T2744">FROM</text:span><text:span text:style-name="T2745"><text:s/></text:span></text:p>
      <text:p text:style-name="P2746"/>
      <text:p text:style-name="P2747"><text:span text:style-name="T2748">ARG TAG=latest</text:span></text:p>
      <text:p text:style-name="P2749"><text:span text:style-name="T2750">FROM centos:$TAG</text:span></text:p>
      <text:p text:style-name="P2751"/>
      <text:p text:style-name="P2752"><text:span text:style-name="T2753">docker build -t &lt;image-name&gt;:&lt;tag&gt; --build-arg TAG=centos8 .</text:span></text:p>
      <text:p text:style-name="P2754"/>
      <text:p text:style-name="P2755"><text:span text:style-name="T2756"> <text:s/></text:span><text:span text:style-name="T2757">ebay</text:span><text:span text:style-name="T2758">:</text:span></text:p>
      <text:p text:style-name="P2759"><text:line-break/><text:line-break/><text:line-break/></text:p>
      <text:p text:style-name="P2760"><text:span text:style-name="T2761">9:10pm -- 10:40pm</text:span><text:span text:style-name="T2762"><text:s/>[</text:span><text:span text:style-name="T2763">Questions</text:span><text:span text:style-name="T2764">]</text:span></text:p>
      <text:p text:style-name="P2765"/>
      <text:p text:style-name="P2766"><text:span text:style-name="T2767">Time Table</text:span><text:span text:style-name="T2768">:</text:span></text:p>
      <text:p text:style-name="P2769"><text:span text:style-name="T2770">Mon  7pm - 11pm</text:span><text:span text:style-name="T2771"><text:s/></text:span></text:p>
      <text:p text:style-name="P2772"><text:span text:style-name="T2773">Tue  7pm - 11pm</text:span><text:span text:style-name="T2774"><text:s/></text:span></text:p>
      <text:p text:style-name="P2775"><text:span text:style-name="T2776">Sat  12pm -4pm</text:span><text:span text:style-name="T2777">[</text:span><text:span text:style-name="T2778">Live</text:span><text:span text:style-name="T2779"><text:s/>or video</text:span><text:span text:style-name="T2780">]</text:span></text:p>
      <text:p text:style-name="P2781"/>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msonormal0" style:display-name="msonormal"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estus Okhaishie</meta:initial-creator>
    <dc:creator>Festus Okhaishie</dc:creator>
    <meta:creation-date>2023-05-03T16:43:00Z</meta:creation-date>
    <dc:date>2023-09-16T08:36:00Z</dc:date>
    <meta:template xlink:href="Normal" xlink:type="simple"/>
    <meta:editing-cycles>10</meta:editing-cycles>
    <meta:editing-duration>PT0S</meta:editing-duration>
    <meta:document-statistic meta:page-count="24" meta:paragraph-count="65" meta:word-count="4903" meta:character-count="32791" meta:row-count="232" meta:non-whitespace-character-count="27953"/>
  </office:meta>
</office:document-meta>
</file>